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8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0" style:family="table-cell" style:parent-style-name="Default" style:data-style-name="N3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1" style:family="table-cell" style:parent-style-name="Default" style:data-style-name="N3">
      <style:table-cell-properties fo:border-top="none" fo:border-bottom="none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Porcentaje" style:data-style-name="N36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6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7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9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Default" style:data-style-name="N0">
      <style:text-properties style:font-name="Arial" style:font-name-asian="Arial" style:font-name-complex="Arial" fo:font-size="6pt" style:font-size-asian="6pt" style:font-size-complex="6pt"/>
    </style:style>
    <style:style style:name="ce41" style:family="table-cell" style:parent-style-name="Default" style:data-style-name="N0">
      <style:table-cell-properties fo:border-top="2pt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2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dotted #BFBFBF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Default" style:data-style-name="N0"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Default" style:data-style-name="N3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0" style:family="table-cell" style:parent-style-name="Porcentaje" style:data-style-name="N36"/>
    <style:style style:name="ce61" style:family="table-cell" style:parent-style-name="Default" style:data-style-name="N0">
      <style:table-cell-properties style:vertical-align="top" fo:wrap-option="wrap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/>
    </style:style>
    <style:style style:name="ce62" style:family="table-cell" style:parent-style-name="Default" style:data-style-name="N0">
      <style:table-cell-properties style:vertical-align="top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8pt" style:font-size-asian="8pt" style:font-size-complex="8pt"/>
    </style:style>
    <style:style style:name="ce63" style:family="table-cell" style:parent-style-name="Porcentaje" style:data-style-name="N36">
      <style:table-cell-properties style:vertical-align="top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8pt" style:font-size-asian="8pt" style:font-size-complex="8pt"/>
    </style:style>
    <style:style style:name="ce64" style:family="table-cell" style:parent-style-name="Default" style:data-style-name="N0">
      <style:table-cell-properties style:vertical-align="top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5" style:family="table-cell" style:parent-style-name="Porcentaje" style:data-style-name="N36">
      <style:table-cell-properties style:vertical-align="top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top"/>
      <style:paragraph-properties fo:margin-left="0cm" style:writing-mode="lr"/>
      <style:text-properties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 style:use-optimal-column-width="true"/>
    </style:style>
    <style:style style:name="co12" style:family="table-column">
      <style:table-column-properties fo:break-before="auto" style:column-width="3.62479166666667cm"/>
    </style:style>
    <style:style style:name="co13" style:family="table-column">
      <style:table-column-properties fo:break-before="auto" style:column-width="2.35479166666667cm"/>
    </style:style>
    <style:style style:name="ro1" style:family="table-row">
      <style:table-row-properties style:row-height="57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12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33pt" style:use-optimal-row-height="true" fo:break-before="auto"/>
    </style:style>
    <style:style style:name="ro8" style:family="table-row">
      <style:table-row-properties style:row-height="36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6375" table:default-cell-style-name="ce5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4">
            <text:p>% sobre entregadas</text:p>
          </table:table-cell>
          <table:table-cell office:value-type="string" table:style-name="ce4">
            <text:p>Nº Personas con al menos 1 dosis</text:p>
          </table:table-cell>
          <table:table-cell office:value-type="string" table:style-name="ce4">
            <text:p>Nº Personas vacunadas</text:p>
            <text:p>(pauta completada)</text:p>
          </table:table-cell>
          <table:table-cell office:value-type="string" table:style-name="ce4">
            <text:p>Fecha de la última vacuna registrada (2)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283580" table:style-name="ce7">
            <text:p>1.283.580</text:p>
          </table:table-cell>
          <table:table-cell office:value-type="float" office:value="168000" table:style-name="ce7">
            <text:p>168.000</text:p>
          </table:table-cell>
          <table:table-cell office:value-type="float" office:value="564800" table:style-name="ce7">
            <text:p>564.800</text:p>
          </table:table-cell>
          <table:table-cell office:value-type="float" office:value="2016380" table:style-name="ce8">
            <text:p>2.016.380</text:p>
          </table:table-cell>
          <table:table-cell office:value-type="float" office:value="1557660" table:style-name="ce8">
            <text:p>1.557.660</text:p>
          </table:table-cell>
          <table:table-cell office:value-type="percentage" office:value="0.77250319880181317" table:style-name="ce9">
            <text:p>77,3%</text:p>
          </table:table-cell>
          <table:table-cell office:value-type="float" office:value="1032500" table:style-name="ce42">
            <text:p>1.032.500</text:p>
          </table:table-cell>
          <table:table-cell office:value-type="float" office:value="525160" table:style-name="ce7">
            <text:p>525.160</text:p>
          </table:table-cell>
          <table:table-cell office:value-type="date" office:date-value="2021-04-05T00:00:00" table:style-name="ce10">
            <text:p>05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Aragón</text:p>
          </table:table-cell>
          <table:table-cell office:value-type="float" office:value="250695" table:style-name="ce12">
            <text:p>250.695</text:p>
          </table:table-cell>
          <table:table-cell office:value-type="float" office:value="35300" table:style-name="ce12">
            <text:p>35.300</text:p>
          </table:table-cell>
          <table:table-cell office:value-type="float" office:value="88700" table:style-name="ce12">
            <text:p>88.700</text:p>
          </table:table-cell>
          <table:table-cell office:value-type="float" office:value="374695" table:style-name="ce13">
            <text:p>374.695</text:p>
          </table:table-cell>
          <table:table-cell office:value-type="float" office:value="270285" table:style-name="ce13">
            <text:p>270.285</text:p>
          </table:table-cell>
          <table:table-cell office:value-type="percentage" office:value="0.7213466953121872" table:style-name="ce14">
            <text:p>72,1%</text:p>
          </table:table-cell>
          <table:table-cell office:value-type="float" office:value="173380" table:style-name="ce47">
            <text:p>173.380</text:p>
          </table:table-cell>
          <table:table-cell office:value-type="float" office:value="96905" table:style-name="ce12">
            <text:p>96.905</text:p>
          </table:table-cell>
          <table:table-cell office:value-type="date" office:date-value="2021-04-05T00:00:00" table:style-name="ce15">
            <text:p>05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Asturias<text:s/></text:p>
          </table:table-cell>
          <table:table-cell office:value-type="float" office:value="241925" table:style-name="ce12">
            <text:p>241.925</text:p>
          </table:table-cell>
          <table:table-cell office:value-type="float" office:value="32700" table:style-name="ce12">
            <text:p>32.700</text:p>
          </table:table-cell>
          <table:table-cell office:value-type="float" office:value="68000" table:style-name="ce12">
            <text:p>68.000</text:p>
          </table:table-cell>
          <table:table-cell office:value-type="float" office:value="342625" table:style-name="ce13">
            <text:p>342.625</text:p>
          </table:table-cell>
          <table:table-cell office:value-type="float" office:value="255449" table:style-name="ce13">
            <text:p>255.449</text:p>
          </table:table-cell>
          <table:table-cell office:value-type="percentage" office:value="0.74556439255746076" table:style-name="ce14">
            <text:p>74,6%</text:p>
          </table:table-cell>
          <table:table-cell office:value-type="float" office:value="162021" table:style-name="ce47">
            <text:p>162.021</text:p>
          </table:table-cell>
          <table:table-cell office:value-type="float" office:value="93428" table:style-name="ce12">
            <text:p>93.428</text:p>
          </table:table-cell>
          <table:table-cell office:value-type="date" office:date-value="2021-04-05T00:00:00" table:style-name="ce15">
            <text:p>05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Baleares</text:p>
          </table:table-cell>
          <table:table-cell office:value-type="float" office:value="136080" table:style-name="ce12">
            <text:p>136.080</text:p>
          </table:table-cell>
          <table:table-cell office:value-type="float" office:value="18000" table:style-name="ce12">
            <text:p>18.000</text:p>
          </table:table-cell>
          <table:table-cell office:value-type="float" office:value="78000" table:style-name="ce12">
            <text:p>78.000</text:p>
          </table:table-cell>
          <table:table-cell office:value-type="float" office:value="232080" table:style-name="ce13">
            <text:p>232.080</text:p>
          </table:table-cell>
          <table:table-cell office:value-type="float" office:value="176500" table:style-name="ce13">
            <text:p>176.500</text:p>
          </table:table-cell>
          <table:table-cell office:value-type="percentage" office:value="0.76051361599448464" table:style-name="ce14">
            <text:p>76,1%</text:p>
          </table:table-cell>
          <table:table-cell office:value-type="float" office:value="127067" table:style-name="ce47">
            <text:p>127.067</text:p>
          </table:table-cell>
          <table:table-cell office:value-type="float" office:value="49433" table:style-name="ce12">
            <text:p>49.433</text:p>
          </table:table-cell>
          <table:table-cell office:value-type="date" office:date-value="2021-04-05T00:00:00" table:style-name="ce15">
            <text:p>05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narias</text:p>
          </table:table-cell>
          <table:table-cell office:value-type="float" office:value="276090" table:style-name="ce12">
            <text:p>276.090</text:p>
          </table:table-cell>
          <table:table-cell office:value-type="float" office:value="35800" table:style-name="ce12">
            <text:p>35.800</text:p>
          </table:table-cell>
          <table:table-cell office:value-type="float" office:value="145200" table:style-name="ce12">
            <text:p>145.200</text:p>
          </table:table-cell>
          <table:table-cell office:value-type="float" office:value="457090" table:style-name="ce13">
            <text:p>457.090</text:p>
          </table:table-cell>
          <table:table-cell office:value-type="float" office:value="329689" table:style-name="ce13">
            <text:p>329.689</text:p>
          </table:table-cell>
          <table:table-cell office:value-type="percentage" office:value="0.72127808527861037" table:style-name="ce14">
            <text:p>72,1%</text:p>
          </table:table-cell>
          <table:table-cell office:value-type="float" office:value="219461" table:style-name="ce47">
            <text:p>219.461</text:p>
          </table:table-cell>
          <table:table-cell office:value-type="float" office:value="110228" table:style-name="ce12">
            <text:p>110.228</text:p>
          </table:table-cell>
          <table:table-cell office:value-type="date" office:date-value="2021-04-05T00:00:00" table:style-name="ce15">
            <text:p>05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ntabria</text:p>
          </table:table-cell>
          <table:table-cell office:value-type="float" office:value="115395" table:style-name="ce12">
            <text:p>115.395</text:p>
          </table:table-cell>
          <table:table-cell office:value-type="float" office:value="15300" table:style-name="ce12">
            <text:p>15.300</text:p>
          </table:table-cell>
          <table:table-cell office:value-type="float" office:value="38800" table:style-name="ce12">
            <text:p>38.800</text:p>
          </table:table-cell>
          <table:table-cell office:value-type="float" office:value="169495" table:style-name="ce13">
            <text:p>169.495</text:p>
          </table:table-cell>
          <table:table-cell office:value-type="float" office:value="122107" table:style-name="ce13">
            <text:p>122.107</text:p>
          </table:table-cell>
          <table:table-cell office:value-type="percentage" office:value="0.72041653146110507" table:style-name="ce14">
            <text:p>72,0%</text:p>
          </table:table-cell>
          <table:table-cell office:value-type="float" office:value="77246" table:style-name="ce47">
            <text:p>77.246</text:p>
          </table:table-cell>
          <table:table-cell office:value-type="float" office:value="44861" table:style-name="ce12">
            <text:p>44.861</text:p>
          </table:table-cell>
          <table:table-cell office:value-type="date" office:date-value="2021-04-05T00:00:00" table:style-name="ce15">
            <text:p>05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stilla y Leon<text:s/></text:p>
          </table:table-cell>
          <table:table-cell office:value-type="float" office:value="555465" table:style-name="ce12">
            <text:p>555.465</text:p>
          </table:table-cell>
          <table:table-cell office:value-type="float" office:value="78300" table:style-name="ce12">
            <text:p>78.300</text:p>
          </table:table-cell>
          <table:table-cell office:value-type="float" office:value="159900" table:style-name="ce12">
            <text:p>159.900</text:p>
          </table:table-cell>
          <table:table-cell office:value-type="float" office:value="793665" table:style-name="ce13">
            <text:p>793.665</text:p>
          </table:table-cell>
          <table:table-cell office:value-type="float" office:value="590123" table:style-name="ce13">
            <text:p>590.123</text:p>
          </table:table-cell>
          <table:table-cell office:value-type="percentage" office:value="0.74354167060409615" table:style-name="ce14">
            <text:p>74,4%</text:p>
          </table:table-cell>
          <table:table-cell office:value-type="float" office:value="376470" table:style-name="ce47">
            <text:p>376.470</text:p>
          </table:table-cell>
          <table:table-cell office:value-type="float" office:value="213653" table:style-name="ce12">
            <text:p>213.653</text:p>
          </table:table-cell>
          <table:table-cell office:value-type="date" office:date-value="2021-04-05T00:00:00" table:style-name="ce15">
            <text:p>05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stilla La Mancha</text:p>
          </table:table-cell>
          <table:table-cell office:value-type="float" office:value="356715" table:style-name="ce12">
            <text:p>356.715</text:p>
          </table:table-cell>
          <table:table-cell office:value-type="float" office:value="49600" table:style-name="ce12">
            <text:p>49.600</text:p>
          </table:table-cell>
          <table:table-cell office:value-type="float" office:value="136400" table:style-name="ce12">
            <text:p>136.400</text:p>
          </table:table-cell>
          <table:table-cell office:value-type="float" office:value="542715" table:style-name="ce13">
            <text:p>542.715</text:p>
          </table:table-cell>
          <table:table-cell office:value-type="float" office:value="406226" table:style-name="ce13">
            <text:p>406.226</text:p>
          </table:table-cell>
          <table:table-cell office:value-type="percentage" office:value="0.74850704329159867" table:style-name="ce14">
            <text:p>74,9%</text:p>
          </table:table-cell>
          <table:table-cell office:value-type="float" office:value="273489" table:style-name="ce47">
            <text:p>273.489</text:p>
          </table:table-cell>
          <table:table-cell office:value-type="float" office:value="132737" table:style-name="ce12">
            <text:p>132.737</text:p>
          </table:table-cell>
          <table:table-cell office:value-type="date" office:date-value="2021-04-05T00:00:00" table:style-name="ce15">
            <text:p>05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taluña</text:p>
          </table:table-cell>
          <table:table-cell office:value-type="float" office:value="1220930" table:style-name="ce12">
            <text:p>1.220.930</text:p>
          </table:table-cell>
          <table:table-cell office:value-type="float" office:value="168400" table:style-name="ce12">
            <text:p>168.400</text:p>
          </table:table-cell>
          <table:table-cell office:value-type="float" office:value="519100" table:style-name="ce12">
            <text:p>519.100</text:p>
          </table:table-cell>
          <table:table-cell office:value-type="float" office:value="1908430" table:style-name="ce13">
            <text:p>1.908.430</text:p>
          </table:table-cell>
          <table:table-cell office:value-type="float" office:value="1456572" table:style-name="ce13">
            <text:p>1.456.572</text:p>
          </table:table-cell>
          <table:table-cell office:value-type="percentage" office:value="0.76323050884758681" table:style-name="ce14">
            <text:p>76,3%</text:p>
          </table:table-cell>
          <table:table-cell office:value-type="float" office:value="1016739" table:style-name="ce47">
            <text:p>1.016.739</text:p>
          </table:table-cell>
          <table:table-cell office:value-type="float" office:value="439833" table:style-name="ce12">
            <text:p>439.833</text:p>
          </table:table-cell>
          <table:table-cell office:value-type="date" office:date-value="2021-04-05T00:00:00" table:style-name="ce15">
            <text:p>05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. Valenciana</text:p>
          </table:table-cell>
          <table:table-cell office:value-type="float" office:value="711550" table:style-name="ce12">
            <text:p>711.550</text:p>
          </table:table-cell>
          <table:table-cell office:value-type="float" office:value="96800" table:style-name="ce12">
            <text:p>96.800</text:p>
          </table:table-cell>
          <table:table-cell office:value-type="float" office:value="337500" table:style-name="ce12">
            <text:p>337.500</text:p>
          </table:table-cell>
          <table:table-cell office:value-type="float" office:value="1145850" table:style-name="ce13">
            <text:p>1.145.850</text:p>
          </table:table-cell>
          <table:table-cell office:value-type="float" office:value="870750" table:style-name="ce13">
            <text:p>870.750</text:p>
          </table:table-cell>
          <table:table-cell office:value-type="percentage" office:value="0.75991621940044507" table:style-name="ce14">
            <text:p>76,0%</text:p>
          </table:table-cell>
          <table:table-cell office:value-type="float" office:value="607889" table:style-name="ce47">
            <text:p>607.889</text:p>
          </table:table-cell>
          <table:table-cell office:value-type="float" office:value="262861" table:style-name="ce12">
            <text:p>262.861</text:p>
          </table:table-cell>
          <table:table-cell office:value-type="date" office:date-value="2021-04-05T00:00:00" table:style-name="ce15">
            <text:p>05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Extremadura</text:p>
          </table:table-cell>
          <table:table-cell office:value-type="float" office:value="211265" table:style-name="ce12">
            <text:p>211.265</text:p>
          </table:table-cell>
          <table:table-cell office:value-type="float" office:value="28100" table:style-name="ce12">
            <text:p>28.100</text:p>
          </table:table-cell>
          <table:table-cell office:value-type="float" office:value="70900" table:style-name="ce12">
            <text:p>70.900</text:p>
          </table:table-cell>
          <table:table-cell office:value-type="float" office:value="310265" table:style-name="ce13">
            <text:p>310.265</text:p>
          </table:table-cell>
          <table:table-cell office:value-type="float" office:value="244116" table:style-name="ce13">
            <text:p>244.116</text:p>
          </table:table-cell>
          <table:table-cell office:value-type="percentage" office:value="0.78679838202826613" table:style-name="ce14">
            <text:p>78,7%</text:p>
          </table:table-cell>
          <table:table-cell office:value-type="float" office:value="166278" table:style-name="ce47">
            <text:p>166.278</text:p>
          </table:table-cell>
          <table:table-cell office:value-type="float" office:value="77838" table:style-name="ce12">
            <text:p>77.838</text:p>
          </table:table-cell>
          <table:table-cell office:value-type="date" office:date-value="2021-04-05T00:00:00" table:style-name="ce15">
            <text:p>05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Galicia</text:p>
          </table:table-cell>
          <table:table-cell office:value-type="float" office:value="532465" table:style-name="ce12">
            <text:p>532.465</text:p>
          </table:table-cell>
          <table:table-cell office:value-type="float" office:value="73600" table:style-name="ce12">
            <text:p>73.600</text:p>
          </table:table-cell>
          <table:table-cell office:value-type="float" office:value="180300" table:style-name="ce12">
            <text:p>180.300</text:p>
          </table:table-cell>
          <table:table-cell office:value-type="float" office:value="786365" table:style-name="ce13">
            <text:p>786.365</text:p>
          </table:table-cell>
          <table:table-cell office:value-type="float" office:value="559141" table:style-name="ce13">
            <text:p>559.141</text:p>
          </table:table-cell>
          <table:table-cell office:value-type="percentage" office:value="0.71104512535527398" table:style-name="ce14">
            <text:p>71,1%</text:p>
          </table:table-cell>
          <table:table-cell office:value-type="float" office:value="382942" table:style-name="ce47">
            <text:p>382.942</text:p>
          </table:table-cell>
          <table:table-cell office:value-type="float" office:value="176199" table:style-name="ce12">
            <text:p>176.199</text:p>
          </table:table-cell>
          <table:table-cell office:value-type="date" office:date-value="2021-04-05T00:00:00" table:style-name="ce15">
            <text:p>05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La Rioja</text:p>
          </table:table-cell>
          <table:table-cell office:value-type="float" office:value="50375" table:style-name="ce12">
            <text:p>50.375</text:p>
          </table:table-cell>
          <table:table-cell office:value-type="float" office:value="7800" table:style-name="ce12">
            <text:p>7.800</text:p>
          </table:table-cell>
          <table:table-cell office:value-type="float" office:value="21300" table:style-name="ce12">
            <text:p>21.300</text:p>
          </table:table-cell>
          <table:table-cell office:value-type="float" office:value="79475" table:style-name="ce13">
            <text:p>79.475</text:p>
          </table:table-cell>
          <table:table-cell office:value-type="float" office:value="69384" table:style-name="ce13">
            <text:p>69.384</text:p>
          </table:table-cell>
          <table:table-cell office:value-type="percentage" office:value="0.87302925448254165" table:style-name="ce14">
            <text:p>87,3%</text:p>
          </table:table-cell>
          <table:table-cell office:value-type="float" office:value="45150" table:style-name="ce47">
            <text:p>45.150</text:p>
          </table:table-cell>
          <table:table-cell office:value-type="float" office:value="24234" table:style-name="ce12">
            <text:p>24.234</text:p>
          </table:table-cell>
          <table:table-cell office:value-type="date" office:date-value="2021-04-05T00:00:00" table:style-name="ce15">
            <text:p>05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Madrid</text:p>
          </table:table-cell>
          <table:table-cell office:value-type="float" office:value="996765" table:style-name="ce12">
            <text:p>996.765</text:p>
          </table:table-cell>
          <table:table-cell office:value-type="float" office:value="136100" table:style-name="ce12">
            <text:p>136.100</text:p>
          </table:table-cell>
          <table:table-cell office:value-type="float" office:value="452500" table:style-name="ce12">
            <text:p>452.500</text:p>
          </table:table-cell>
          <table:table-cell office:value-type="float" office:value="1585365" table:style-name="ce13">
            <text:p>1.585.365</text:p>
          </table:table-cell>
          <table:table-cell office:value-type="float" office:value="1194726" table:style-name="ce13">
            <text:p>1.194.726</text:p>
          </table:table-cell>
          <table:table-cell office:value-type="percentage" office:value="0.75359680578289545" table:style-name="ce14">
            <text:p>75,4%</text:p>
          </table:table-cell>
          <table:table-cell office:value-type="float" office:value="801090" table:style-name="ce47">
            <text:p>801.090</text:p>
          </table:table-cell>
          <table:table-cell office:value-type="float" office:value="393636" table:style-name="ce12">
            <text:p>393.636</text:p>
          </table:table-cell>
          <table:table-cell office:value-type="date" office:date-value="2021-04-05T00:00:00" table:style-name="ce15">
            <text:p>05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Murcia<text:s/></text:p>
          </table:table-cell>
          <table:table-cell office:value-type="float" office:value="228875" table:style-name="ce12">
            <text:p>228.875</text:p>
          </table:table-cell>
          <table:table-cell office:value-type="float" office:value="29400" table:style-name="ce12">
            <text:p>29.400</text:p>
          </table:table-cell>
          <table:table-cell office:value-type="float" office:value="100800" table:style-name="ce12">
            <text:p>100.800</text:p>
          </table:table-cell>
          <table:table-cell office:value-type="float" office:value="359075" table:style-name="ce13">
            <text:p>359.075</text:p>
          </table:table-cell>
          <table:table-cell office:value-type="float" office:value="262673" table:style-name="ce13">
            <text:p>262.673</text:p>
          </table:table-cell>
          <table:table-cell office:value-type="percentage" office:value="0.73152683979669986" table:style-name="ce14">
            <text:p>73,2%</text:p>
          </table:table-cell>
          <table:table-cell office:value-type="float" office:value="171837" table:style-name="ce47">
            <text:p>171.837</text:p>
          </table:table-cell>
          <table:table-cell office:value-type="float" office:value="90836" table:style-name="ce12">
            <text:p>90.836</text:p>
          </table:table-cell>
          <table:table-cell office:value-type="date" office:date-value="2021-04-05T00:00:00" table:style-name="ce15">
            <text:p>05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Navarra</text:p>
          </table:table-cell>
          <table:table-cell office:value-type="float" office:value="113055" table:style-name="ce12">
            <text:p>113.055</text:p>
          </table:table-cell>
          <table:table-cell office:value-type="float" office:value="15400" table:style-name="ce12">
            <text:p>15.400</text:p>
          </table:table-cell>
          <table:table-cell office:value-type="float" office:value="44100" table:style-name="ce12">
            <text:p>44.100</text:p>
          </table:table-cell>
          <table:table-cell office:value-type="float" office:value="172555" table:style-name="ce13">
            <text:p>172.555</text:p>
          </table:table-cell>
          <table:table-cell office:value-type="float" office:value="134191" table:style-name="ce13">
            <text:p>134.191</text:p>
          </table:table-cell>
          <table:table-cell office:value-type="percentage" office:value="0.77767088754310221" table:style-name="ce14">
            <text:p>77,8%</text:p>
          </table:table-cell>
          <table:table-cell office:value-type="float" office:value="91025" table:style-name="ce47">
            <text:p>91.025</text:p>
          </table:table-cell>
          <table:table-cell office:value-type="float" office:value="43166" table:style-name="ce12">
            <text:p>43.166</text:p>
          </table:table-cell>
          <table:table-cell office:value-type="date" office:date-value="2021-04-05T00:00:00" table:style-name="ce15">
            <text:p>05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País Vasco</text:p>
          </table:table-cell>
          <table:table-cell office:value-type="float" office:value="314550" table:style-name="ce12">
            <text:p>314.550</text:p>
          </table:table-cell>
          <table:table-cell office:value-type="float" office:value="52900" table:style-name="ce12">
            <text:p>52.900</text:p>
          </table:table-cell>
          <table:table-cell office:value-type="float" office:value="148200" table:style-name="ce12">
            <text:p>148.200</text:p>
          </table:table-cell>
          <table:table-cell office:value-type="float" office:value="515650" table:style-name="ce13">
            <text:p>515.650</text:p>
          </table:table-cell>
          <table:table-cell office:value-type="float" office:value="441562" table:style-name="ce13">
            <text:p>441.562</text:p>
          </table:table-cell>
          <table:table-cell office:value-type="percentage" office:value="0.85632114806554838" table:style-name="ce14">
            <text:p>85,6%</text:p>
          </table:table-cell>
          <table:table-cell office:value-type="float" office:value="325432" table:style-name="ce47">
            <text:p>325.432</text:p>
          </table:table-cell>
          <table:table-cell office:value-type="float" office:value="116130" table:style-name="ce12">
            <text:p>116.130</text:p>
          </table:table-cell>
          <table:table-cell office:value-type="date" office:date-value="2021-04-05T00:00:00" table:style-name="ce15">
            <text:p>05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euta</text:p>
          </table:table-cell>
          <table:table-cell office:value-type="float" office:value="9000" table:style-name="ce12">
            <text:p>9.000</text:p>
          </table:table-cell>
          <table:table-cell office:value-type="float" office:value="1300" table:style-name="ce12">
            <text:p>1.300</text:p>
          </table:table-cell>
          <table:table-cell office:value-type="float" office:value="5800" table:style-name="ce12">
            <text:p>5.800</text:p>
          </table:table-cell>
          <table:table-cell office:value-type="float" office:value="16100" table:style-name="ce13">
            <text:p>16.100</text:p>
          </table:table-cell>
          <table:table-cell office:value-type="float" office:value="13813" table:style-name="ce13">
            <text:p>13.813</text:p>
          </table:table-cell>
          <table:table-cell office:value-type="percentage" office:value="0.85795031055900617" table:style-name="ce14">
            <text:p>85,8%</text:p>
          </table:table-cell>
          <table:table-cell office:value-type="float" office:value="10178" table:style-name="ce47">
            <text:p>10.178</text:p>
          </table:table-cell>
          <table:table-cell office:value-type="float" office:value="3635" table:style-name="ce12">
            <text:p>3.635</text:p>
          </table:table-cell>
          <table:table-cell office:value-type="date" office:date-value="2021-04-05T00:00:00" table:style-name="ce15">
            <text:p>05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Melilla</text:p>
          </table:table-cell>
          <table:table-cell office:value-type="float" office:value="9000" table:style-name="ce12">
            <text:p>9.000</text:p>
          </table:table-cell>
          <table:table-cell office:value-type="float" office:value="1200" table:style-name="ce12">
            <text:p>1.200</text:p>
          </table:table-cell>
          <table:table-cell office:value-type="float" office:value="5800" table:style-name="ce12">
            <text:p>5.800</text:p>
          </table:table-cell>
          <table:table-cell office:value-type="float" office:value="16000" table:style-name="ce13">
            <text:p>16.000</text:p>
          </table:table-cell>
          <table:table-cell office:value-type="float" office:value="11584" table:style-name="ce13">
            <text:p>11.584</text:p>
          </table:table-cell>
          <table:table-cell office:value-type="percentage" office:value="0.72399999999999998" table:style-name="ce14">
            <text:p>72,4%</text:p>
          </table:table-cell>
          <table:table-cell office:value-type="float" office:value="9093" table:style-name="ce47">
            <text:p>9.093</text:p>
          </table:table-cell>
          <table:table-cell office:value-type="float" office:value="2491" table:style-name="ce12">
            <text:p>2.491</text:p>
          </table:table-cell>
          <table:table-cell office:value-type="date" office:date-value="2021-04-05T00:00:00" table:style-name="ce16">
            <text:p>05/04/2021</text:p>
          </table:table-cell>
          <table:table-cell table:number-columns-repeated="16374"/>
        </table:table-row>
        <table:table-row table:style-name="ro3">
          <table:table-cell office:value-type="string" table:style-name="ce11">
            <text:p>Fuerzas Armadas</text:p>
          </table:table-cell>
          <table:table-cell office:value-type="float" office:value="19500" table:style-name="ce12">
            <text:p>19.500</text:p>
          </table:table-cell>
          <table:table-cell office:value-type="float" office:value="0" table:style-name="ce12">
            <text:p>0</text:p>
          </table:table-cell>
          <table:table-cell office:value-type="float" office:value="66100" table:style-name="ce12">
            <text:p>66.100</text:p>
          </table:table-cell>
          <table:table-cell office:value-type="float" office:value="85600" table:style-name="ce13">
            <text:p>85.600</text:p>
          </table:table-cell>
          <table:table-cell office:value-type="float" office:value="54450" table:style-name="ce17">
            <text:p>54.450</text:p>
          </table:table-cell>
          <table:table-cell office:value-type="percentage" office:value="0.63609813084112155" table:style-name="ce14">
            <text:p>63,6%</text:p>
          </table:table-cell>
          <table:table-cell office:value-type="float" office:value="49423" table:style-name="ce52">
            <text:p>49.423</text:p>
          </table:table-cell>
          <table:table-cell office:value-type="float" office:value="5027" table:style-name="ce12">
            <text:p>5.027</text:p>
          </table:table-cell>
          <table:table-cell office:value-type="date" office:date-value="2021-04-05T00:00:00" table:style-name="ce16">
            <text:p>05/04/2021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7633275" table:style-name="ce19">
            <text:p>7.633.275</text:p>
          </table:table-cell>
          <table:table-cell office:value-type="float" office:value="1044000" table:style-name="ce20">
            <text:p>1.044.000</text:p>
          </table:table-cell>
          <table:table-cell office:value-type="float" office:value="3232200" table:style-name="ce21">
            <text:p>3.232.200</text:p>
          </table:table-cell>
          <table:table-cell office:value-type="float" office:value="11909475" table:style-name="ce22">
            <text:p>11.909.475</text:p>
          </table:table-cell>
          <table:table-cell office:value-type="float" office:value="9021001" table:style-name="ce22">
            <text:p>9.021.001</text:p>
          </table:table-cell>
          <table:table-cell office:value-type="percentage" office:value="0.75746420392166747" table:style-name="ce23">
            <text:p>75,7%</text:p>
          </table:table-cell>
          <table:table-cell office:value-type="float" office:value="6118710" table:style-name="ce22">
            <text:p>6.118.710</text:p>
          </table:table-cell>
          <table:table-cell office:value-type="float" office:value="2902291" table:style-name="ce22">
            <text:p>2.902.291</text:p>
          </table:table-cell>
          <table:table-cell table:style-name="ce22"/>
          <table:table-cell table:number-columns-repeated="16374"/>
        </table:table-row>
        <table:table-row table:number-rows-repeated="1048554" table:style-name="ro2">
          <table:table-cell table:number-columns-repeated="16384"/>
        </table:table-row>
      </table:table>
      <table:table table:name="Institucionalizados" table:style-name="ta1">
        <table:table-column table:style-name="co11" table:default-cell-style-name="ce1"/>
        <table:table-column table:style-name="co12" table:number-columns-repeated="5" table:default-cell-style-name="ce1"/>
        <table:table-column table:style-name="co10" table:number-columns-repeated="16378" table:default-cell-style-name="ce1"/>
        <table:table-row table:style-name="ro4">
          <table:table-cell table:style-name="ce2"/>
          <table:table-cell office:value-type="string" table:style-name="ce4">
            <text:p>Denominador Poblacional CCAA</text:p>
          </table:table-cell>
          <table:table-cell office:value-type="string" table:style-name="ce4">
            <text:p>Persona institucionalizada con al menos 1 dosis (2)</text:p>
          </table:table-cell>
          <table:table-cell office:value-type="string" table:style-name="ce4">
            <text:p>Persona institucionalizada  Pauta Completa (2)<text:s/></text:p>
          </table:table-cell>
          <table:table-cell office:value-type="string" table:style-name="ce4">
            <text:p>% Con al menos 1 dosis sobre Denominador Poblacional CCAA</text:p>
          </table:table-cell>
          <table:table-cell office:value-type="string" table:style-name="ce4">
            <text:p>% Pautas Completas sobre Denominador Poblacional CCAA</text:p>
          </table:table-cell>
          <table:table-cell table:number-columns-repeated="16378"/>
        </table:table-row>
        <table:table-row table:style-name="ro5">
          <table:table-cell office:value-type="string" table:style-name="ce6">
            <text:p>Andalucía</text:p>
          </table:table-cell>
          <table:table-cell office:value-type="float" office:value="41651" table:style-name="ce7">
            <text:p>41.651</text:p>
          </table:table-cell>
          <table:table-cell office:value-type="float" office:value="40770" table:style-name="ce7">
            <text:p>40.770</text:p>
          </table:table-cell>
          <table:table-cell office:value-type="float" office:value="38848" table:style-name="ce7">
            <text:p>38.848</text:p>
          </table:table-cell>
          <table:table-cell office:value-type="percentage" office:value="0.97884804686562144" table:style-name="ce24">
            <text:p>97,9%</text:p>
          </table:table-cell>
          <table:table-cell office:value-type="percentage" office:value="0.93270269621377633" table:style-name="ce24">
            <text:p>93,3%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ragón</text:p>
          </table:table-cell>
          <table:table-cell office:value-type="float" office:value="17829" table:style-name="ce12">
            <text:p>17.829</text:p>
          </table:table-cell>
          <table:table-cell office:value-type="float" office:value="17829" table:style-name="ce25">
            <text:p>17.829</text:p>
          </table:table-cell>
          <table:table-cell office:value-type="float" office:value="17025" table:style-name="ce25">
            <text:p>17.025</text:p>
          </table:table-cell>
          <table:table-cell office:value-type="percentage" office:value="1" table:style-name="ce26">
            <text:p>100,0%</text:p>
          </table:table-cell>
          <table:table-cell office:value-type="percentage" office:value="0.95490493016994782" table:style-name="ce26">
            <text:p>95,5%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sturias<text:s/></text:p>
          </table:table-cell>
          <table:table-cell office:value-type="float" office:value="11948" table:style-name="ce12">
            <text:p>11.948</text:p>
          </table:table-cell>
          <table:table-cell office:value-type="float" office:value="11577" table:style-name="ce25">
            <text:p>11.577</text:p>
          </table:table-cell>
          <table:table-cell office:value-type="float" office:value="11115" table:style-name="ce25">
            <text:p>11.115</text:p>
          </table:table-cell>
          <table:table-cell office:value-type="percentage" office:value="0.96894877803816537" table:style-name="ce26">
            <text:p>96,9%</text:p>
          </table:table-cell>
          <table:table-cell office:value-type="percentage" office:value="0.93028121861399393" table:style-name="ce26">
            <text:p>93,0%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Baleares</text:p>
          </table:table-cell>
          <table:table-cell office:value-type="float" office:value="5496" table:style-name="ce12">
            <text:p>5.496</text:p>
          </table:table-cell>
          <table:table-cell office:value-type="float" office:value="5117" table:style-name="ce25">
            <text:p>5.117</text:p>
          </table:table-cell>
          <table:table-cell office:value-type="float" office:value="4869" table:style-name="ce25">
            <text:p>4.869</text:p>
          </table:table-cell>
          <table:table-cell office:value-type="percentage" office:value="0.93104075691411936" table:style-name="ce26">
            <text:p>93,1%</text:p>
          </table:table-cell>
          <table:table-cell office:value-type="percentage" office:value="0.88591703056768556" table:style-name="ce26">
            <text:p>88,6%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Canarias</text:p>
          </table:table-cell>
          <table:table-cell office:value-type="float" office:value="10531" table:style-name="ce12">
            <text:p>10.531</text:p>
          </table:table-cell>
          <table:table-cell office:value-type="float" office:value="10531" table:style-name="ce25">
            <text:p>10.531</text:p>
          </table:table-cell>
          <table:table-cell office:value-type="float" office:value="9441" table:style-name="ce25">
            <text:p>9.441</text:p>
          </table:table-cell>
          <table:table-cell office:value-type="percentage" office:value="1" table:style-name="ce26">
            <text:p>100,0%</text:p>
          </table:table-cell>
          <table:table-cell office:value-type="percentage" office:value="0.89649605925363218" table:style-name="ce26">
            <text:p>89,6%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Cantabria</text:p>
          </table:table-cell>
          <table:table-cell office:value-type="float" office:value="6919" table:style-name="ce12">
            <text:p>6.919</text:p>
          </table:table-cell>
          <table:table-cell office:value-type="float" office:value="6821" table:style-name="ce25">
            <text:p>6.821</text:p>
          </table:table-cell>
          <table:table-cell office:value-type="float" office:value="6429" table:style-name="ce25">
            <text:p>6.429</text:p>
          </table:table-cell>
          <table:table-cell office:value-type="percentage" office:value="0.98583610348316231" table:style-name="ce26">
            <text:p>98,6%</text:p>
          </table:table-cell>
          <table:table-cell office:value-type="percentage" office:value="0.92918051741581154" table:style-name="ce26">
            <text:p>92,9%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Castilla y Leon<text:s/></text:p>
          </table:table-cell>
          <table:table-cell office:value-type="float" office:value="45800" table:style-name="ce12">
            <text:p>45.800</text:p>
          </table:table-cell>
          <table:table-cell office:value-type="float" office:value="45717" table:style-name="ce25">
            <text:p>45.717</text:p>
          </table:table-cell>
          <table:table-cell office:value-type="float" office:value="43930" table:style-name="ce25">
            <text:p>43.930</text:p>
          </table:table-cell>
          <table:table-cell office:value-type="percentage" office:value="0.99818777292576422" table:style-name="ce26">
            <text:p>99,8%</text:p>
          </table:table-cell>
          <table:table-cell office:value-type="percentage" office:value="0.95917030567685591" table:style-name="ce26">
            <text:p>95,9%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Castilla - La Mancha</text:p>
          </table:table-cell>
          <table:table-cell office:value-type="float" office:value="25566" table:style-name="ce12">
            <text:p>25.566</text:p>
          </table:table-cell>
          <table:table-cell office:value-type="float" office:value="24387" table:style-name="ce25">
            <text:p>24.387</text:p>
          </table:table-cell>
          <table:table-cell office:value-type="float" office:value="22610" table:style-name="ce25">
            <text:p>22.610</text:p>
          </table:table-cell>
          <table:table-cell office:value-type="percentage" office:value="0.95388406477352738" table:style-name="ce26">
            <text:p>95,4%</text:p>
          </table:table-cell>
          <table:table-cell office:value-type="percentage" office:value="0.88437768911836034" table:style-name="ce26">
            <text:p>88,4%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Cataluña</text:p>
          </table:table-cell>
          <table:table-cell office:value-type="float" office:value="73343" table:style-name="ce12">
            <text:p>73.343</text:p>
          </table:table-cell>
          <table:table-cell office:value-type="float" office:value="73068" table:style-name="ce25">
            <text:p>73.068</text:p>
          </table:table-cell>
          <table:table-cell office:value-type="float" office:value="62908" table:style-name="ce25">
            <text:p>62.908</text:p>
          </table:table-cell>
          <table:table-cell office:value-type="percentage" office:value="0.99625049425303025" table:style-name="ce26">
            <text:p>99,6%</text:p>
          </table:table-cell>
          <table:table-cell office:value-type="percentage" office:value="0.85772330011043996" table:style-name="ce26">
            <text:p>85,8%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C. Valenciana</text:p>
          </table:table-cell>
          <table:table-cell office:value-type="float" office:value="29500" table:style-name="ce12">
            <text:p>29.500</text:p>
          </table:table-cell>
          <table:table-cell office:value-type="float" office:value="29240" table:style-name="ce25">
            <text:p>29.240</text:p>
          </table:table-cell>
          <table:table-cell office:value-type="float" office:value="26788" table:style-name="ce25">
            <text:p>26.788</text:p>
          </table:table-cell>
          <table:table-cell office:value-type="percentage" office:value="0.99118644067796613" table:style-name="ce26">
            <text:p>99,1%</text:p>
          </table:table-cell>
          <table:table-cell office:value-type="percentage" office:value="0.90806779661016945" table:style-name="ce26">
            <text:p>90,8%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Extremadura</text:p>
          </table:table-cell>
          <table:table-cell office:value-type="float" office:value="15226" table:style-name="ce12">
            <text:p>15.226</text:p>
          </table:table-cell>
          <table:table-cell office:value-type="float" office:value="14438" table:style-name="ce25">
            <text:p>14.438</text:p>
          </table:table-cell>
          <table:table-cell office:value-type="float" office:value="13794" table:style-name="ce25">
            <text:p>13.794</text:p>
          </table:table-cell>
          <table:table-cell office:value-type="percentage" office:value="0.94824642059634834" table:style-name="ce26">
            <text:p>94,8%</text:p>
          </table:table-cell>
          <table:table-cell office:value-type="percentage" office:value="0.90595034808879549" table:style-name="ce26">
            <text:p>90,6%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Galicia</text:p>
          </table:table-cell>
          <table:table-cell office:value-type="float" office:value="23048" table:style-name="ce12">
            <text:p>23.048</text:p>
          </table:table-cell>
          <table:table-cell office:value-type="float" office:value="22831" table:style-name="ce25">
            <text:p>22.831</text:p>
          </table:table-cell>
          <table:table-cell office:value-type="float" office:value="21872" table:style-name="ce25">
            <text:p>21.872</text:p>
          </table:table-cell>
          <table:table-cell office:value-type="percentage" office:value="0.9905848663658452" table:style-name="ce26">
            <text:p>99,1%</text:p>
          </table:table-cell>
          <table:table-cell office:value-type="percentage" office:value="0.94897604998264495" table:style-name="ce26">
            <text:p>94,9%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La Rioja</text:p>
          </table:table-cell>
          <table:table-cell office:value-type="float" office:value="3390" table:style-name="ce12">
            <text:p>3.390</text:p>
          </table:table-cell>
          <table:table-cell office:value-type="float" office:value="3341" table:style-name="ce25">
            <text:p>3.341</text:p>
          </table:table-cell>
          <table:table-cell office:value-type="float" office:value="3224" table:style-name="ce25">
            <text:p>3.224</text:p>
          </table:table-cell>
          <table:table-cell office:value-type="percentage" office:value="0.98554572271386431" table:style-name="ce26">
            <text:p>98,6%</text:p>
          </table:table-cell>
          <table:table-cell office:value-type="percentage" office:value="0.95103244837758116" table:style-name="ce26">
            <text:p>95,1%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drid</text:p>
          </table:table-cell>
          <table:table-cell office:value-type="float" office:value="51179" table:style-name="ce12">
            <text:p>51.179</text:p>
          </table:table-cell>
          <table:table-cell office:value-type="float" office:value="49548" table:style-name="ce25">
            <text:p>49.548</text:p>
          </table:table-cell>
          <table:table-cell office:value-type="float" office:value="45552" table:style-name="ce25">
            <text:p>45.552</text:p>
          </table:table-cell>
          <table:table-cell office:value-type="percentage" office:value="0.96813146016921003" table:style-name="ce26">
            <text:p>96,8%</text:p>
          </table:table-cell>
          <table:table-cell office:value-type="percentage" office:value="0.89005256062056703" table:style-name="ce26">
            <text:p>89,0%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urcia<text:s/></text:p>
          </table:table-cell>
          <table:table-cell office:value-type="float" office:value="11885" table:style-name="ce12">
            <text:p>11.885</text:p>
          </table:table-cell>
          <table:table-cell office:value-type="float" office:value="11225" table:style-name="ce25">
            <text:p>11.225</text:p>
          </table:table-cell>
          <table:table-cell office:value-type="float" office:value="10690" table:style-name="ce25">
            <text:p>10.690</text:p>
          </table:table-cell>
          <table:table-cell office:value-type="percentage" office:value="0.94446781657551537" table:style-name="ce26">
            <text:p>94,4%</text:p>
          </table:table-cell>
          <table:table-cell office:value-type="percentage" office:value="0.89945309213294067" table:style-name="ce26">
            <text:p>89,9%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Navarra</text:p>
          </table:table-cell>
          <table:table-cell office:value-type="float" office:value="8343" table:style-name="ce12">
            <text:p>8.343</text:p>
          </table:table-cell>
          <table:table-cell office:value-type="float" office:value="8052" table:style-name="ce25">
            <text:p>8.052</text:p>
          </table:table-cell>
          <table:table-cell office:value-type="float" office:value="7838" table:style-name="ce25">
            <text:p>7.838</text:p>
          </table:table-cell>
          <table:table-cell office:value-type="percentage" office:value="0.96512046026609133" table:style-name="ce26">
            <text:p>96,5%</text:p>
          </table:table-cell>
          <table:table-cell office:value-type="percentage" office:value="0.93947021455112067" table:style-name="ce26">
            <text:p>93,9%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País Vasco</text:p>
          </table:table-cell>
          <table:table-cell office:value-type="float" office:value="23000" table:style-name="ce12">
            <text:p>23.000</text:p>
          </table:table-cell>
          <table:table-cell office:value-type="float" office:value="22515" table:style-name="ce25">
            <text:p>22.515</text:p>
          </table:table-cell>
          <table:table-cell office:value-type="float" office:value="20266" table:style-name="ce25">
            <text:p>20.266</text:p>
          </table:table-cell>
          <table:table-cell office:value-type="percentage" office:value="0.97891304347826091" table:style-name="ce26">
            <text:p>97,9%</text:p>
          </table:table-cell>
          <table:table-cell office:value-type="percentage" office:value="0.88113043478260866" table:style-name="ce26">
            <text:p>88,1%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Ceuta</text:p>
          </table:table-cell>
          <table:table-cell office:value-type="float" office:value="210" table:style-name="ce12">
            <text:p>210</text:p>
          </table:table-cell>
          <table:table-cell office:value-type="float" office:value="192" table:style-name="ce25">
            <text:p>192</text:p>
          </table:table-cell>
          <table:table-cell office:value-type="float" office:value="189" table:style-name="ce25">
            <text:p>189</text:p>
          </table:table-cell>
          <table:table-cell office:value-type="percentage" office:value="0.91428571428571426" table:style-name="ce26">
            <text:p>91,4%</text:p>
          </table:table-cell>
          <table:table-cell office:value-type="percentage" office:value="0.9" table:style-name="ce26">
            <text:p>90,0%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elilla</text:p>
          </table:table-cell>
          <table:table-cell office:value-type="float" office:value="315" table:style-name="ce12">
            <text:p>315</text:p>
          </table:table-cell>
          <table:table-cell office:value-type="float" office:value="303" table:style-name="ce25">
            <text:p>303</text:p>
          </table:table-cell>
          <table:table-cell office:value-type="float" office:value="292" table:style-name="ce25">
            <text:p>292</text:p>
          </table:table-cell>
          <table:table-cell office:value-type="percentage" office:value="0.96190476190476193" table:style-name="ce26">
            <text:p>96,2%</text:p>
          </table:table-cell>
          <table:table-cell office:value-type="percentage" office:value="0.92698412698412702" table:style-name="ce26">
            <text:p>92,7%</text:p>
          </table:table-cell>
          <table:table-cell table:number-columns-repeated="16378"/>
        </table:table-row>
        <table:table-row table:style-name="ro5">
          <table:table-cell office:value-type="string" table:style-name="ce18">
            <text:p>Totales</text:p>
          </table:table-cell>
          <table:table-cell office:value-type="float" office:value="405179" table:style-name="ce22">
            <text:p>405.179</text:p>
          </table:table-cell>
          <table:table-cell office:value-type="float" office:value="397502" table:style-name="ce22">
            <text:p>397.502</text:p>
          </table:table-cell>
          <table:table-cell office:value-type="float" office:value="367680" table:style-name="ce22">
            <text:p>367.680</text:p>
          </table:table-cell>
          <table:table-cell office:value-type="percentage" office:value="0.98105281863077798" table:style-name="ce23">
            <text:p>98,1%</text:p>
          </table:table-cell>
          <table:table-cell office:value-type="percentage" office:value="0.90745078101283627" table:style-name="ce23">
            <text:p>90,7%</text:p>
          </table:table-cell>
          <table:table-cell table:number-columns-repeated="16378"/>
        </table:table-row>
        <table:table-row table:number-rows-repeated="1048555" table:style-name="ro5">
          <table:table-cell table:number-columns-repeated="16384"/>
        </table:table-row>
      </table:table>
      <table:table table:name="Cobertura_Población" table:style-name="ta2">
        <table:table-column table:style-name="co11" table:default-cell-style-name="ce1"/>
        <table:table-column table:style-name="co12" table:number-columns-repeated="6" table:default-cell-style-name="ce1"/>
        <table:table-column table:style-name="co9" table:default-cell-style-name="ce5"/>
        <table:table-column table:style-name="co10" table:number-columns-repeated="16376" table:default-cell-style-name="ce1"/>
        <table:table-row table:style-name="ro6">
          <table:table-cell table:style-name="ce2"/>
          <table:table-cell office:value-type="string" table:style-name="ce4">
            <text:p>Población a vacunar <text:s/>Grupos 1-5A+6</text:p>
          </table:table-cell>
          <table:table-cell office:value-type="string" table:style-name="ce4">
            <text:p>Dosis administradas</text:p>
          </table:table-cell>
          <table:table-cell office:value-type="string" table:style-name="ce4">
            <text:p>Nº Personas con 1 dosis</text:p>
          </table:table-cell>
          <table:table-cell office:value-type="string" table:style-name="ce4">
            <text:p>% 1ª dosis</text:p>
          </table:table-cell>
          <table:table-cell office:value-type="string" table:style-name="ce4">
            <text:p>Nº Personas con pauta completa</text:p>
          </table:table-cell>
          <table:table-cell office:value-type="string" table:style-name="ce4">
            <text:p>% personas con pauta completa</text:p>
          </table:table-cell>
          <table:table-cell office:value-type="string" table:style-name="ce4">
            <text:p>Fecha de la última vacuna registrada</text:p>
          </table:table-cell>
          <table:table-cell table:number-columns-repeated="16376"/>
        </table:table-row>
        <table:table-row table:style-name="ro5">
          <table:table-cell office:value-type="string" table:style-name="ce6">
            <text:p>Andalucía</text:p>
          </table:table-cell>
          <table:table-cell office:value-type="float" office:value="1042559" table:style-name="ce7">
            <text:p>1.042.559</text:p>
          </table:table-cell>
          <table:table-cell office:value-type="float" office:value="1441414" table:style-name="ce7">
            <text:p>1.441.414</text:p>
          </table:table-cell>
          <table:table-cell office:value-type="float" office:value="933984" table:style-name="ce7">
            <text:p>933.984</text:p>
          </table:table-cell>
          <table:table-cell office:value-type="percentage" office:value="0.89585721287716091" table:style-name="ce27">
            <text:p>89,6%</text:p>
          </table:table-cell>
          <table:table-cell office:value-type="float" office:value="507430" table:style-name="ce7">
            <text:p>507.430</text:p>
          </table:table-cell>
          <table:table-cell office:value-type="percentage" office:value="0.4867158597259244" table:style-name="ce27">
            <text:p>48,7%</text:p>
          </table:table-cell>
          <table:table-cell office:value-type="date" office:date-value="2021-03-30T00:00:00" table:style-name="ce10">
            <text:p>30/03/2021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Aragón</text:p>
          </table:table-cell>
          <table:table-cell office:value-type="float" office:value="210455" table:style-name="ce12">
            <text:p>210.455</text:p>
          </table:table-cell>
          <table:table-cell office:value-type="float" office:value="250339" table:style-name="ce25">
            <text:p>250.339</text:p>
          </table:table-cell>
          <table:table-cell office:value-type="float" office:value="161061" table:style-name="ce25">
            <text:p>161.061</text:p>
          </table:table-cell>
          <table:table-cell office:value-type="percentage" office:value="0.765298995034568" table:style-name="ce28">
            <text:p>76,5%</text:p>
          </table:table-cell>
          <table:table-cell office:value-type="float" office:value="89278" table:style-name="ce25">
            <text:p>89.278</text:p>
          </table:table-cell>
          <table:table-cell office:value-type="percentage" office:value="0.42421420256111758" table:style-name="ce28">
            <text:p>42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Asturias<text:s/></text:p>
          </table:table-cell>
          <table:table-cell office:value-type="float" office:value="171754" table:style-name="ce12">
            <text:p>171.754</text:p>
          </table:table-cell>
          <table:table-cell office:value-type="float" office:value="225915" table:style-name="ce25">
            <text:p>225.915</text:p>
          </table:table-cell>
          <table:table-cell office:value-type="float" office:value="138822" table:style-name="ce25">
            <text:p>138.822</text:p>
          </table:table-cell>
          <table:table-cell office:value-type="percentage" office:value="0.80826065186254759" table:style-name="ce28">
            <text:p>80,8%</text:p>
          </table:table-cell>
          <table:table-cell office:value-type="float" office:value="87093" table:style-name="ce25">
            <text:p>87.093</text:p>
          </table:table-cell>
          <table:table-cell office:value-type="percentage" office:value="0.50707989333581749" table:style-name="ce28">
            <text:p>50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Baleares</text:p>
          </table:table-cell>
          <table:table-cell office:value-type="float" office:value="136065" table:style-name="ce12">
            <text:p>136.065</text:p>
          </table:table-cell>
          <table:table-cell office:value-type="float" office:value="160884" table:style-name="ce25">
            <text:p>160.884</text:p>
          </table:table-cell>
          <table:table-cell office:value-type="float" office:value="115375" table:style-name="ce25">
            <text:p>115.375</text:p>
          </table:table-cell>
          <table:table-cell office:value-type="percentage" office:value="0.8479403226399147" table:style-name="ce28">
            <text:p>84,8%</text:p>
          </table:table-cell>
          <table:table-cell office:value-type="float" office:value="45509" table:style-name="ce25">
            <text:p>45.509</text:p>
          </table:table-cell>
          <table:table-cell office:value-type="percentage" office:value="0.3344651453349502" table:style-name="ce28">
            <text:p>33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Canarias</text:p>
          </table:table-cell>
          <table:table-cell office:value-type="float" office:value="229731" table:style-name="ce12">
            <text:p>229.731</text:p>
          </table:table-cell>
          <table:table-cell office:value-type="float" office:value="304229" table:style-name="ce25">
            <text:p>304.229</text:p>
          </table:table-cell>
          <table:table-cell office:value-type="float" office:value="199517" table:style-name="ce25">
            <text:p>199.517</text:p>
          </table:table-cell>
          <table:table-cell office:value-type="percentage" office:value="0.86848096251703077" table:style-name="ce28">
            <text:p>86,8%</text:p>
          </table:table-cell>
          <table:table-cell office:value-type="float" office:value="104712" table:style-name="ce25">
            <text:p>104.712</text:p>
          </table:table-cell>
          <table:table-cell office:value-type="percentage" office:value="0.45580265615001891" table:style-name="ce28">
            <text:p>45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Cantabria</text:p>
          </table:table-cell>
          <table:table-cell office:value-type="float" office:value="92346" table:style-name="ce12">
            <text:p>92.346</text:p>
          </table:table-cell>
          <table:table-cell office:value-type="float" office:value="114080" table:style-name="ce25">
            <text:p>114.080</text:p>
          </table:table-cell>
          <table:table-cell office:value-type="float" office:value="70024" table:style-name="ce25">
            <text:p>70.024</text:p>
          </table:table-cell>
          <table:table-cell office:value-type="percentage" office:value="0.75827864769454012" table:style-name="ce28">
            <text:p>75,8%</text:p>
          </table:table-cell>
          <table:table-cell office:value-type="float" office:value="44056" table:style-name="ce25">
            <text:p>44.056</text:p>
          </table:table-cell>
          <table:table-cell office:value-type="percentage" office:value="0.47707534706430166" table:style-name="ce28">
            <text:p>47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Castilla y Leon<text:s/></text:p>
          </table:table-cell>
          <table:table-cell office:value-type="float" office:value="411992" table:style-name="ce12">
            <text:p>411.992</text:p>
          </table:table-cell>
          <table:table-cell office:value-type="float" office:value="534134" table:style-name="ce25">
            <text:p>534.134</text:p>
          </table:table-cell>
          <table:table-cell office:value-type="float" office:value="336070" table:style-name="ce25">
            <text:p>336.070</text:p>
          </table:table-cell>
          <table:table-cell office:value-type="percentage" office:value="0.81571972271306237" table:style-name="ce28">
            <text:p>81,6%</text:p>
          </table:table-cell>
          <table:table-cell office:value-type="float" office:value="198064" table:style-name="ce25">
            <text:p>198.064</text:p>
          </table:table-cell>
          <table:table-cell office:value-type="percentage" office:value="0.48074719897473739" table:style-name="ce28">
            <text:p>48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Castilla - La Mancha</text:p>
          </table:table-cell>
          <table:table-cell office:value-type="float" office:value="298749" table:style-name="ce12">
            <text:p>298.749</text:p>
          </table:table-cell>
          <table:table-cell office:value-type="float" office:value="356085" table:style-name="ce25">
            <text:p>356.085</text:p>
          </table:table-cell>
          <table:table-cell office:value-type="float" office:value="233231" table:style-name="ce25">
            <text:p>233.231</text:p>
          </table:table-cell>
          <table:table-cell office:value-type="percentage" office:value="0.78069215294444505" table:style-name="ce28">
            <text:p>78,1%</text:p>
          </table:table-cell>
          <table:table-cell office:value-type="float" office:value="122854" table:style-name="ce25">
            <text:p>122.854</text:p>
          </table:table-cell>
          <table:table-cell office:value-type="percentage" office:value="0.41122815473859325" table:style-name="ce28">
            <text:p>41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Cataluña</text:p>
          </table:table-cell>
          <table:table-cell office:value-type="float" office:value="937088" table:style-name="ce12">
            <text:p>937.088</text:p>
          </table:table-cell>
          <table:table-cell office:value-type="float" office:value="1274944" table:style-name="ce25">
            <text:p>1.274.944</text:p>
          </table:table-cell>
          <table:table-cell office:value-type="float" office:value="853901" table:style-name="ce25">
            <text:p>853.901</text:p>
          </table:table-cell>
          <table:table-cell office:value-type="percentage" office:value="0.91122818774757541" table:style-name="ce28">
            <text:p>91,1%</text:p>
          </table:table-cell>
          <table:table-cell office:value-type="float" office:value="421043" table:style-name="ce25">
            <text:p>421.043</text:p>
          </table:table-cell>
          <table:table-cell office:value-type="percentage" office:value="0.4493099900969813" table:style-name="ce28">
            <text:p>44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C. Valenciana</text:p>
          </table:table-cell>
          <table:table-cell office:value-type="float" office:value="619700" table:style-name="ce12">
            <text:p>619.700</text:p>
          </table:table-cell>
          <table:table-cell office:value-type="float" office:value="768217" table:style-name="ce25">
            <text:p>768.217</text:p>
          </table:table-cell>
          <table:table-cell office:value-type="float" office:value="516703" table:style-name="ce25">
            <text:p>516.703</text:p>
          </table:table-cell>
          <table:table-cell office:value-type="percentage" office:value="0.83379538486364368" table:style-name="ce28">
            <text:p>83,4%</text:p>
          </table:table-cell>
          <table:table-cell office:value-type="float" office:value="251514" table:style-name="ce25">
            <text:p>251.514</text:p>
          </table:table-cell>
          <table:table-cell office:value-type="percentage" office:value="0.40586412780377601" table:style-name="ce28">
            <text:p>40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Extremadura</text:p>
          </table:table-cell>
          <table:table-cell office:value-type="float" office:value="173760" table:style-name="ce12">
            <text:p>173.760</text:p>
          </table:table-cell>
          <table:table-cell office:value-type="float" office:value="219487" table:style-name="ce25">
            <text:p>219.487</text:p>
          </table:table-cell>
          <table:table-cell office:value-type="float" office:value="144858" table:style-name="ce25">
            <text:p>144.858</text:p>
          </table:table-cell>
          <table:table-cell office:value-type="percentage" office:value="0.83366712707182322" table:style-name="ce28">
            <text:p>83,4%</text:p>
          </table:table-cell>
          <table:table-cell office:value-type="float" office:value="74629" table:style-name="ce25">
            <text:p>74.629</text:p>
          </table:table-cell>
          <table:table-cell office:value-type="percentage" office:value="0.42949470534069983" table:style-name="ce28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Galicia</text:p>
          </table:table-cell>
          <table:table-cell office:value-type="float" office:value="369015" table:style-name="ce12">
            <text:p>369.015</text:p>
          </table:table-cell>
          <table:table-cell office:value-type="float" office:value="478450" table:style-name="ce25">
            <text:p>478.450</text:p>
          </table:table-cell>
          <table:table-cell office:value-type="float" office:value="323922" table:style-name="ce25">
            <text:p>323.922</text:p>
          </table:table-cell>
          <table:table-cell office:value-type="percentage" office:value="0.87780171537742369" table:style-name="ce28">
            <text:p>87,8%</text:p>
          </table:table-cell>
          <table:table-cell office:value-type="float" office:value="154528" table:style-name="ce25">
            <text:p>154.528</text:p>
          </table:table-cell>
          <table:table-cell office:value-type="percentage" office:value="0.41875804506591874" table:style-name="ce28">
            <text:p>41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La Rioja</text:p>
          </table:table-cell>
          <table:table-cell office:value-type="float" office:value="55473" table:style-name="ce12">
            <text:p>55.473</text:p>
          </table:table-cell>
          <table:table-cell office:value-type="float" office:value="63416" table:style-name="ce25">
            <text:p>63.416</text:p>
          </table:table-cell>
          <table:table-cell office:value-type="float" office:value="42450" table:style-name="ce25">
            <text:p>42.450</text:p>
          </table:table-cell>
          <table:table-cell office:value-type="percentage" office:value="0.76523714239359686" table:style-name="ce28">
            <text:p>76,5%</text:p>
          </table:table-cell>
          <table:table-cell office:value-type="float" office:value="20966" table:style-name="ce25">
            <text:p>20.966</text:p>
          </table:table-cell>
          <table:table-cell office:value-type="percentage" office:value="0.37794963315486813" table:style-name="ce28">
            <text:p>3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Madrid</text:p>
          </table:table-cell>
          <table:table-cell office:value-type="float" office:value="838831" table:style-name="ce12">
            <text:p>838.831</text:p>
          </table:table-cell>
          <table:table-cell office:value-type="float" office:value="1058277" table:style-name="ce25">
            <text:p>1.058.277</text:p>
          </table:table-cell>
          <table:table-cell office:value-type="float" office:value="698382" table:style-name="ce25">
            <text:p>698.382</text:p>
          </table:table-cell>
          <table:table-cell office:value-type="percentage" office:value="0.83256579692452948" table:style-name="ce28">
            <text:p>83,3%</text:p>
          </table:table-cell>
          <table:table-cell office:value-type="float" office:value="359895" table:style-name="ce25">
            <text:p>359.895</text:p>
          </table:table-cell>
          <table:table-cell office:value-type="percentage" office:value="0.42904351412859087" table:style-name="ce28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Murcia<text:s/></text:p>
          </table:table-cell>
          <table:table-cell office:value-type="float" office:value="198553" table:style-name="ce12">
            <text:p>198.553</text:p>
          </table:table-cell>
          <table:table-cell office:value-type="float" office:value="237224" table:style-name="ce25">
            <text:p>237.224</text:p>
          </table:table-cell>
          <table:table-cell office:value-type="float" office:value="151569" table:style-name="ce25">
            <text:p>151.569</text:p>
          </table:table-cell>
          <table:table-cell office:value-type="percentage" office:value="0.76336796724300315" table:style-name="ce28">
            <text:p>76,3%</text:p>
          </table:table-cell>
          <table:table-cell office:value-type="float" office:value="85655" table:style-name="ce25">
            <text:p>85.655</text:p>
          </table:table-cell>
          <table:table-cell office:value-type="percentage" office:value="0.43139615115359625" table:style-name="ce28">
            <text:p>43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Navarra</text:p>
          </table:table-cell>
          <table:table-cell office:value-type="float" office:value="97268" table:style-name="ce12">
            <text:p>97.268</text:p>
          </table:table-cell>
          <table:table-cell office:value-type="float" office:value="117849" table:style-name="ce25">
            <text:p>117.849</text:p>
          </table:table-cell>
          <table:table-cell office:value-type="float" office:value="80540" table:style-name="ce25">
            <text:p>80.540</text:p>
          </table:table-cell>
          <table:table-cell office:value-type="percentage" office:value="0.82802154871077849" table:style-name="ce28">
            <text:p>82,8%</text:p>
          </table:table-cell>
          <table:table-cell office:value-type="float" office:value="37309" table:style-name="ce25">
            <text:p>37.309</text:p>
          </table:table-cell>
          <table:table-cell office:value-type="percentage" office:value="0.38356910803141836" table:style-name="ce28">
            <text:p>38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País Vasco</text:p>
          </table:table-cell>
          <table:table-cell office:value-type="float" office:value="379432" table:style-name="ce12">
            <text:p>379.432</text:p>
          </table:table-cell>
          <table:table-cell office:value-type="float" office:value="370971" table:style-name="ce25">
            <text:p>370.971</text:p>
          </table:table-cell>
          <table:table-cell office:value-type="float" office:value="265437" table:style-name="ce25">
            <text:p>265.437</text:p>
          </table:table-cell>
          <table:table-cell office:value-type="percentage" office:value="0.69956408526428981" table:style-name="ce28">
            <text:p>70,0%</text:p>
          </table:table-cell>
          <table:table-cell office:value-type="float" office:value="105534" table:style-name="ce25">
            <text:p>105.534</text:p>
          </table:table-cell>
          <table:table-cell office:value-type="percentage" office:value="0.27813679394463303" table:style-name="ce28">
            <text:p>2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Ceuta</text:p>
          </table:table-cell>
          <table:table-cell office:value-type="float" office:value="9988" table:style-name="ce12">
            <text:p>9.988</text:p>
          </table:table-cell>
          <table:table-cell office:value-type="float" office:value="11226" table:style-name="ce25">
            <text:p>11.226</text:p>
          </table:table-cell>
          <table:table-cell office:value-type="float" office:value="7625" table:style-name="ce25">
            <text:p>7.625</text:p>
          </table:table-cell>
          <table:table-cell office:value-type="percentage" office:value="0.76341609931918297" table:style-name="ce28">
            <text:p>76,3%</text:p>
          </table:table-cell>
          <table:table-cell office:value-type="float" office:value="3601" table:style-name="ce25">
            <text:p>3.601</text:p>
          </table:table-cell>
          <table:table-cell office:value-type="percentage" office:value="0.3605326391670004" table:style-name="ce28">
            <text:p>36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Melilla</text:p>
          </table:table-cell>
          <table:table-cell office:value-type="float" office:value="11311" table:style-name="ce12">
            <text:p>11.311</text:p>
          </table:table-cell>
          <table:table-cell office:value-type="float" office:value="10413" table:style-name="ce25">
            <text:p>10.413</text:p>
          </table:table-cell>
          <table:table-cell office:value-type="float" office:value="7990" table:style-name="ce25">
            <text:p>7.990</text:p>
          </table:table-cell>
          <table:table-cell office:value-type="percentage" office:value="0.70639200778003708" table:style-name="ce28">
            <text:p>70,6%</text:p>
          </table:table-cell>
          <table:table-cell office:value-type="float" office:value="2423" table:style-name="ce25">
            <text:p>2.423</text:p>
          </table:table-cell>
          <table:table-cell office:value-type="percentage" office:value="0.21421624966846434" table:style-name="ce28">
            <text:p>21,4%</text:p>
          </table:table-cell>
          <table:table-cell office:value-type="date" office:date-value="2021-03-30T00:00:00" table:style-name="ce16">
            <text:p>30/03/2021</text:p>
          </table:table-cell>
          <table:table-cell table:number-columns-repeated="16376"/>
        </table:table-row>
        <table:table-row table:style-name="ro5">
          <table:table-cell office:value-type="string" table:style-name="ce29">
            <text:p>Min. Defensa</text:p>
          </table:table-cell>
          <table:table-cell office:value-type="float" office:value="142511" table:style-name="ce30">
            <text:p>142.511</text:p>
          </table:table-cell>
          <table:table-cell office:value-type="float" office:value="28065" table:style-name="ce31">
            <text:p>28.065</text:p>
          </table:table-cell>
          <table:table-cell office:value-type="float" office:value="23217" table:style-name="ce31">
            <text:p>23.217</text:p>
          </table:table-cell>
          <table:table-cell office:value-type="percentage" office:value="0.16291373999200062" table:style-name="ce32">
            <text:p>16,3%</text:p>
          </table:table-cell>
          <table:table-cell office:value-type="float" office:value="4848" table:style-name="ce31">
            <text:p>4.848</text:p>
          </table:table-cell>
          <table:table-cell office:value-type="percentage" office:value="3.4018426647767538E-2" table:style-name="ce32">
            <text:p>3,4%</text:p>
          </table:table-cell>
          <table:table-cell office:value-type="date" office:date-value="2021-03-29T00:00:00" table:style-name="ce16">
            <text:p>29/03/2021</text:p>
          </table:table-cell>
          <table:table-cell table:number-columns-repeated="16376"/>
        </table:table-row>
        <table:table-row table:style-name="ro5">
          <table:table-cell office:value-type="string" table:style-name="ce18">
            <text:p>Totales</text:p>
          </table:table-cell>
          <table:table-cell office:value-type="float" office:value="6426581" table:style-name="ce33">
            <text:p>6.426.581</text:p>
          </table:table-cell>
          <table:table-cell office:value-type="float" office:value="8025619" table:style-name="ce33">
            <text:p>8.025.619</text:p>
          </table:table-cell>
          <table:table-cell office:value-type="float" office:value="5304678" table:style-name="ce33">
            <text:p>5.304.678</text:p>
          </table:table-cell>
          <table:table-cell office:value-type="percentage" office:value="0.82542770409335853" table:style-name="ce34">
            <text:p>82,5%</text:p>
          </table:table-cell>
          <table:table-cell office:value-type="float" office:value="2720941" table:style-name="ce33">
            <text:p>2.720.941</text:p>
          </table:table-cell>
          <table:table-cell office:value-type="percentage" office:value="0.42338857940170677" table:style-name="ce34">
            <text:p>42,3%</text:p>
          </table:table-cell>
          <table:table-cell table:style-name="ce33"/>
          <table:table-cell table:number-columns-repeated="16376"/>
        </table:table-row>
        <table:table-row table:number-rows-repeated="1048554" table:style-name="ro5">
          <table:table-cell table:number-columns-repeated="16384"/>
        </table:table-row>
      </table:table>
      <table:table table:name="Etarios_con_al_menos_1_dosis" table:style-name="ta3">
        <table:table-column table:style-name="co11" table:default-cell-style-name="ce1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default-cell-style-name="ce56"/>
        <table:table-column table:style-name="co10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16359" table:default-cell-style-name="ce1"/>
        <table:table-row table:style-name="ro7">
          <table:table-cell table:style-name="ce35"/>
          <table:table-cell office:value-type="string" table:style-name="ce36">
            <text:p>Personas con al menos 1 dosis ≥80 años</text:p>
          </table:table-cell>
          <table:table-cell office:value-type="string" table:style-name="ce36">
            <text:p>Población INE≥80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70-79 años</text:p>
          </table:table-cell>
          <table:table-cell office:value-type="string" table:style-name="ce36">
            <text:p>Población INE70-7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60-69 años</text:p>
          </table:table-cell>
          <table:table-cell office:value-type="string" table:style-name="ce36">
            <text:p>Población INE60-6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50-59 años</text:p>
          </table:table-cell>
          <table:table-cell office:value-type="string" table:style-name="ce36">
            <text:p>Población INE50-5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25-49 años</text:p>
          </table:table-cell>
          <table:table-cell office:value-type="string" table:style-name="ce36">
            <text:p>Población INE25-4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8-24 años</text:p>
          </table:table-cell>
          <table:table-cell office:value-type="string" table:style-name="ce36">
            <text:p>Población INE18-24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6-17 años</text:p>
          </table:table-cell>
          <table:table-cell office:value-type="string" table:style-name="ce36">
            <text:p>Población INE16-17 años</text:p>
          </table:table-cell>
          <table:table-cell office:value-type="string" table:style-name="ce37">
            <text:p>%</text:p>
          </table:table-cell>
          <table:table-cell office:value-type="string" table:style-name="ce38">
            <text:p>Total Personas con al menos 1 dosis</text:p>
          </table:table-cell>
          <table:table-cell office:value-type="string" table:style-name="ce38">
            <text:p>Total Población INE Población a Vacunar (1)</text:p>
          </table:table-cell>
          <table:table-cell office:value-type="string" table:style-name="ce39">
            <text:p>% Con al menos 1 dosis sobre Población a Vacunar INE</text:p>
          </table:table-cell>
          <table:table-cell table:number-columns-repeated="16359" table:style-name="ce40"/>
        </table:table-row>
        <table:table-row table:style-name="ro5">
          <table:table-cell office:value-type="string" table:style-name="ce41">
            <text:p>Andalucía</text:p>
          </table:table-cell>
          <table:table-cell office:value-type="float" office:value="398827" table:style-name="ce42">
            <text:p>398.827</text:p>
          </table:table-cell>
          <table:table-cell office:value-type="float" office:value="413516" table:style-name="ce42">
            <text:p>413.516</text:p>
          </table:table-cell>
          <table:table-cell office:value-type="percentage" office:value="0.96447779529691713" table:style-name="ce43">
            <text:p>96,4%</text:p>
          </table:table-cell>
          <table:table-cell office:value-type="float" office:value="47996" table:style-name="ce42">
            <text:p>47.996</text:p>
          </table:table-cell>
          <table:table-cell office:value-type="float" office:value="650381" table:style-name="ce42">
            <text:p>650.381</text:p>
          </table:table-cell>
          <table:table-cell office:value-type="percentage" office:value="7.3796743754814487E-2" table:style-name="ce43">
            <text:p>7,4%</text:p>
          </table:table-cell>
          <table:table-cell office:value-type="float" office:value="101365" table:style-name="ce42">
            <text:p>101.365</text:p>
          </table:table-cell>
          <table:table-cell office:value-type="float" office:value="916147" table:style-name="ce42">
            <text:p>916.147</text:p>
          </table:table-cell>
          <table:table-cell office:value-type="percentage" office:value="0.11064272436628619" table:style-name="ce43">
            <text:p>11,1%</text:p>
          </table:table-cell>
          <table:table-cell office:value-type="float" office:value="137105" table:style-name="ce42">
            <text:p>137.105</text:p>
          </table:table-cell>
          <table:table-cell office:value-type="float" office:value="1265021" table:style-name="ce42">
            <text:p>1.265.021</text:p>
          </table:table-cell>
          <table:table-cell office:value-type="percentage" office:value="0.10838159998924919" table:style-name="ce43">
            <text:p>10,8%</text:p>
          </table:table-cell>
          <table:table-cell office:value-type="float" office:value="320811" table:style-name="ce42">
            <text:p>320.811</text:p>
          </table:table-cell>
          <table:table-cell office:value-type="float" office:value="3009381" table:style-name="ce42">
            <text:p>3.009.381</text:p>
          </table:table-cell>
          <table:table-cell office:value-type="percentage" office:value="0.10660365038524534" table:style-name="ce43">
            <text:p>10,7%</text:p>
          </table:table-cell>
          <table:table-cell office:value-type="float" office:value="26233" table:style-name="ce42">
            <text:p>26.233</text:p>
          </table:table-cell>
          <table:table-cell office:value-type="float" office:value="625846" table:style-name="ce42">
            <text:p>625.846</text:p>
          </table:table-cell>
          <table:table-cell office:value-type="percentage" office:value="4.1916062417911112E-2" table:style-name="ce43">
            <text:p>4,2%</text:p>
          </table:table-cell>
          <table:table-cell office:value-type="float" office:value="163" table:style-name="ce42">
            <text:p>163</text:p>
          </table:table-cell>
          <table:table-cell office:value-type="float" office:value="181921" table:style-name="ce42">
            <text:p>181.921</text:p>
          </table:table-cell>
          <table:table-cell office:value-type="percentage" office:value="8.959933157799265E-4" table:style-name="ce43">
            <text:p>0,1%</text:p>
          </table:table-cell>
          <table:table-cell office:value-type="float" office:value="1032500" table:style-name="ce44">
            <text:p>1.032.500</text:p>
          </table:table-cell>
          <table:table-cell office:value-type="float" office:value="7062213" table:style-name="ce44">
            <text:p>7.062.213</text:p>
          </table:table-cell>
          <table:table-cell office:value-type="percentage" office:value="0.14620063144512918" table:style-name="ce45">
            <text:p>14,6%</text:p>
          </table:table-cell>
          <table:table-cell table:number-columns-repeated="16359"/>
        </table:table-row>
        <table:table-row table:style-name="ro5">
          <table:table-cell office:value-type="string" table:style-name="ce46">
            <text:p>Aragón</text:p>
          </table:table-cell>
          <table:table-cell office:value-type="float" office:value="75454" table:style-name="ce47">
            <text:p>75.454</text:p>
          </table:table-cell>
          <table:table-cell office:value-type="float" office:value="98807" table:style-name="ce47">
            <text:p>98.807</text:p>
          </table:table-cell>
          <table:table-cell office:value-type="percentage" office:value="0.76365034865950798" table:style-name="ce48">
            <text:p>76,4%</text:p>
          </table:table-cell>
          <table:table-cell office:value-type="float" office:value="3752" table:style-name="ce47">
            <text:p>3.752</text:p>
          </table:table-cell>
          <table:table-cell office:value-type="float" office:value="118955" table:style-name="ce47">
            <text:p>118.955</text:p>
          </table:table-cell>
          <table:table-cell office:value-type="percentage" office:value="3.154133916186793E-2" table:style-name="ce48">
            <text:p>3,2%</text:p>
          </table:table-cell>
          <table:table-cell office:value-type="float" office:value="14735" table:style-name="ce47">
            <text:p>14.735</text:p>
          </table:table-cell>
          <table:table-cell office:value-type="float" office:value="156367" table:style-name="ce47">
            <text:p>156.367</text:p>
          </table:table-cell>
          <table:table-cell office:value-type="percentage" office:value="9.4233438001624384E-2" table:style-name="ce48">
            <text:p>9,4%</text:p>
          </table:table-cell>
          <table:table-cell office:value-type="float" office:value="25077" table:style-name="ce47">
            <text:p>25.077</text:p>
          </table:table-cell>
          <table:table-cell office:value-type="float" office:value="198266" table:style-name="ce47">
            <text:p>198.266</text:p>
          </table:table-cell>
          <table:table-cell office:value-type="percentage" office:value="0.1264815954323989" table:style-name="ce48">
            <text:p>12,6%</text:p>
          </table:table-cell>
          <table:table-cell office:value-type="float" office:value="48713" table:style-name="ce47">
            <text:p>48.713</text:p>
          </table:table-cell>
          <table:table-cell office:value-type="float" office:value="446083" table:style-name="ce47">
            <text:p>446.083</text:p>
          </table:table-cell>
          <table:table-cell office:value-type="percentage" office:value="0.10920165081386199" table:style-name="ce48">
            <text:p>10,9%</text:p>
          </table:table-cell>
          <table:table-cell office:value-type="float" office:value="5621" table:style-name="ce47">
            <text:p>5.621</text:p>
          </table:table-cell>
          <table:table-cell office:value-type="float" office:value="89180" table:style-name="ce47">
            <text:p>89.180</text:p>
          </table:table-cell>
          <table:table-cell office:value-type="percentage" office:value="6.3029827315541603E-2" table:style-name="ce48">
            <text:p>6,3%</text:p>
          </table:table-cell>
          <table:table-cell office:value-type="float" office:value="28" table:style-name="ce47">
            <text:p>28</text:p>
          </table:table-cell>
          <table:table-cell office:value-type="float" office:value="25106" table:style-name="ce47">
            <text:p>25.106</text:p>
          </table:table-cell>
          <table:table-cell office:value-type="percentage" office:value="1.1152712499004221E-3" table:style-name="ce48">
            <text:p>0,1%</text:p>
          </table:table-cell>
          <table:table-cell office:value-type="float" office:value="173380" table:style-name="ce49">
            <text:p>173.380</text:p>
          </table:table-cell>
          <table:table-cell office:value-type="float" office:value="1132764" table:style-name="ce49">
            <text:p>1.132.764</text:p>
          </table:table-cell>
          <table:table-cell office:value-type="percentage" office:value="0.15305924270192203" table:style-name="ce50">
            <text:p>15,3%</text:p>
          </table:table-cell>
          <table:table-cell table:number-columns-repeated="16359"/>
        </table:table-row>
        <table:table-row table:style-name="ro5">
          <table:table-cell office:value-type="string" table:style-name="ce46">
            <text:p>Asturias<text:s/></text:p>
          </table:table-cell>
          <table:table-cell office:value-type="float" office:value="75946" table:style-name="ce47">
            <text:p>75.946</text:p>
          </table:table-cell>
          <table:table-cell office:value-type="float" office:value="87826" table:style-name="ce47">
            <text:p>87.826</text:p>
          </table:table-cell>
          <table:table-cell office:value-type="percentage" office:value="0.86473253933914784" table:style-name="ce48">
            <text:p>86,5%</text:p>
          </table:table-cell>
          <table:table-cell office:value-type="float" office:value="4451" table:style-name="ce47">
            <text:p>4.451</text:p>
          </table:table-cell>
          <table:table-cell office:value-type="float" office:value="109249" table:style-name="ce47">
            <text:p>109.249</text:p>
          </table:table-cell>
          <table:table-cell office:value-type="percentage" office:value="4.0741791686880427E-2" table:style-name="ce48">
            <text:p>4,1%</text:p>
          </table:table-cell>
          <table:table-cell office:value-type="float" office:value="28498" table:style-name="ce47">
            <text:p>28.498</text:p>
          </table:table-cell>
          <table:table-cell office:value-type="float" office:value="149652" table:style-name="ce47">
            <text:p>149.652</text:p>
          </table:table-cell>
          <table:table-cell office:value-type="percentage" office:value="0.19042846069548017" table:style-name="ce48">
            <text:p>19,0%</text:p>
          </table:table-cell>
          <table:table-cell office:value-type="float" office:value="20275" table:style-name="ce47">
            <text:p>20.275</text:p>
          </table:table-cell>
          <table:table-cell office:value-type="float" office:value="162645" table:style-name="ce47">
            <text:p>162.645</text:p>
          </table:table-cell>
          <table:table-cell office:value-type="percentage" office:value="0.12465799747917243" table:style-name="ce48">
            <text:p>12,5%</text:p>
          </table:table-cell>
          <table:table-cell office:value-type="float" office:value="29933" table:style-name="ce47">
            <text:p>29.933</text:p>
          </table:table-cell>
          <table:table-cell office:value-type="float" office:value="322095" table:style-name="ce47">
            <text:p>322.095</text:p>
          </table:table-cell>
          <table:table-cell office:value-type="percentage" office:value="9.2932209441313904E-2" table:style-name="ce48">
            <text:p>9,3%</text:p>
          </table:table-cell>
          <table:table-cell office:value-type="float" office:value="2888" table:style-name="ce47">
            <text:p>2.888</text:p>
          </table:table-cell>
          <table:table-cell office:value-type="float" office:value="54179" table:style-name="ce47">
            <text:p>54.179</text:p>
          </table:table-cell>
          <table:table-cell office:value-type="percentage" office:value="5.3304785987190607E-2" table:style-name="ce48">
            <text:p>5,3%</text:p>
          </table:table-cell>
          <table:table-cell office:value-type="float" office:value="30" table:style-name="ce47">
            <text:p>30</text:p>
          </table:table-cell>
          <table:table-cell office:value-type="float" office:value="15563" table:style-name="ce47">
            <text:p>15.563</text:p>
          </table:table-cell>
          <table:table-cell office:value-type="percentage" office:value="1.9276489108783653E-3" table:style-name="ce48">
            <text:p>0,2%</text:p>
          </table:table-cell>
          <table:table-cell office:value-type="float" office:value="162021" table:style-name="ce49">
            <text:p>162.021</text:p>
          </table:table-cell>
          <table:table-cell office:value-type="float" office:value="901209" table:style-name="ce49">
            <text:p>901.209</text:p>
          </table:table-cell>
          <table:table-cell office:value-type="percentage" office:value="0.17978182641318496" table:style-name="ce50">
            <text:p>18,0%</text:p>
          </table:table-cell>
          <table:table-cell table:number-columns-repeated="16359"/>
        </table:table-row>
        <table:table-row table:style-name="ro5">
          <table:table-cell office:value-type="string" table:style-name="ce46">
            <text:p>Baleares</text:p>
          </table:table-cell>
          <table:table-cell office:value-type="float" office:value="39827" table:style-name="ce47">
            <text:p>39.827</text:p>
          </table:table-cell>
          <table:table-cell office:value-type="float" office:value="49542" table:style-name="ce47">
            <text:p>49.542</text:p>
          </table:table-cell>
          <table:table-cell office:value-type="percentage" office:value="0.80390375842719308" table:style-name="ce48">
            <text:p>80,4%</text:p>
          </table:table-cell>
          <table:table-cell office:value-type="float" office:value="2358" table:style-name="ce47">
            <text:p>2.358</text:p>
          </table:table-cell>
          <table:table-cell office:value-type="float" office:value="80516" table:style-name="ce47">
            <text:p>80.516</text:p>
          </table:table-cell>
          <table:table-cell office:value-type="percentage" office:value="2.9286104625167668E-2" table:style-name="ce48">
            <text:p>2,9%</text:p>
          </table:table-cell>
          <table:table-cell office:value-type="float" office:value="19447" table:style-name="ce47">
            <text:p>19.447</text:p>
          </table:table-cell>
          <table:table-cell office:value-type="float" office:value="117231" table:style-name="ce47">
            <text:p>117.231</text:p>
          </table:table-cell>
          <table:table-cell office:value-type="percentage" office:value="0.1658861563920806" table:style-name="ce48">
            <text:p>16,6%</text:p>
          </table:table-cell>
          <table:table-cell office:value-type="float" office:value="20099" table:style-name="ce47">
            <text:p>20.099</text:p>
          </table:table-cell>
          <table:table-cell office:value-type="float" office:value="165797" table:style-name="ce47">
            <text:p>165.797</text:p>
          </table:table-cell>
          <table:table-cell office:value-type="percentage" office:value="0.12122656019107704" table:style-name="ce48">
            <text:p>12,1%</text:p>
          </table:table-cell>
          <table:table-cell office:value-type="float" office:value="41754" table:style-name="ce47">
            <text:p>41.754</text:p>
          </table:table-cell>
          <table:table-cell office:value-type="float" office:value="464054" table:style-name="ce47">
            <text:p>464.054</text:p>
          </table:table-cell>
          <table:table-cell office:value-type="percentage" office:value="8.9976597551147064E-2" table:style-name="ce48">
            <text:p>9,0%</text:p>
          </table:table-cell>
          <table:table-cell office:value-type="float" office:value="3550" table:style-name="ce47">
            <text:p>3.550</text:p>
          </table:table-cell>
          <table:table-cell office:value-type="float" office:value="85839" table:style-name="ce47">
            <text:p>85.839</text:p>
          </table:table-cell>
          <table:table-cell office:value-type="percentage" office:value="4.1356492969396197E-2" table:style-name="ce48">
            <text:p>4,1%</text:p>
          </table:table-cell>
          <table:table-cell office:value-type="float" office:value="32" table:style-name="ce47">
            <text:p>32</text:p>
          </table:table-cell>
          <table:table-cell office:value-type="float" office:value="23300" table:style-name="ce47">
            <text:p>23.300</text:p>
          </table:table-cell>
          <table:table-cell office:value-type="percentage" office:value="1.3733905579399143E-3" table:style-name="ce48">
            <text:p>0,1%</text:p>
          </table:table-cell>
          <table:table-cell office:value-type="float" office:value="127067" table:style-name="ce49">
            <text:p>127.067</text:p>
          </table:table-cell>
          <table:table-cell office:value-type="float" office:value="986279" table:style-name="ce49">
            <text:p>986.279</text:p>
          </table:table-cell>
          <table:table-cell office:value-type="percentage" office:value="0.12883474148795626" table:style-name="ce50">
            <text:p>12,9%</text:p>
          </table:table-cell>
          <table:table-cell table:number-columns-repeated="16359"/>
        </table:table-row>
        <table:table-row table:style-name="ro5">
          <table:table-cell office:value-type="string" table:style-name="ce46">
            <text:p>Canarias</text:p>
          </table:table-cell>
          <table:table-cell office:value-type="float" office:value="59148" table:style-name="ce47">
            <text:p>59.148</text:p>
          </table:table-cell>
          <table:table-cell office:value-type="float" office:value="90236" table:style-name="ce47">
            <text:p>90.236</text:p>
          </table:table-cell>
          <table:table-cell office:value-type="percentage" office:value="0.6554811826765371" table:style-name="ce48">
            <text:p>65,5%</text:p>
          </table:table-cell>
          <table:table-cell office:value-type="float" office:value="17523" table:style-name="ce47">
            <text:p>17.523</text:p>
          </table:table-cell>
          <table:table-cell office:value-type="float" office:value="154531" table:style-name="ce47">
            <text:p>154.531</text:p>
          </table:table-cell>
          <table:table-cell office:value-type="percentage" office:value="0.11339472338883461" table:style-name="ce48">
            <text:p>11,3%</text:p>
          </table:table-cell>
          <table:table-cell office:value-type="float" office:value="46304" table:style-name="ce47">
            <text:p>46.304</text:p>
          </table:table-cell>
          <table:table-cell office:value-type="float" office:value="235092" table:style-name="ce47">
            <text:p>235.092</text:p>
          </table:table-cell>
          <table:table-cell office:value-type="percentage" office:value="0.19696118966191958" table:style-name="ce48">
            <text:p>19,7%</text:p>
          </table:table-cell>
          <table:table-cell office:value-type="float" office:value="26820" table:style-name="ce47">
            <text:p>26.820</text:p>
          </table:table-cell>
          <table:table-cell office:value-type="float" office:value="350512" table:style-name="ce47">
            <text:p>350.512</text:p>
          </table:table-cell>
          <table:table-cell office:value-type="percentage" office:value="7.6516638517368882E-2" table:style-name="ce48">
            <text:p>7,7%</text:p>
          </table:table-cell>
          <table:table-cell office:value-type="float" office:value="64024" table:style-name="ce47">
            <text:p>64.024</text:p>
          </table:table-cell>
          <table:table-cell office:value-type="float" office:value="832411" table:style-name="ce47">
            <text:p>832.411</text:p>
          </table:table-cell>
          <table:table-cell office:value-type="percentage" office:value="7.6913928335882148E-2" table:style-name="ce48">
            <text:p>7,7%</text:p>
          </table:table-cell>
          <table:table-cell office:value-type="float" office:value="5611" table:style-name="ce47">
            <text:p>5.611</text:p>
          </table:table-cell>
          <table:table-cell office:value-type="float" office:value="163899" table:style-name="ce47">
            <text:p>163.899</text:p>
          </table:table-cell>
          <table:table-cell office:value-type="percentage" office:value="3.4234498075034016E-2" table:style-name="ce48">
            <text:p>3,4%</text:p>
          </table:table-cell>
          <table:table-cell office:value-type="float" office:value="31" table:style-name="ce47">
            <text:p>31</text:p>
          </table:table-cell>
          <table:table-cell office:value-type="float" office:value="44352" table:style-name="ce47">
            <text:p>44.352</text:p>
          </table:table-cell>
          <table:table-cell office:value-type="percentage" office:value="6.9895382395382399E-4" table:style-name="ce48">
            <text:p>0,1%</text:p>
          </table:table-cell>
          <table:table-cell office:value-type="float" office:value="219461" table:style-name="ce49">
            <text:p>219.461</text:p>
          </table:table-cell>
          <table:table-cell office:value-type="float" office:value="1871033" table:style-name="ce49">
            <text:p>1.871.033</text:p>
          </table:table-cell>
          <table:table-cell office:value-type="percentage" office:value="0.11729402955479673" table:style-name="ce50">
            <text:p>11,7%</text:p>
          </table:table-cell>
          <table:table-cell table:number-columns-repeated="16359"/>
        </table:table-row>
        <table:table-row table:style-name="ro5">
          <table:table-cell office:value-type="string" table:style-name="ce46">
            <text:p>Cantabria</text:p>
          </table:table-cell>
          <table:table-cell office:value-type="float" office:value="34898" table:style-name="ce47">
            <text:p>34.898</text:p>
          </table:table-cell>
          <table:table-cell office:value-type="float" office:value="41042" table:style-name="ce47">
            <text:p>41.042</text:p>
          </table:table-cell>
          <table:table-cell office:value-type="percentage" office:value="0.85029969299741726" table:style-name="ce48">
            <text:p>85,0%</text:p>
          </table:table-cell>
          <table:table-cell office:value-type="float" office:value="2092" table:style-name="ce47">
            <text:p>2.092</text:p>
          </table:table-cell>
          <table:table-cell office:value-type="float" office:value="53066" table:style-name="ce47">
            <text:p>53.066</text:p>
          </table:table-cell>
          <table:table-cell office:value-type="percentage" office:value="3.9422605811630797E-2" table:style-name="ce48">
            <text:p>3,9%</text:p>
          </table:table-cell>
          <table:table-cell office:value-type="float" office:value="5640" table:style-name="ce47">
            <text:p>5.640</text:p>
          </table:table-cell>
          <table:table-cell office:value-type="float" office:value="77345" table:style-name="ce47">
            <text:p>77.345</text:p>
          </table:table-cell>
          <table:table-cell office:value-type="percentage" office:value="7.2920033615618329E-2" table:style-name="ce48">
            <text:p>7,3%</text:p>
          </table:table-cell>
          <table:table-cell office:value-type="float" office:value="10927" table:style-name="ce47">
            <text:p>10.927</text:p>
          </table:table-cell>
          <table:table-cell office:value-type="float" office:value="89964" table:style-name="ce47">
            <text:p>89.964</text:p>
          </table:table-cell>
          <table:table-cell office:value-type="percentage" office:value="0.12145969498910675" table:style-name="ce48">
            <text:p>12,1%</text:p>
          </table:table-cell>
          <table:table-cell office:value-type="float" office:value="22146" table:style-name="ce47">
            <text:p>22.146</text:p>
          </table:table-cell>
          <table:table-cell office:value-type="float" office:value="194241" table:style-name="ce47">
            <text:p>194.241</text:p>
          </table:table-cell>
          <table:table-cell office:value-type="percentage" office:value="0.11401300446352727" table:style-name="ce48">
            <text:p>11,4%</text:p>
          </table:table-cell>
          <table:table-cell office:value-type="float" office:value="1538" table:style-name="ce47">
            <text:p>1.538</text:p>
          </table:table-cell>
          <table:table-cell office:value-type="float" office:value="34935" table:style-name="ce47">
            <text:p>34.935</text:p>
          </table:table-cell>
          <table:table-cell office:value-type="percentage" office:value="4.4024617146128521E-2" table:style-name="ce48">
            <text:p>4,4%</text:p>
          </table:table-cell>
          <table:table-cell office:value-type="float" office:value="5" table:style-name="ce47">
            <text:p>5</text:p>
          </table:table-cell>
          <table:table-cell office:value-type="float" office:value="10791" table:style-name="ce47">
            <text:p>10.791</text:p>
          </table:table-cell>
          <table:table-cell office:value-type="percentage" office:value="4.6334908720229822E-4" table:style-name="ce48">
            <text:p>0,0%</text:p>
          </table:table-cell>
          <table:table-cell office:value-type="float" office:value="77246" table:style-name="ce49">
            <text:p>77.246</text:p>
          </table:table-cell>
          <table:table-cell office:value-type="float" office:value="501384" table:style-name="ce49">
            <text:p>501.384</text:p>
          </table:table-cell>
          <table:table-cell office:value-type="percentage" office:value="0.15406554656710225" table:style-name="ce50">
            <text:p>15,4%</text:p>
          </table:table-cell>
          <table:table-cell table:number-columns-repeated="16359"/>
        </table:table-row>
        <table:table-row table:style-name="ro5">
          <table:table-cell office:value-type="string" table:style-name="ce46">
            <text:p>Castilla y Leon</text:p>
          </table:table-cell>
          <table:table-cell office:value-type="float" office:value="173245" table:style-name="ce47">
            <text:p>173.245</text:p>
          </table:table-cell>
          <table:table-cell office:value-type="float" office:value="223657" table:style-name="ce47">
            <text:p>223.657</text:p>
          </table:table-cell>
          <table:table-cell office:value-type="percentage" office:value="0.7746012867918286" table:style-name="ce48">
            <text:p>77,5%</text:p>
          </table:table-cell>
          <table:table-cell office:value-type="float" office:value="17978" table:style-name="ce47">
            <text:p>17.978</text:p>
          </table:table-cell>
          <table:table-cell office:value-type="float" office:value="245410" table:style-name="ce47">
            <text:p>245.410</text:p>
          </table:table-cell>
          <table:table-cell office:value-type="percentage" office:value="7.3256998492318981E-2" table:style-name="ce48">
            <text:p>7,3%</text:p>
          </table:table-cell>
          <table:table-cell office:value-type="float" office:value="42489" table:style-name="ce47">
            <text:p>42.489</text:p>
          </table:table-cell>
          <table:table-cell office:value-type="float" office:value="318575" table:style-name="ce47">
            <text:p>318.575</text:p>
          </table:table-cell>
          <table:table-cell office:value-type="percentage" office:value="0.13337204739857175" table:style-name="ce48">
            <text:p>13,3%</text:p>
          </table:table-cell>
          <table:table-cell office:value-type="float" office:value="51743" table:style-name="ce47">
            <text:p>51.743</text:p>
          </table:table-cell>
          <table:table-cell office:value-type="float" office:value="381175" table:style-name="ce47">
            <text:p>381.175</text:p>
          </table:table-cell>
          <table:table-cell office:value-type="percentage" office:value="0.13574604840296453" table:style-name="ce48">
            <text:p>13,6%</text:p>
          </table:table-cell>
          <table:table-cell office:value-type="float" office:value="83760" table:style-name="ce47">
            <text:p>83.760</text:p>
          </table:table-cell>
          <table:table-cell office:value-type="float" office:value="738950" table:style-name="ce47">
            <text:p>738.950</text:p>
          </table:table-cell>
          <table:table-cell office:value-type="percentage" office:value="0.11335002368225185" table:style-name="ce48">
            <text:p>11,3%</text:p>
          </table:table-cell>
          <table:table-cell office:value-type="float" office:value="7165" table:style-name="ce47">
            <text:p>7.165</text:p>
          </table:table-cell>
          <table:table-cell office:value-type="float" office:value="144422" table:style-name="ce47">
            <text:p>144.422</text:p>
          </table:table-cell>
          <table:table-cell office:value-type="percentage" office:value="4.9611555026242538E-2" table:style-name="ce48">
            <text:p>5,0%</text:p>
          </table:table-cell>
          <table:table-cell office:value-type="float" office:value="90" table:style-name="ce47">
            <text:p>90</text:p>
          </table:table-cell>
          <table:table-cell office:value-type="float" office:value="40684" table:style-name="ce47">
            <text:p>40.684</text:p>
          </table:table-cell>
          <table:table-cell office:value-type="percentage" office:value="2.2121718611739258E-3" table:style-name="ce48">
            <text:p>0,2%</text:p>
          </table:table-cell>
          <table:table-cell office:value-type="float" office:value="376470" table:style-name="ce49">
            <text:p>376.470</text:p>
          </table:table-cell>
          <table:table-cell office:value-type="float" office:value="2092873" table:style-name="ce49">
            <text:p>2.092.873</text:p>
          </table:table-cell>
          <table:table-cell office:value-type="percentage" office:value="0.179881913522703" table:style-name="ce50">
            <text:p>18,0%</text:p>
          </table:table-cell>
          <table:table-cell table:number-columns-repeated="16359"/>
        </table:table-row>
        <table:table-row table:style-name="ro5">
          <table:table-cell office:value-type="string" table:style-name="ce46">
            <text:p>Castilla - La Mancha</text:p>
          </table:table-cell>
          <table:table-cell office:value-type="float" office:value="108561" table:style-name="ce47">
            <text:p>108.561</text:p>
          </table:table-cell>
          <table:table-cell office:value-type="float" office:value="135194" table:style-name="ce47">
            <text:p>135.194</text:p>
          </table:table-cell>
          <table:table-cell office:value-type="percentage" office:value="0.80300161249759605" table:style-name="ce48">
            <text:p>80,3%</text:p>
          </table:table-cell>
          <table:table-cell office:value-type="float" office:value="7174" table:style-name="ce47">
            <text:p>7.174</text:p>
          </table:table-cell>
          <table:table-cell office:value-type="float" office:value="159101" table:style-name="ce47">
            <text:p>159.101</text:p>
          </table:table-cell>
          <table:table-cell office:value-type="percentage" office:value="4.5090854237245521E-2" table:style-name="ce48">
            <text:p>4,5%</text:p>
          </table:table-cell>
          <table:table-cell office:value-type="float" office:value="37667" table:style-name="ce47">
            <text:p>37.667</text:p>
          </table:table-cell>
          <table:table-cell office:value-type="float" office:value="218444" table:style-name="ce47">
            <text:p>218.444</text:p>
          </table:table-cell>
          <table:table-cell office:value-type="percentage" office:value="0.17243320942667228" table:style-name="ce48">
            <text:p>17,2%</text:p>
          </table:table-cell>
          <table:table-cell office:value-type="float" office:value="41794" table:style-name="ce47">
            <text:p>41.794</text:p>
          </table:table-cell>
          <table:table-cell office:value-type="float" office:value="307478" table:style-name="ce47">
            <text:p>307.478</text:p>
          </table:table-cell>
          <table:table-cell office:value-type="percentage" office:value="0.13592517188221595" table:style-name="ce48">
            <text:p>13,6%</text:p>
          </table:table-cell>
          <table:table-cell office:value-type="float" office:value="72538" table:style-name="ce47">
            <text:p>72.538</text:p>
          </table:table-cell>
          <table:table-cell office:value-type="float" office:value="707865" table:style-name="ce47">
            <text:p>707.865</text:p>
          </table:table-cell>
          <table:table-cell office:value-type="percentage" office:value="0.10247434185897028" table:style-name="ce48">
            <text:p>10,2%</text:p>
          </table:table-cell>
          <table:table-cell office:value-type="float" office:value="5664" table:style-name="ce47">
            <text:p>5.664</text:p>
          </table:table-cell>
          <table:table-cell office:value-type="float" office:value="149518" table:style-name="ce47">
            <text:p>149.518</text:p>
          </table:table-cell>
          <table:table-cell office:value-type="percentage" office:value="3.7881726614855733E-2" table:style-name="ce48">
            <text:p>3,8%</text:p>
          </table:table-cell>
          <table:table-cell office:value-type="float" office:value="91" table:style-name="ce47">
            <text:p>91</text:p>
          </table:table-cell>
          <table:table-cell office:value-type="float" office:value="42364" table:style-name="ce47">
            <text:p>42.364</text:p>
          </table:table-cell>
          <table:table-cell office:value-type="percentage" office:value="2.1480502313284866E-3" table:style-name="ce48">
            <text:p>0,2%</text:p>
          </table:table-cell>
          <table:table-cell office:value-type="float" office:value="273489" table:style-name="ce49">
            <text:p>273.489</text:p>
          </table:table-cell>
          <table:table-cell office:value-type="float" office:value="1719964" table:style-name="ce49">
            <text:p>1.719.964</text:p>
          </table:table-cell>
          <table:table-cell office:value-type="percentage" office:value="0.15900856064429256" table:style-name="ce50">
            <text:p>15,9%</text:p>
          </table:table-cell>
          <table:table-cell table:number-columns-repeated="16359"/>
        </table:table-row>
        <table:table-row table:style-name="ro5">
          <table:table-cell office:value-type="string" table:style-name="ce46">
            <text:p>Cataluña</text:p>
          </table:table-cell>
          <table:table-cell office:value-type="float" office:value="315877" table:style-name="ce47">
            <text:p>315.877</text:p>
          </table:table-cell>
          <table:table-cell office:value-type="float" office:value="447196" table:style-name="ce47">
            <text:p>447.196</text:p>
          </table:table-cell>
          <table:table-cell office:value-type="percentage" office:value="0.70635023569083799" table:style-name="ce48">
            <text:p>70,6%</text:p>
          </table:table-cell>
          <table:table-cell office:value-type="float" office:value="40698" table:style-name="ce47">
            <text:p>40.698</text:p>
          </table:table-cell>
          <table:table-cell office:value-type="float" office:value="635292" table:style-name="ce47">
            <text:p>635.292</text:p>
          </table:table-cell>
          <table:table-cell office:value-type="percentage" office:value="6.4061880206267352E-2" table:style-name="ce48">
            <text:p>6,4%</text:p>
          </table:table-cell>
          <table:table-cell office:value-type="float" office:value="217112" table:style-name="ce47">
            <text:p>217.112</text:p>
          </table:table-cell>
          <table:table-cell office:value-type="float" office:value="837584" table:style-name="ce47">
            <text:p>837.584</text:p>
          </table:table-cell>
          <table:table-cell office:value-type="percentage" office:value="0.25921221035740893" table:style-name="ce48">
            <text:p>25,9%</text:p>
          </table:table-cell>
          <table:table-cell office:value-type="float" office:value="125134" table:style-name="ce47">
            <text:p>125.134</text:p>
          </table:table-cell>
          <table:table-cell office:value-type="float" office:value="1091780" table:style-name="ce47">
            <text:p>1.091.780</text:p>
          </table:table-cell>
          <table:table-cell office:value-type="percentage" office:value="0.11461466595834326" table:style-name="ce48">
            <text:p>11,5%</text:p>
          </table:table-cell>
          <table:table-cell office:value-type="float" office:value="283624" table:style-name="ce47">
            <text:p>283.624</text:p>
          </table:table-cell>
          <table:table-cell office:value-type="float" office:value="2803626" table:style-name="ce47">
            <text:p>2.803.626</text:p>
          </table:table-cell>
          <table:table-cell office:value-type="percentage" office:value="0.10116327926763413" table:style-name="ce48">
            <text:p>10,1%</text:p>
          </table:table-cell>
          <table:table-cell office:value-type="float" office:value="34009" table:style-name="ce47">
            <text:p>34.009</text:p>
          </table:table-cell>
          <table:table-cell office:value-type="float" office:value="556316" table:style-name="ce47">
            <text:p>556.316</text:p>
          </table:table-cell>
          <table:table-cell office:value-type="percentage" office:value="6.1132521804154474E-2" table:style-name="ce48">
            <text:p>6,1%</text:p>
          </table:table-cell>
          <table:table-cell office:value-type="float" office:value="285" table:style-name="ce47">
            <text:p>285</text:p>
          </table:table-cell>
          <table:table-cell office:value-type="float" office:value="159864" table:style-name="ce47">
            <text:p>159.864</text:p>
          </table:table-cell>
          <table:table-cell office:value-type="percentage" office:value="1.7827653505479658E-3" table:style-name="ce48">
            <text:p>0,2%</text:p>
          </table:table-cell>
          <table:table-cell office:value-type="float" office:value="1016739" table:style-name="ce49">
            <text:p>1.016.739</text:p>
          </table:table-cell>
          <table:table-cell office:value-type="float" office:value="6531658" table:style-name="ce49">
            <text:p>6.531.658</text:p>
          </table:table-cell>
          <table:table-cell office:value-type="percentage" office:value="0.15566323282694838" table:style-name="ce50">
            <text:p>15,6%</text:p>
          </table:table-cell>
          <table:table-cell table:number-columns-repeated="16359"/>
        </table:table-row>
        <table:table-row table:style-name="ro5">
          <table:table-cell office:value-type="string" table:style-name="ce46">
            <text:p>C. Valenciana</text:p>
          </table:table-cell>
          <table:table-cell office:value-type="float" office:value="250942" table:style-name="ce47">
            <text:p>250.942</text:p>
          </table:table-cell>
          <table:table-cell office:value-type="float" office:value="276531" table:style-name="ce47">
            <text:p>276.531</text:p>
          </table:table-cell>
          <table:table-cell office:value-type="percentage" office:value="0.90746426259623691" table:style-name="ce48">
            <text:p>90,7%</text:p>
          </table:table-cell>
          <table:table-cell office:value-type="float" office:value="15556" table:style-name="ce47">
            <text:p>15.556</text:p>
          </table:table-cell>
          <table:table-cell office:value-type="float" office:value="437862" table:style-name="ce47">
            <text:p>437.862</text:p>
          </table:table-cell>
          <table:table-cell office:value-type="percentage" office:value="3.5527175228725033E-2" table:style-name="ce48">
            <text:p>3,6%</text:p>
          </table:table-cell>
          <table:table-cell office:value-type="float" office:value="38551" table:style-name="ce47">
            <text:p>38.551</text:p>
          </table:table-cell>
          <table:table-cell office:value-type="float" office:value="580728" table:style-name="ce47">
            <text:p>580.728</text:p>
          </table:table-cell>
          <table:table-cell office:value-type="percentage" office:value="6.638391811657092E-2" table:style-name="ce48">
            <text:p>6,6%</text:p>
          </table:table-cell>
          <table:table-cell office:value-type="float" office:value="88697" table:style-name="ce47">
            <text:p>88.697</text:p>
          </table:table-cell>
          <table:table-cell office:value-type="float" office:value="752334" table:style-name="ce47">
            <text:p>752.334</text:p>
          </table:table-cell>
          <table:table-cell office:value-type="percentage" office:value="0.11789577501482054" table:style-name="ce48">
            <text:p>11,8%</text:p>
          </table:table-cell>
          <table:table-cell office:value-type="float" office:value="196872" table:style-name="ce47">
            <text:p>196.872</text:p>
          </table:table-cell>
          <table:table-cell office:value-type="float" office:value="1765967" table:style-name="ce47">
            <text:p>1.765.967</text:p>
          </table:table-cell>
          <table:table-cell office:value-type="percentage" office:value="0.11148113186713002" table:style-name="ce48">
            <text:p>11,1%</text:p>
          </table:table-cell>
          <table:table-cell office:value-type="float" office:value="17161" table:style-name="ce47">
            <text:p>17.161</text:p>
          </table:table-cell>
          <table:table-cell office:value-type="float" office:value="352834" table:style-name="ce47">
            <text:p>352.834</text:p>
          </table:table-cell>
          <table:table-cell office:value-type="percentage" office:value="4.8637602952096452E-2" table:style-name="ce48">
            <text:p>4,9%</text:p>
          </table:table-cell>
          <table:table-cell office:value-type="float" office:value="110" table:style-name="ce47">
            <text:p>110</text:p>
          </table:table-cell>
          <table:table-cell office:value-type="float" office:value="103049" table:style-name="ce47">
            <text:p>103.049</text:p>
          </table:table-cell>
          <table:table-cell office:value-type="percentage" office:value="1.0674533474366564E-3" table:style-name="ce48">
            <text:p>0,1%</text:p>
          </table:table-cell>
          <table:table-cell office:value-type="float" office:value="607889" table:style-name="ce49">
            <text:p>607.889</text:p>
          </table:table-cell>
          <table:table-cell office:value-type="float" office:value="4269305" table:style-name="ce49">
            <text:p>4.269.305</text:p>
          </table:table-cell>
          <table:table-cell office:value-type="percentage" office:value="0.14238593869493982" table:style-name="ce50">
            <text:p>14,2%</text:p>
          </table:table-cell>
          <table:table-cell table:number-columns-repeated="16359"/>
        </table:table-row>
        <table:table-row table:style-name="ro5">
          <table:table-cell office:value-type="string" table:style-name="ce46">
            <text:p>Extremadura</text:p>
          </table:table-cell>
          <table:table-cell office:value-type="float" office:value="68561" table:style-name="ce47">
            <text:p>68.561</text:p>
          </table:table-cell>
          <table:table-cell office:value-type="float" office:value="76005" table:style-name="ce47">
            <text:p>76.005</text:p>
          </table:table-cell>
          <table:table-cell office:value-type="percentage" office:value="0.90205907506085126" table:style-name="ce48">
            <text:p>90,2%</text:p>
          </table:table-cell>
          <table:table-cell office:value-type="float" office:value="6239" table:style-name="ce47">
            <text:p>6.239</text:p>
          </table:table-cell>
          <table:table-cell office:value-type="float" office:value="91876" table:style-name="ce47">
            <text:p>91.876</text:p>
          </table:table-cell>
          <table:table-cell office:value-type="percentage" office:value="6.7906743872175546E-2" table:style-name="ce48">
            <text:p>6,8%</text:p>
          </table:table-cell>
          <table:table-cell office:value-type="float" office:value="27591" table:style-name="ce47">
            <text:p>27.591</text:p>
          </table:table-cell>
          <table:table-cell office:value-type="float" office:value="125297" table:style-name="ce47">
            <text:p>125.297</text:p>
          </table:table-cell>
          <table:table-cell office:value-type="percentage" office:value="0.2202047934108558" table:style-name="ce48">
            <text:p>22,0%</text:p>
          </table:table-cell>
          <table:table-cell office:value-type="float" office:value="21351" table:style-name="ce47">
            <text:p>21.351</text:p>
          </table:table-cell>
          <table:table-cell office:value-type="float" office:value="169216" table:style-name="ce47">
            <text:p>169.216</text:p>
          </table:table-cell>
          <table:table-cell office:value-type="percentage" office:value="0.12617601172465961" table:style-name="ce48">
            <text:p>12,6%</text:p>
          </table:table-cell>
          <table:table-cell office:value-type="float" office:value="40416" table:style-name="ce47">
            <text:p>40.416</text:p>
          </table:table-cell>
          <table:table-cell office:value-type="float" office:value="351778" table:style-name="ce47">
            <text:p>351.778</text:p>
          </table:table-cell>
          <table:table-cell office:value-type="percentage" office:value="0.11489064125670168" table:style-name="ce48">
            <text:p>11,5%</text:p>
          </table:table-cell>
          <table:table-cell office:value-type="float" office:value="2078" table:style-name="ce47">
            <text:p>2.078</text:p>
          </table:table-cell>
          <table:table-cell office:value-type="float" office:value="76088" table:style-name="ce47">
            <text:p>76.088</text:p>
          </table:table-cell>
          <table:table-cell office:value-type="percentage" office:value="2.7310482599095784E-2" table:style-name="ce48">
            <text:p>2,7%</text:p>
          </table:table-cell>
          <table:table-cell office:value-type="float" office:value="42" table:style-name="ce47">
            <text:p>42</text:p>
          </table:table-cell>
          <table:table-cell office:value-type="float" office:value="20953" table:style-name="ce47">
            <text:p>20.953</text:p>
          </table:table-cell>
          <table:table-cell office:value-type="percentage" office:value="2.0044862310886267E-3" table:style-name="ce48">
            <text:p>0,2%</text:p>
          </table:table-cell>
          <table:table-cell office:value-type="float" office:value="166278" table:style-name="ce49">
            <text:p>166.278</text:p>
          </table:table-cell>
          <table:table-cell office:value-type="float" office:value="911213" table:style-name="ce49">
            <text:p>911.213</text:p>
          </table:table-cell>
          <table:table-cell office:value-type="percentage" office:value="0.18247983731575385" table:style-name="ce50">
            <text:p>18,2%</text:p>
          </table:table-cell>
          <table:table-cell table:number-columns-repeated="16359"/>
        </table:table-row>
        <table:table-row table:style-name="ro5">
          <table:table-cell office:value-type="string" table:style-name="ce46">
            <text:p>Galicia</text:p>
          </table:table-cell>
          <table:table-cell office:value-type="float" office:value="198632" table:style-name="ce47">
            <text:p>198.632</text:p>
          </table:table-cell>
          <table:table-cell office:value-type="float" office:value="234302" table:style-name="ce47">
            <text:p>234.302</text:p>
          </table:table-cell>
          <table:table-cell office:value-type="percentage" office:value="0.84776058249609476" table:style-name="ce48">
            <text:p>84,8%</text:p>
          </table:table-cell>
          <table:table-cell office:value-type="float" office:value="5142" table:style-name="ce47">
            <text:p>5.142</text:p>
          </table:table-cell>
          <table:table-cell office:value-type="float" office:value="289762" table:style-name="ce47">
            <text:p>289.762</text:p>
          </table:table-cell>
          <table:table-cell office:value-type="percentage" office:value="1.7745598111553618E-2" table:style-name="ce48">
            <text:p>1,8%</text:p>
          </table:table-cell>
          <table:table-cell office:value-type="float" office:value="20817" table:style-name="ce47">
            <text:p>20.817</text:p>
          </table:table-cell>
          <table:table-cell office:value-type="float" office:value="346927" table:style-name="ce47">
            <text:p>346.927</text:p>
          </table:table-cell>
          <table:table-cell office:value-type="percentage" office:value="6.000397778206943E-2" table:style-name="ce48">
            <text:p>6,0%</text:p>
          </table:table-cell>
          <table:table-cell office:value-type="float" office:value="61342" table:style-name="ce47">
            <text:p>61.342</text:p>
          </table:table-cell>
          <table:table-cell office:value-type="float" office:value="405889" table:style-name="ce47">
            <text:p>405.889</text:p>
          </table:table-cell>
          <table:table-cell office:value-type="percentage" office:value="0.15112998874076411" table:style-name="ce48">
            <text:p>15,1%</text:p>
          </table:table-cell>
          <table:table-cell office:value-type="float" office:value="92732" table:style-name="ce47">
            <text:p>92.732</text:p>
          </table:table-cell>
          <table:table-cell office:value-type="float" office:value="889004" table:style-name="ce47">
            <text:p>889.004</text:p>
          </table:table-cell>
          <table:table-cell office:value-type="percentage" office:value="0.10430999185605463" table:style-name="ce48">
            <text:p>10,4%</text:p>
          </table:table-cell>
          <table:table-cell office:value-type="float" office:value="4274" table:style-name="ce47">
            <text:p>4.274</text:p>
          </table:table-cell>
          <table:table-cell office:value-type="float" office:value="152745" table:style-name="ce47">
            <text:p>152.745</text:p>
          </table:table-cell>
          <table:table-cell office:value-type="percentage" office:value="2.7981275982847231E-2" table:style-name="ce48">
            <text:p>2,8%</text:p>
          </table:table-cell>
          <table:table-cell office:value-type="float" office:value="3" table:style-name="ce47">
            <text:p>3</text:p>
          </table:table-cell>
          <table:table-cell office:value-type="float" office:value="44014" table:style-name="ce47">
            <text:p>44.014</text:p>
          </table:table-cell>
          <table:table-cell office:value-type="percentage" office:value="6.8160130867451259E-5" table:style-name="ce48">
            <text:p>0,0%</text:p>
          </table:table-cell>
          <table:table-cell office:value-type="float" office:value="382942" table:style-name="ce49">
            <text:p>382.942</text:p>
          </table:table-cell>
          <table:table-cell office:value-type="float" office:value="2362643" table:style-name="ce49">
            <text:p>2.362.643</text:p>
          </table:table-cell>
          <table:table-cell office:value-type="percentage" office:value="0.16208204117168781" table:style-name="ce50">
            <text:p>16,2%</text:p>
          </table:table-cell>
          <table:table-cell table:number-columns-repeated="16359"/>
        </table:table-row>
        <table:table-row table:style-name="ro5">
          <table:table-cell office:value-type="string" table:style-name="ce46">
            <text:p>La Rioja</text:p>
          </table:table-cell>
          <table:table-cell office:value-type="float" office:value="16151" table:style-name="ce47">
            <text:p>16.151</text:p>
          </table:table-cell>
          <table:table-cell office:value-type="float" office:value="22207" table:style-name="ce47">
            <text:p>22.207</text:p>
          </table:table-cell>
          <table:table-cell office:value-type="percentage" office:value="0.72729319583914986" table:style-name="ce48">
            <text:p>72,7%</text:p>
          </table:table-cell>
          <table:table-cell office:value-type="float" office:value="738" table:style-name="ce47">
            <text:p>738</text:p>
          </table:table-cell>
          <table:table-cell office:value-type="float" office:value="28125" table:style-name="ce47">
            <text:p>28.125</text:p>
          </table:table-cell>
          <table:table-cell office:value-type="percentage" office:value="2.6239999999999999E-2" table:style-name="ce48">
            <text:p>2,6%</text:p>
          </table:table-cell>
          <table:table-cell office:value-type="float" office:value="7729" table:style-name="ce47">
            <text:p>7.729</text:p>
          </table:table-cell>
          <table:table-cell office:value-type="float" office:value="37718" table:style-name="ce47">
            <text:p>37.718</text:p>
          </table:table-cell>
          <table:table-cell office:value-type="percentage" office:value="0.20491542499602311" table:style-name="ce48">
            <text:p>20,5%</text:p>
          </table:table-cell>
          <table:table-cell office:value-type="float" office:value="6518" table:style-name="ce47">
            <text:p>6.518</text:p>
          </table:table-cell>
          <table:table-cell office:value-type="float" office:value="47664" table:style-name="ce47">
            <text:p>47.664</text:p>
          </table:table-cell>
          <table:table-cell office:value-type="percentage" office:value="0.1367489090298758" table:style-name="ce48">
            <text:p>13,7%</text:p>
          </table:table-cell>
          <table:table-cell office:value-type="float" office:value="12754" table:style-name="ce47">
            <text:p>12.754</text:p>
          </table:table-cell>
          <table:table-cell office:value-type="float" office:value="107618" table:style-name="ce47">
            <text:p>107.618</text:p>
          </table:table-cell>
          <table:table-cell office:value-type="percentage" office:value="0.11851177312345518" table:style-name="ce48">
            <text:p>11,9%</text:p>
          </table:table-cell>
          <table:table-cell office:value-type="float" office:value="1252" table:style-name="ce47">
            <text:p>1.252</text:p>
          </table:table-cell>
          <table:table-cell office:value-type="float" office:value="21170" table:style-name="ce47">
            <text:p>21.170</text:p>
          </table:table-cell>
          <table:table-cell office:value-type="percentage" office:value="5.9140292867265E-2" table:style-name="ce48">
            <text:p>5,9%</text:p>
          </table:table-cell>
          <table:table-cell office:value-type="float" office:value="8" table:style-name="ce47">
            <text:p>8</text:p>
          </table:table-cell>
          <table:table-cell office:value-type="float" office:value="6286" table:style-name="ce47">
            <text:p>6.286</text:p>
          </table:table-cell>
          <table:table-cell office:value-type="percentage" office:value="1.2726694241170856E-3" table:style-name="ce48">
            <text:p>0,1%</text:p>
          </table:table-cell>
          <table:table-cell office:value-type="float" office:value="45150" table:style-name="ce49">
            <text:p>45.150</text:p>
          </table:table-cell>
          <table:table-cell office:value-type="float" office:value="270788" table:style-name="ce49">
            <text:p>270.788</text:p>
          </table:table-cell>
          <table:table-cell office:value-type="percentage" office:value="0.16673560128218384" table:style-name="ce50">
            <text:p>16,7%</text:p>
          </table:table-cell>
          <table:table-cell table:number-columns-repeated="16359"/>
        </table:table-row>
        <table:table-row table:style-name="ro5">
          <table:table-cell office:value-type="string" table:style-name="ce46">
            <text:p>Madrid</text:p>
          </table:table-cell>
          <table:table-cell office:value-type="float" office:value="255381" table:style-name="ce47">
            <text:p>255.381</text:p>
          </table:table-cell>
          <table:table-cell office:value-type="float" office:value="364122" table:style-name="ce47">
            <text:p>364.122</text:p>
          </table:table-cell>
          <table:table-cell office:value-type="percentage" office:value="0.70136108227462224" table:style-name="ce48">
            <text:p>70,1%</text:p>
          </table:table-cell>
          <table:table-cell office:value-type="float" office:value="31881" table:style-name="ce47">
            <text:p>31.881</text:p>
          </table:table-cell>
          <table:table-cell office:value-type="float" office:value="526081" table:style-name="ce47">
            <text:p>526.081</text:p>
          </table:table-cell>
          <table:table-cell office:value-type="percentage" office:value="6.0600934076691614E-2" table:style-name="ce48">
            <text:p>6,1%</text:p>
          </table:table-cell>
          <table:table-cell office:value-type="float" office:value="124129" table:style-name="ce47">
            <text:p>124.129</text:p>
          </table:table-cell>
          <table:table-cell office:value-type="float" office:value="703323" table:style-name="ce47">
            <text:p>703.323</text:p>
          </table:table-cell>
          <table:table-cell office:value-type="percentage" office:value="0.17648932282891361" table:style-name="ce48">
            <text:p>17,6%</text:p>
          </table:table-cell>
          <table:table-cell office:value-type="float" office:value="102874" table:style-name="ce47">
            <text:p>102.874</text:p>
          </table:table-cell>
          <table:table-cell office:value-type="float" office:value="972783" table:style-name="ce47">
            <text:p>972.783</text:p>
          </table:table-cell>
          <table:table-cell office:value-type="percentage" office:value="0.10575225923972767" table:style-name="ce48">
            <text:p>10,6%</text:p>
          </table:table-cell>
          <table:table-cell office:value-type="float" office:value="265200" table:style-name="ce47">
            <text:p>265.200</text:p>
          </table:table-cell>
          <table:table-cell office:value-type="float" office:value="2513737" table:style-name="ce47">
            <text:p>2.513.737</text:p>
          </table:table-cell>
          <table:table-cell office:value-type="percentage" office:value="0.10550029696821903" table:style-name="ce48">
            <text:p>10,6%</text:p>
          </table:table-cell>
          <table:table-cell office:value-type="float" office:value="21536" table:style-name="ce47">
            <text:p>21.536</text:p>
          </table:table-cell>
          <table:table-cell office:value-type="float" office:value="479716" table:style-name="ce47">
            <text:p>479.716</text:p>
          </table:table-cell>
          <table:table-cell office:value-type="percentage" office:value="4.4893228493525339E-2" table:style-name="ce48">
            <text:p>4,5%</text:p>
          </table:table-cell>
          <table:table-cell office:value-type="float" office:value="89" table:style-name="ce47">
            <text:p>89</text:p>
          </table:table-cell>
          <table:table-cell office:value-type="float" office:value="135861" table:style-name="ce47">
            <text:p>135.861</text:p>
          </table:table-cell>
          <table:table-cell office:value-type="percentage" office:value="6.5508129632492029E-4" table:style-name="ce48">
            <text:p>0,1%</text:p>
          </table:table-cell>
          <table:table-cell office:value-type="float" office:value="801090" table:style-name="ce49">
            <text:p>801.090</text:p>
          </table:table-cell>
          <table:table-cell office:value-type="float" office:value="5695623" table:style-name="ce49">
            <text:p>5.695.623</text:p>
          </table:table-cell>
          <table:table-cell office:value-type="percentage" office:value="0.14065010974216516" table:style-name="ce50">
            <text:p>14,1%</text:p>
          </table:table-cell>
          <table:table-cell table:number-columns-repeated="16359"/>
        </table:table-row>
        <table:table-row table:style-name="ro5">
          <table:table-cell office:value-type="string" table:style-name="ce46">
            <text:p>Murcia</text:p>
          </table:table-cell>
          <table:table-cell office:value-type="float" office:value="60463" table:style-name="ce47">
            <text:p>60.463</text:p>
          </table:table-cell>
          <table:table-cell office:value-type="float" office:value="69771" table:style-name="ce47">
            <text:p>69.771</text:p>
          </table:table-cell>
          <table:table-cell office:value-type="percentage" office:value="0.86659213713433947" table:style-name="ce48">
            <text:p>86,7%</text:p>
          </table:table-cell>
          <table:table-cell office:value-type="float" office:value="2983" table:style-name="ce47">
            <text:p>2.983</text:p>
          </table:table-cell>
          <table:table-cell office:value-type="float" office:value="102899" table:style-name="ce47">
            <text:p>102.899</text:p>
          </table:table-cell>
          <table:table-cell office:value-type="percentage" office:value="2.8989591735585379E-2" table:style-name="ce48">
            <text:p>2,9%</text:p>
          </table:table-cell>
          <table:table-cell office:value-type="float" office:value="18355" table:style-name="ce47">
            <text:p>18.355</text:p>
          </table:table-cell>
          <table:table-cell office:value-type="float" office:value="146909" table:style-name="ce47">
            <text:p>146.909</text:p>
          </table:table-cell>
          <table:table-cell office:value-type="percentage" office:value="0.12494129018644194" table:style-name="ce48">
            <text:p>12,5%</text:p>
          </table:table-cell>
          <table:table-cell office:value-type="float" office:value="24941" table:style-name="ce47">
            <text:p>24.941</text:p>
          </table:table-cell>
          <table:table-cell office:value-type="float" office:value="213256" table:style-name="ce47">
            <text:p>213.256</text:p>
          </table:table-cell>
          <table:table-cell office:value-type="percentage" office:value="0.11695333308324267" table:style-name="ce48">
            <text:p>11,7%</text:p>
          </table:table-cell>
          <table:table-cell office:value-type="float" office:value="58001" table:style-name="ce47">
            <text:p>58.001</text:p>
          </table:table-cell>
          <table:table-cell office:value-type="float" office:value="551265" table:style-name="ce47">
            <text:p>551.265</text:p>
          </table:table-cell>
          <table:table-cell office:value-type="percentage" office:value="0.10521437058402039" table:style-name="ce48">
            <text:p>10,5%</text:p>
          </table:table-cell>
          <table:table-cell office:value-type="float" office:value="6991" table:style-name="ce47">
            <text:p>6.991</text:p>
          </table:table-cell>
          <table:table-cell office:value-type="float" office:value="118667" table:style-name="ce47">
            <text:p>118.667</text:p>
          </table:table-cell>
          <table:table-cell office:value-type="percentage" office:value="5.8912755863045327E-2" table:style-name="ce48">
            <text:p>5,9%</text:p>
          </table:table-cell>
          <table:table-cell office:value-type="float" office:value="103" table:style-name="ce47">
            <text:p>103</text:p>
          </table:table-cell>
          <table:table-cell office:value-type="float" office:value="34712" table:style-name="ce47">
            <text:p>34.712</text:p>
          </table:table-cell>
          <table:table-cell office:value-type="percentage" office:value="2.9672735653376355E-3" table:style-name="ce48">
            <text:p>0,3%</text:p>
          </table:table-cell>
          <table:table-cell office:value-type="float" office:value="171837" table:style-name="ce49">
            <text:p>171.837</text:p>
          </table:table-cell>
          <table:table-cell office:value-type="float" office:value="1237479" table:style-name="ce49">
            <text:p>1.237.479</text:p>
          </table:table-cell>
          <table:table-cell office:value-type="percentage" office:value="0.13886053823943678" table:style-name="ce50">
            <text:p>13,9%</text:p>
          </table:table-cell>
          <table:table-cell table:number-columns-repeated="16359"/>
        </table:table-row>
        <table:table-row table:style-name="ro5">
          <table:table-cell office:value-type="string" table:style-name="ce46">
            <text:p>Navarra</text:p>
          </table:table-cell>
          <table:table-cell office:value-type="float" office:value="37758" table:style-name="ce47">
            <text:p>37.758</text:p>
          </table:table-cell>
          <table:table-cell office:value-type="float" office:value="41166" table:style-name="ce47">
            <text:p>41.166</text:p>
          </table:table-cell>
          <table:table-cell office:value-type="percentage" office:value="0.91721323422241652" table:style-name="ce48">
            <text:p>91,7%</text:p>
          </table:table-cell>
          <table:table-cell office:value-type="float" office:value="2623" table:style-name="ce47">
            <text:p>2.623</text:p>
          </table:table-cell>
          <table:table-cell office:value-type="float" office:value="55792" table:style-name="ce47">
            <text:p>55.792</text:p>
          </table:table-cell>
          <table:table-cell office:value-type="percentage" office:value="4.7013908804129624E-2" table:style-name="ce48">
            <text:p>4,7%</text:p>
          </table:table-cell>
          <table:table-cell office:value-type="float" office:value="8577" table:style-name="ce47">
            <text:p>8.577</text:p>
          </table:table-cell>
          <table:table-cell office:value-type="float" office:value="73844" table:style-name="ce47">
            <text:p>73.844</text:p>
          </table:table-cell>
          <table:table-cell office:value-type="percentage" office:value="0.11615026271599588" table:style-name="ce48">
            <text:p>11,6%</text:p>
          </table:table-cell>
          <table:table-cell office:value-type="float" office:value="13152" table:style-name="ce47">
            <text:p>13.152</text:p>
          </table:table-cell>
          <table:table-cell office:value-type="float" office:value="96694" table:style-name="ce47">
            <text:p>96.694</text:p>
          </table:table-cell>
          <table:table-cell office:value-type="percentage" office:value="0.13601671251577141" table:style-name="ce48">
            <text:p>13,6%</text:p>
          </table:table-cell>
          <table:table-cell office:value-type="float" office:value="25676" table:style-name="ce47">
            <text:p>25.676</text:p>
          </table:table-cell>
          <table:table-cell office:value-type="float" office:value="223028" table:style-name="ce47">
            <text:p>223.028</text:p>
          </table:table-cell>
          <table:table-cell office:value-type="percentage" office:value="0.11512455835141776" table:style-name="ce48">
            <text:p>11,5%</text:p>
          </table:table-cell>
          <table:table-cell office:value-type="float" office:value="3235" table:style-name="ce47">
            <text:p>3.235</text:p>
          </table:table-cell>
          <table:table-cell office:value-type="float" office:value="48505" table:style-name="ce47">
            <text:p>48.505</text:p>
          </table:table-cell>
          <table:table-cell office:value-type="percentage" office:value="6.6694155241727657E-2" table:style-name="ce48">
            <text:p>6,7%</text:p>
          </table:table-cell>
          <table:table-cell office:value-type="float" office:value="4" table:style-name="ce47">
            <text:p>4</text:p>
          </table:table-cell>
          <table:table-cell office:value-type="float" office:value="13906" table:style-name="ce47">
            <text:p>13.906</text:p>
          </table:table-cell>
          <table:table-cell office:value-type="percentage" office:value="2.8764562059542645E-4" table:style-name="ce48">
            <text:p>0,0%</text:p>
          </table:table-cell>
          <table:table-cell office:value-type="float" office:value="91025" table:style-name="ce49">
            <text:p>91.025</text:p>
          </table:table-cell>
          <table:table-cell office:value-type="float" office:value="552935" table:style-name="ce49">
            <text:p>552.935</text:p>
          </table:table-cell>
          <table:table-cell office:value-type="percentage" office:value="0.16462151970846484" table:style-name="ce50">
            <text:p>16,5%</text:p>
          </table:table-cell>
          <table:table-cell table:number-columns-repeated="16359"/>
        </table:table-row>
        <table:table-row table:style-name="ro5">
          <table:table-cell office:value-type="string" table:style-name="ce46">
            <text:p>País Vasco</text:p>
          </table:table-cell>
          <table:table-cell office:value-type="float" office:value="102963" table:style-name="ce47">
            <text:p>102.963</text:p>
          </table:table-cell>
          <table:table-cell office:value-type="float" office:value="157950" table:style-name="ce47">
            <text:p>157.950</text:p>
          </table:table-cell>
          <table:table-cell office:value-type="percentage" office:value="0.65187084520417848" table:style-name="ce48">
            <text:p>65,2%</text:p>
          </table:table-cell>
          <table:table-cell office:value-type="float" office:value="4435" table:style-name="ce47">
            <text:p>4.435</text:p>
          </table:table-cell>
          <table:table-cell office:value-type="float" office:value="213081" table:style-name="ce47">
            <text:p>213.081</text:p>
          </table:table-cell>
          <table:table-cell office:value-type="percentage" office:value="2.0813681182273409E-2" table:style-name="ce48">
            <text:p>2,1%</text:p>
          </table:table-cell>
          <table:table-cell office:value-type="float" office:value="73525" table:style-name="ce47">
            <text:p>73.525</text:p>
          </table:table-cell>
          <table:table-cell office:value-type="float" office:value="280119" table:style-name="ce47">
            <text:p>280.119</text:p>
          </table:table-cell>
          <table:table-cell office:value-type="percentage" office:value="0.26247773267789759" table:style-name="ce48">
            <text:p>26,2%</text:p>
          </table:table-cell>
          <table:table-cell office:value-type="float" office:value="46659" table:style-name="ce47">
            <text:p>46.659</text:p>
          </table:table-cell>
          <table:table-cell office:value-type="float" office:value="339977" table:style-name="ce47">
            <text:p>339.977</text:p>
          </table:table-cell>
          <table:table-cell office:value-type="percentage" office:value="0.13724163693426319" table:style-name="ce48">
            <text:p>13,7%</text:p>
          </table:table-cell>
          <table:table-cell office:value-type="float" office:value="86875" table:style-name="ce47">
            <text:p>86.875</text:p>
          </table:table-cell>
          <table:table-cell office:value-type="float" office:value="724849" table:style-name="ce47">
            <text:p>724.849</text:p>
          </table:table-cell>
          <table:table-cell office:value-type="percentage" office:value="0.11985254859977733" table:style-name="ce48">
            <text:p>12,0%</text:p>
          </table:table-cell>
          <table:table-cell office:value-type="float" office:value="10969" table:style-name="ce47">
            <text:p>10.969</text:p>
          </table:table-cell>
          <table:table-cell office:value-type="float" office:value="140323" table:style-name="ce47">
            <text:p>140.323</text:p>
          </table:table-cell>
          <table:table-cell office:value-type="percentage" office:value="7.8169651447018665E-2" table:style-name="ce48">
            <text:p>7,8%</text:p>
          </table:table-cell>
          <table:table-cell office:value-type="float" office:value="6" table:style-name="ce47">
            <text:p>6</text:p>
          </table:table-cell>
          <table:table-cell office:value-type="float" office:value="41824" table:style-name="ce47">
            <text:p>41.824</text:p>
          </table:table-cell>
          <table:table-cell office:value-type="percentage" office:value="1.434583014537108E-4" table:style-name="ce48">
            <text:p>0,0%</text:p>
          </table:table-cell>
          <table:table-cell office:value-type="float" office:value="325432" table:style-name="ce49">
            <text:p>325.432</text:p>
          </table:table-cell>
          <table:table-cell office:value-type="float" office:value="1898123" table:style-name="ce49">
            <text:p>1.898.123</text:p>
          </table:table-cell>
          <table:table-cell office:value-type="percentage" office:value="0.17144937393414442" table:style-name="ce50">
            <text:p>17,1%</text:p>
          </table:table-cell>
          <table:table-cell table:number-columns-repeated="16359"/>
        </table:table-row>
        <table:table-row table:style-name="ro5">
          <table:table-cell office:value-type="string" table:style-name="ce46">
            <text:p>Ceuta</text:p>
          </table:table-cell>
          <table:table-cell office:value-type="float" office:value="2073" table:style-name="ce47">
            <text:p>2.073</text:p>
          </table:table-cell>
          <table:table-cell office:value-type="float" office:value="2605" table:style-name="ce47">
            <text:p>2.605</text:p>
          </table:table-cell>
          <table:table-cell office:value-type="percentage" office:value="0.79577735124760074" table:style-name="ce48">
            <text:p>79,6%</text:p>
          </table:table-cell>
          <table:table-cell office:value-type="float" office:value="1155" table:style-name="ce47">
            <text:p>1.155</text:p>
          </table:table-cell>
          <table:table-cell office:value-type="float" office:value="4318" table:style-name="ce47">
            <text:p>4.318</text:p>
          </table:table-cell>
          <table:table-cell office:value-type="percentage" office:value="0.26748494673459933" table:style-name="ce48">
            <text:p>26,7%</text:p>
          </table:table-cell>
          <table:table-cell office:value-type="float" office:value="1554" table:style-name="ce47">
            <text:p>1.554</text:p>
          </table:table-cell>
          <table:table-cell office:value-type="float" office:value="7857" table:style-name="ce47">
            <text:p>7.857</text:p>
          </table:table-cell>
          <table:table-cell office:value-type="percentage" office:value="0.19778541428025964" table:style-name="ce48">
            <text:p>19,8%</text:p>
          </table:table-cell>
          <table:table-cell office:value-type="float" office:value="1676" table:style-name="ce47">
            <text:p>1.676</text:p>
          </table:table-cell>
          <table:table-cell office:value-type="float" office:value="11556" table:style-name="ce47">
            <text:p>11.556</text:p>
          </table:table-cell>
          <table:table-cell office:value-type="percentage" office:value="0.14503288335064035" table:style-name="ce48">
            <text:p>14,5%</text:p>
          </table:table-cell>
          <table:table-cell office:value-type="float" office:value="3447" table:style-name="ce47">
            <text:p>3.447</text:p>
          </table:table-cell>
          <table:table-cell office:value-type="float" office:value="30066" table:style-name="ce47">
            <text:p>30.066</text:p>
          </table:table-cell>
          <table:table-cell office:value-type="percentage" office:value="0.11464777489523049" table:style-name="ce48">
            <text:p>11,5%</text:p>
          </table:table-cell>
          <table:table-cell office:value-type="float" office:value="273" table:style-name="ce47">
            <text:p>273</text:p>
          </table:table-cell>
          <table:table-cell office:value-type="float" office:value="7581" table:style-name="ce47">
            <text:p>7.581</text:p>
          </table:table-cell>
          <table:table-cell office:value-type="percentage" office:value="3.6011080332409975E-2" table:style-name="ce48">
            <text:p>3,6%</text:p>
          </table:table-cell>
          <table:table-cell office:value-type="float" office:value="0" table:style-name="ce47">
            <text:p>0</text:p>
          </table:table-cell>
          <table:table-cell office:value-type="float" office:value="2175" table:style-name="ce47">
            <text:p>2.175</text:p>
          </table:table-cell>
          <table:table-cell office:value-type="percentage" office:value="0" table:style-name="ce48">
            <text:p>0,0%</text:p>
          </table:table-cell>
          <table:table-cell office:value-type="float" office:value="10178" table:style-name="ce49">
            <text:p>10.178</text:p>
          </table:table-cell>
          <table:table-cell office:value-type="float" office:value="66158" table:style-name="ce49">
            <text:p>66.158</text:p>
          </table:table-cell>
          <table:table-cell office:value-type="percentage" office:value="0.15384382841077421" table:style-name="ce50">
            <text:p>15,4%</text:p>
          </table:table-cell>
          <table:table-cell table:number-columns-repeated="16359"/>
        </table:table-row>
        <table:table-row table:style-name="ro5">
          <table:table-cell office:value-type="string" table:style-name="ce46">
            <text:p>Melilla</text:p>
          </table:table-cell>
          <table:table-cell office:value-type="float" office:value="1552" table:style-name="ce47">
            <text:p>1.552</text:p>
          </table:table-cell>
          <table:table-cell office:value-type="float" office:value="2349" table:style-name="ce47">
            <text:p>2.349</text:p>
          </table:table-cell>
          <table:table-cell office:value-type="percentage" office:value="0.66070668369518948" table:style-name="ce48">
            <text:p>66,1%</text:p>
          </table:table-cell>
          <table:table-cell office:value-type="float" office:value="1791" table:style-name="ce47">
            <text:p>1.791</text:p>
          </table:table-cell>
          <table:table-cell office:value-type="float" office:value="3748" table:style-name="ce47">
            <text:p>3.748</text:p>
          </table:table-cell>
          <table:table-cell office:value-type="percentage" office:value="0.47785485592315902" table:style-name="ce48">
            <text:p>47,8%</text:p>
          </table:table-cell>
          <table:table-cell office:value-type="float" office:value="835" table:style-name="ce47">
            <text:p>835</text:p>
          </table:table-cell>
          <table:table-cell office:value-type="float" office:value="7827" table:style-name="ce47">
            <text:p>7.827</text:p>
          </table:table-cell>
          <table:table-cell office:value-type="percentage" office:value="0.1066819982113198" table:style-name="ce48">
            <text:p>10,7%</text:p>
          </table:table-cell>
          <table:table-cell office:value-type="float" office:value="1501" table:style-name="ce47">
            <text:p>1.501</text:p>
          </table:table-cell>
          <table:table-cell office:value-type="float" office:value="11299" table:style-name="ce47">
            <text:p>11.299</text:p>
          </table:table-cell>
          <table:table-cell office:value-type="percentage" office:value="0.13284361447915743" table:style-name="ce48">
            <text:p>13,3%</text:p>
          </table:table-cell>
          <table:table-cell office:value-type="float" office:value="3218" table:style-name="ce47">
            <text:p>3.218</text:p>
          </table:table-cell>
          <table:table-cell office:value-type="float" office:value="30095" table:style-name="ce47">
            <text:p>30.095</text:p>
          </table:table-cell>
          <table:table-cell office:value-type="percentage" office:value="0.10692806113972421" table:style-name="ce48">
            <text:p>10,7%</text:p>
          </table:table-cell>
          <table:table-cell office:value-type="float" office:value="190" table:style-name="ce47">
            <text:p>190</text:p>
          </table:table-cell>
          <table:table-cell office:value-type="float" office:value="8536" table:style-name="ce47">
            <text:p>8.536</text:p>
          </table:table-cell>
          <table:table-cell office:value-type="percentage" office:value="2.2258669165885661E-2" table:style-name="ce48">
            <text:p>2,2%</text:p>
          </table:table-cell>
          <table:table-cell office:value-type="float" office:value="6" table:style-name="ce47">
            <text:p>6</text:p>
          </table:table-cell>
          <table:table-cell office:value-type="float" office:value="2324" table:style-name="ce47">
            <text:p>2.324</text:p>
          </table:table-cell>
          <table:table-cell office:value-type="percentage" office:value="2.5817555938037868E-3" table:style-name="ce48">
            <text:p>0,3%</text:p>
          </table:table-cell>
          <table:table-cell office:value-type="float" office:value="9093" table:style-name="ce49">
            <text:p>9.093</text:p>
          </table:table-cell>
          <table:table-cell office:value-type="float" office:value="66178" table:style-name="ce49">
            <text:p>66.178</text:p>
          </table:table-cell>
          <table:table-cell office:value-type="percentage" office:value="0.13740215781679713" table:style-name="ce50">
            <text:p>13,7%</text:p>
          </table:table-cell>
          <table:table-cell table:number-columns-repeated="16359"/>
        </table:table-row>
        <table:table-row table:style-name="ro5">
          <table:table-cell office:value-type="string" table:style-name="ce51">
            <text:p>Fuerzas Armadas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4" table:style-name="ce52">
            <text:p>4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1310" table:style-name="ce52">
            <text:p>1.31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6133" table:style-name="ce52">
            <text:p>6.133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38055" table:style-name="ce52">
            <text:p>38.055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3921" table:style-name="ce52">
            <text:p>3.921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49423" table:style-name="ce54">
            <text:p>49.423</text:p>
          </table:table-cell>
          <table:table-cell office:value-type="string" table:style-name="ce54">
            <text:p>-</text:p>
          </table:table-cell>
          <table:table-cell office:value-type="string" table:style-name="ce55">
            <text:p>-</text:p>
          </table:table-cell>
          <table:table-cell table:number-columns-repeated="16359" table:style-name="ce56"/>
        </table:table-row>
        <table:table-row table:style-name="ro5">
          <table:table-cell office:value-type="string" table:style-name="ce57">
            <text:p>Total España</text:p>
          </table:table-cell>
          <table:table-cell office:value-type="float" office:value="2276259" table:style-name="ce58">
            <text:p>2.276.259</text:p>
          </table:table-cell>
          <table:table-cell office:value-type="float" office:value="2834024" table:style-name="ce58">
            <text:p>2.834.024</text:p>
          </table:table-cell>
          <table:table-cell office:value-type="percentage" office:value="0.8031897401010013" table:style-name="ce59">
            <text:p>80,3%</text:p>
          </table:table-cell>
          <table:table-cell office:value-type="float" office:value="216569" table:style-name="ce58">
            <text:p>216.569</text:p>
          </table:table-cell>
          <table:table-cell office:value-type="float" office:value="3960045" table:style-name="ce58">
            <text:p>3.960.045</text:p>
          </table:table-cell>
          <table:table-cell office:value-type="percentage" office:value="5.4688519953687398E-2" table:style-name="ce59">
            <text:p>5,5%</text:p>
          </table:table-cell>
          <table:table-cell office:value-type="float" office:value="836230" table:style-name="ce58">
            <text:p>836.230</text:p>
          </table:table-cell>
          <table:table-cell office:value-type="float" office:value="5336986" table:style-name="ce58">
            <text:p>5.336.986</text:p>
          </table:table-cell>
          <table:table-cell office:value-type="percentage" office:value="0.15668581480258709" table:style-name="ce59">
            <text:p>15,7%</text:p>
          </table:table-cell>
          <table:table-cell office:value-type="float" office:value="833818" table:style-name="ce58">
            <text:p>833.818</text:p>
          </table:table-cell>
          <table:table-cell office:value-type="float" office:value="7033306" table:style-name="ce58">
            <text:p>7.033.306</text:p>
          </table:table-cell>
          <table:table-cell office:value-type="percentage" office:value="0.11855278300133679" table:style-name="ce59">
            <text:p>11,9%</text:p>
          </table:table-cell>
          <table:table-cell office:value-type="float" office:value="1790549" table:style-name="ce58">
            <text:p>1.790.549</text:p>
          </table:table-cell>
          <table:table-cell office:value-type="float" office:value="16706113" table:style-name="ce58">
            <text:p>16.706.113</text:p>
          </table:table-cell>
          <table:table-cell office:value-type="percentage" office:value="0.10717927024676537" table:style-name="ce59">
            <text:p>10,7%</text:p>
          </table:table-cell>
          <table:table-cell office:value-type="float" office:value="164159" table:style-name="ce58">
            <text:p>164.159</text:p>
          </table:table-cell>
          <table:table-cell office:value-type="float" office:value="3310299" table:style-name="ce58">
            <text:p>3.310.299</text:p>
          </table:table-cell>
          <table:table-cell office:value-type="percentage" office:value="4.9590384433551168E-2" table:style-name="ce59">
            <text:p>5,0%</text:p>
          </table:table-cell>
          <table:table-cell office:value-type="float" office:value="1126" table:style-name="ce58">
            <text:p>1.126</text:p>
          </table:table-cell>
          <table:table-cell office:value-type="float" office:value="949049" table:style-name="ce58">
            <text:p>949.049</text:p>
          </table:table-cell>
          <table:table-cell office:value-type="percentage" office:value="1.1864508576480246E-3" table:style-name="ce59">
            <text:p>0,1%</text:p>
          </table:table-cell>
          <table:table-cell office:value-type="float" office:value="6118710" table:style-name="ce58">
            <text:p>6.118.710</text:p>
          </table:table-cell>
          <table:table-cell office:value-type="float" office:value="40129822" table:style-name="ce58">
            <text:p>40.129.822</text:p>
          </table:table-cell>
          <table:table-cell office:value-type="percentage" office:value="0.15247289160664604" table:style-name="ce59">
            <text:p>15,2%</text:p>
          </table:table-cell>
          <table:table-cell table:number-columns-repeated="16359"/>
        </table:table-row>
        <table:table-row table:number-rows-repeated="1048554" table:style-name="ro5">
          <table:table-cell table:number-columns-repeated="16384"/>
        </table:table-row>
      </table:table>
      <table:table table:name="Etarios_con_pauta_completa" table:style-name="ta3">
        <table:table-column table:style-name="co11" table:default-cell-style-name="ce1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default-cell-style-name="ce56"/>
        <table:table-column table:style-name="co10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16359" table:default-cell-style-name="ce1"/>
        <table:table-row table:style-name="ro8">
          <table:table-cell table:style-name="ce61"/>
          <table:table-cell office:value-type="string" table:style-name="ce62">
            <text:p>Personas pauta completa ≥80 años</text:p>
          </table:table-cell>
          <table:table-cell office:value-type="string" table:style-name="ce62">
            <text:p>Población INE≥80 años</text:p>
          </table:table-cell>
          <table:table-cell office:value-type="string" table:style-name="ce63">
            <text:p>%</text:p>
          </table:table-cell>
          <table:table-cell office:value-type="string" table:style-name="ce62">
            <text:p>Personas pauta completa 70-79 años</text:p>
          </table:table-cell>
          <table:table-cell office:value-type="string" table:style-name="ce62">
            <text:p>Población INE70-79 años</text:p>
          </table:table-cell>
          <table:table-cell office:value-type="string" table:style-name="ce63">
            <text:p>%</text:p>
          </table:table-cell>
          <table:table-cell office:value-type="string" table:style-name="ce62">
            <text:p>Personas pauta completa 60-69 años</text:p>
          </table:table-cell>
          <table:table-cell office:value-type="string" table:style-name="ce62">
            <text:p>Población INE60-69 años</text:p>
          </table:table-cell>
          <table:table-cell office:value-type="string" table:style-name="ce63">
            <text:p>%</text:p>
          </table:table-cell>
          <table:table-cell office:value-type="string" table:style-name="ce62">
            <text:p>Personas pauta completa 50-59 años</text:p>
          </table:table-cell>
          <table:table-cell office:value-type="string" table:style-name="ce62">
            <text:p>Población INE50-59 años</text:p>
          </table:table-cell>
          <table:table-cell office:value-type="string" table:style-name="ce63">
            <text:p>%</text:p>
          </table:table-cell>
          <table:table-cell office:value-type="string" table:style-name="ce62">
            <text:p>Personas pauta completa 25-49 años</text:p>
          </table:table-cell>
          <table:table-cell office:value-type="string" table:style-name="ce62">
            <text:p>Población INE25-49 años</text:p>
          </table:table-cell>
          <table:table-cell office:value-type="string" table:style-name="ce63">
            <text:p>%</text:p>
          </table:table-cell>
          <table:table-cell office:value-type="string" table:style-name="ce62">
            <text:p>18-24 años</text:p>
          </table:table-cell>
          <table:table-cell office:value-type="string" table:style-name="ce62">
            <text:p>Población INE18-24 años</text:p>
          </table:table-cell>
          <table:table-cell office:value-type="string" table:style-name="ce63">
            <text:p>%</text:p>
          </table:table-cell>
          <table:table-cell office:value-type="string" table:style-name="ce62">
            <text:p>16-17 años</text:p>
          </table:table-cell>
          <table:table-cell office:value-type="string" table:style-name="ce62">
            <text:p>Población INE16-17 años</text:p>
          </table:table-cell>
          <table:table-cell office:value-type="string" table:style-name="ce63">
            <text:p>%</text:p>
          </table:table-cell>
          <table:table-cell office:value-type="string" table:style-name="ce64">
            <text:p>Total Personas pauta completa</text:p>
          </table:table-cell>
          <table:table-cell office:value-type="string" table:style-name="ce64">
            <text:p>Total Población INE Población a Vacunar (1)</text:p>
          </table:table-cell>
          <table:table-cell office:value-type="string" table:style-name="ce65">
            <text:p>% pauta completa sobre Población a Vacunar INE</text:p>
          </table:table-cell>
          <table:table-cell table:number-columns-repeated="16359" table:style-name="ce66"/>
        </table:table-row>
        <table:table-row table:style-name="ro5">
          <table:table-cell office:value-type="string" table:style-name="ce41">
            <text:p>Andalucía</text:p>
          </table:table-cell>
          <table:table-cell office:value-type="float" office:value="255247" table:style-name="ce42">
            <text:p>255.247</text:p>
          </table:table-cell>
          <table:table-cell office:value-type="float" office:value="413516" table:style-name="ce42">
            <text:p>413.516</text:p>
          </table:table-cell>
          <table:table-cell office:value-type="percentage" office:value="0.61726027529769101" table:style-name="ce43">
            <text:p>61,7%</text:p>
          </table:table-cell>
          <table:table-cell office:value-type="float" office:value="13621" table:style-name="ce42">
            <text:p>13.621</text:p>
          </table:table-cell>
          <table:table-cell office:value-type="float" office:value="650381" table:style-name="ce42">
            <text:p>650.381</text:p>
          </table:table-cell>
          <table:table-cell office:value-type="percentage" office:value="2.0943108731651141E-2" table:style-name="ce43">
            <text:p>2,1%</text:p>
          </table:table-cell>
          <table:table-cell office:value-type="float" office:value="42132" table:style-name="ce42">
            <text:p>42.132</text:p>
          </table:table-cell>
          <table:table-cell office:value-type="float" office:value="916147" table:style-name="ce42">
            <text:p>916.147</text:p>
          </table:table-cell>
          <table:table-cell office:value-type="percentage" office:value="4.5988252976869433E-2" table:style-name="ce43">
            <text:p>4,6%</text:p>
          </table:table-cell>
          <table:table-cell office:value-type="float" office:value="70999" table:style-name="ce42">
            <text:p>70.999</text:p>
          </table:table-cell>
          <table:table-cell office:value-type="float" office:value="1265021" table:style-name="ce42">
            <text:p>1.265.021</text:p>
          </table:table-cell>
          <table:table-cell office:value-type="percentage" office:value="5.6124759984221603E-2" table:style-name="ce43">
            <text:p>5,6%</text:p>
          </table:table-cell>
          <table:table-cell office:value-type="float" office:value="131203" table:style-name="ce42">
            <text:p>131.203</text:p>
          </table:table-cell>
          <table:table-cell office:value-type="float" office:value="3009381" table:style-name="ce42">
            <text:p>3.009.381</text:p>
          </table:table-cell>
          <table:table-cell office:value-type="percentage" office:value="4.3598002379891414E-2" table:style-name="ce43">
            <text:p>4,4%</text:p>
          </table:table-cell>
          <table:table-cell office:value-type="float" office:value="11875" table:style-name="ce42">
            <text:p>11.875</text:p>
          </table:table-cell>
          <table:table-cell office:value-type="float" office:value="625846" table:style-name="ce42">
            <text:p>625.846</text:p>
          </table:table-cell>
          <table:table-cell office:value-type="percentage" office:value="1.8974316365367838E-2" table:style-name="ce43">
            <text:p>1,9%</text:p>
          </table:table-cell>
          <table:table-cell office:value-type="float" office:value="83" table:style-name="ce42">
            <text:p>83</text:p>
          </table:table-cell>
          <table:table-cell office:value-type="float" office:value="181921" table:style-name="ce42">
            <text:p>181.921</text:p>
          </table:table-cell>
          <table:table-cell office:value-type="percentage" office:value="4.5624199515174169E-4" table:style-name="ce43">
            <text:p>0,0%</text:p>
          </table:table-cell>
          <table:table-cell office:value-type="float" office:value="525160" table:style-name="ce44">
            <text:p>525.160</text:p>
          </table:table-cell>
          <table:table-cell office:value-type="float" office:value="7062213" table:style-name="ce44">
            <text:p>7.062.213</text:p>
          </table:table-cell>
          <table:table-cell office:value-type="percentage" office:value="7.4361959912565653E-2" table:style-name="ce45">
            <text:p>7,4%</text:p>
          </table:table-cell>
          <table:table-cell table:number-columns-repeated="16359"/>
        </table:table-row>
        <table:table-row table:style-name="ro5">
          <table:table-cell office:value-type="string" table:style-name="ce46">
            <text:p>Aragón</text:p>
          </table:table-cell>
          <table:table-cell office:value-type="float" office:value="47379" table:style-name="ce47">
            <text:p>47.379</text:p>
          </table:table-cell>
          <table:table-cell office:value-type="float" office:value="98807" table:style-name="ce47">
            <text:p>98.807</text:p>
          </table:table-cell>
          <table:table-cell office:value-type="percentage" office:value="0.47951056099264222" table:style-name="ce48">
            <text:p>48,0%</text:p>
          </table:table-cell>
          <table:table-cell office:value-type="float" office:value="3174" table:style-name="ce47">
            <text:p>3.174</text:p>
          </table:table-cell>
          <table:table-cell office:value-type="float" office:value="118955" table:style-name="ce47">
            <text:p>118.955</text:p>
          </table:table-cell>
          <table:table-cell office:value-type="percentage" office:value="2.6682358875204908E-2" table:style-name="ce48">
            <text:p>2,7%</text:p>
          </table:table-cell>
          <table:table-cell office:value-type="float" office:value="9384" table:style-name="ce47">
            <text:p>9.384</text:p>
          </table:table-cell>
          <table:table-cell office:value-type="float" office:value="156367" table:style-name="ce47">
            <text:p>156.367</text:p>
          </table:table-cell>
          <table:table-cell office:value-type="percentage" office:value="6.0012662518306295E-2" table:style-name="ce48">
            <text:p>6,0%</text:p>
          </table:table-cell>
          <table:table-cell office:value-type="float" office:value="13957" table:style-name="ce47">
            <text:p>13.957</text:p>
          </table:table-cell>
          <table:table-cell office:value-type="float" office:value="198266" table:style-name="ce47">
            <text:p>198.266</text:p>
          </table:table-cell>
          <table:table-cell office:value-type="percentage" office:value="7.0395327489332513E-2" table:style-name="ce48">
            <text:p>7,0%</text:p>
          </table:table-cell>
          <table:table-cell office:value-type="float" office:value="21549" table:style-name="ce47">
            <text:p>21.549</text:p>
          </table:table-cell>
          <table:table-cell office:value-type="float" office:value="446083" table:style-name="ce47">
            <text:p>446.083</text:p>
          </table:table-cell>
          <table:table-cell office:value-type="percentage" office:value="4.8307153601459818E-2" table:style-name="ce48">
            <text:p>4,8%</text:p>
          </table:table-cell>
          <table:table-cell office:value-type="float" office:value="1437" table:style-name="ce47">
            <text:p>1.437</text:p>
          </table:table-cell>
          <table:table-cell office:value-type="float" office:value="89180" table:style-name="ce47">
            <text:p>89.180</text:p>
          </table:table-cell>
          <table:table-cell office:value-type="percentage" office:value="1.6113478358376319E-2" table:style-name="ce48">
            <text:p>1,6%</text:p>
          </table:table-cell>
          <table:table-cell office:value-type="float" office:value="25" table:style-name="ce47">
            <text:p>25</text:p>
          </table:table-cell>
          <table:table-cell office:value-type="float" office:value="25106" table:style-name="ce47">
            <text:p>25.106</text:p>
          </table:table-cell>
          <table:table-cell office:value-type="percentage" office:value="9.9577790169680554E-4" table:style-name="ce48">
            <text:p>0,1%</text:p>
          </table:table-cell>
          <table:table-cell office:value-type="float" office:value="96905" table:style-name="ce49">
            <text:p>96.905</text:p>
          </table:table-cell>
          <table:table-cell office:value-type="float" office:value="1132764" table:style-name="ce49">
            <text:p>1.132.764</text:p>
          </table:table-cell>
          <table:table-cell office:value-type="percentage" office:value="8.5547386746047727E-2" table:style-name="ce50">
            <text:p>8,6%</text:p>
          </table:table-cell>
          <table:table-cell table:number-columns-repeated="16359"/>
        </table:table-row>
        <table:table-row table:style-name="ro5">
          <table:table-cell office:value-type="string" table:style-name="ce46">
            <text:p>Asturias<text:s/></text:p>
          </table:table-cell>
          <table:table-cell office:value-type="float" office:value="43015" table:style-name="ce47">
            <text:p>43.015</text:p>
          </table:table-cell>
          <table:table-cell office:value-type="float" office:value="87826" table:style-name="ce47">
            <text:p>87.826</text:p>
          </table:table-cell>
          <table:table-cell office:value-type="percentage" office:value="0.48977523740122514" table:style-name="ce48">
            <text:p>49,0%</text:p>
          </table:table-cell>
          <table:table-cell office:value-type="float" office:value="3610" table:style-name="ce47">
            <text:p>3.610</text:p>
          </table:table-cell>
          <table:table-cell office:value-type="float" office:value="109249" table:style-name="ce47">
            <text:p>109.249</text:p>
          </table:table-cell>
          <table:table-cell office:value-type="percentage" office:value="3.3043780721104997E-2" table:style-name="ce48">
            <text:p>3,3%</text:p>
          </table:table-cell>
          <table:table-cell office:value-type="float" office:value="9907" table:style-name="ce47">
            <text:p>9.907</text:p>
          </table:table-cell>
          <table:table-cell office:value-type="float" office:value="149652" table:style-name="ce47">
            <text:p>149.652</text:p>
          </table:table-cell>
          <table:table-cell office:value-type="percentage" office:value="6.6200251249565661E-2" table:style-name="ce48">
            <text:p>6,6%</text:p>
          </table:table-cell>
          <table:table-cell office:value-type="float" office:value="13574" table:style-name="ce47">
            <text:p>13.574</text:p>
          </table:table-cell>
          <table:table-cell office:value-type="float" office:value="162645" table:style-name="ce47">
            <text:p>162.645</text:p>
          </table:table-cell>
          <table:table-cell office:value-type="percentage" office:value="8.3457837621814385E-2" table:style-name="ce48">
            <text:p>8,3%</text:p>
          </table:table-cell>
          <table:table-cell office:value-type="float" office:value="20970" table:style-name="ce47">
            <text:p>20.970</text:p>
          </table:table-cell>
          <table:table-cell office:value-type="float" office:value="322095" table:style-name="ce47">
            <text:p>322.095</text:p>
          </table:table-cell>
          <table:table-cell office:value-type="percentage" office:value="6.510501560098729E-2" table:style-name="ce48">
            <text:p>6,5%</text:p>
          </table:table-cell>
          <table:table-cell office:value-type="float" office:value="2327" table:style-name="ce47">
            <text:p>2.327</text:p>
          </table:table-cell>
          <table:table-cell office:value-type="float" office:value="54179" table:style-name="ce47">
            <text:p>54.179</text:p>
          </table:table-cell>
          <table:table-cell office:value-type="percentage" office:value="4.2950220565163622E-2" table:style-name="ce48">
            <text:p>4,3%</text:p>
          </table:table-cell>
          <table:table-cell office:value-type="float" office:value="25" table:style-name="ce47">
            <text:p>25</text:p>
          </table:table-cell>
          <table:table-cell office:value-type="float" office:value="15563" table:style-name="ce47">
            <text:p>15.563</text:p>
          </table:table-cell>
          <table:table-cell office:value-type="percentage" office:value="1.6063740923986378E-3" table:style-name="ce48">
            <text:p>0,2%</text:p>
          </table:table-cell>
          <table:table-cell office:value-type="float" office:value="93428" table:style-name="ce49">
            <text:p>93.428</text:p>
          </table:table-cell>
          <table:table-cell office:value-type="float" office:value="901209" table:style-name="ce49">
            <text:p>901.209</text:p>
          </table:table-cell>
          <table:table-cell office:value-type="percentage" office:value="0.10366962602459585" table:style-name="ce50">
            <text:p>10,4%</text:p>
          </table:table-cell>
          <table:table-cell table:number-columns-repeated="16359"/>
        </table:table-row>
        <table:table-row table:style-name="ro5">
          <table:table-cell office:value-type="string" table:style-name="ce46">
            <text:p>Baleares</text:p>
          </table:table-cell>
          <table:table-cell office:value-type="float" office:value="16151" table:style-name="ce47">
            <text:p>16.151</text:p>
          </table:table-cell>
          <table:table-cell office:value-type="float" office:value="49542" table:style-name="ce47">
            <text:p>49.542</text:p>
          </table:table-cell>
          <table:table-cell office:value-type="percentage" office:value="0.32600621694723669" table:style-name="ce48">
            <text:p>32,6%</text:p>
          </table:table-cell>
          <table:table-cell office:value-type="float" office:value="2113" table:style-name="ce47">
            <text:p>2.113</text:p>
          </table:table-cell>
          <table:table-cell office:value-type="float" office:value="80516" table:style-name="ce47">
            <text:p>80.516</text:p>
          </table:table-cell>
          <table:table-cell office:value-type="percentage" office:value="2.6243231159024293E-2" table:style-name="ce48">
            <text:p>2,6%</text:p>
          </table:table-cell>
          <table:table-cell office:value-type="float" office:value="4915" table:style-name="ce47">
            <text:p>4.915</text:p>
          </table:table-cell>
          <table:table-cell office:value-type="float" office:value="117231" table:style-name="ce47">
            <text:p>117.231</text:p>
          </table:table-cell>
          <table:table-cell office:value-type="percentage" office:value="4.1925770487328436E-2" table:style-name="ce48">
            <text:p>4,2%</text:p>
          </table:table-cell>
          <table:table-cell office:value-type="float" office:value="7586" table:style-name="ce47">
            <text:p>7.586</text:p>
          </table:table-cell>
          <table:table-cell office:value-type="float" office:value="165797" table:style-name="ce47">
            <text:p>165.797</text:p>
          </table:table-cell>
          <table:table-cell office:value-type="percentage" office:value="4.5754748276506815E-2" table:style-name="ce48">
            <text:p>4,6%</text:p>
          </table:table-cell>
          <table:table-cell office:value-type="float" office:value="17406" table:style-name="ce47">
            <text:p>17.406</text:p>
          </table:table-cell>
          <table:table-cell office:value-type="float" office:value="464054" table:style-name="ce47">
            <text:p>464.054</text:p>
          </table:table-cell>
          <table:table-cell office:value-type="percentage" office:value="3.7508565813461361E-2" table:style-name="ce48">
            <text:p>3,8%</text:p>
          </table:table-cell>
          <table:table-cell office:value-type="float" office:value="1232" table:style-name="ce47">
            <text:p>1.232</text:p>
          </table:table-cell>
          <table:table-cell office:value-type="float" office:value="85839" table:style-name="ce47">
            <text:p>85.839</text:p>
          </table:table-cell>
          <table:table-cell office:value-type="percentage" office:value="1.4352450517829891E-2" table:style-name="ce48">
            <text:p>1,4%</text:p>
          </table:table-cell>
          <table:table-cell office:value-type="float" office:value="30" table:style-name="ce47">
            <text:p>30</text:p>
          </table:table-cell>
          <table:table-cell office:value-type="float" office:value="23300" table:style-name="ce47">
            <text:p>23.300</text:p>
          </table:table-cell>
          <table:table-cell office:value-type="percentage" office:value="1.2875536480686696E-3" table:style-name="ce48">
            <text:p>0,1%</text:p>
          </table:table-cell>
          <table:table-cell office:value-type="float" office:value="49433" table:style-name="ce49">
            <text:p>49.433</text:p>
          </table:table-cell>
          <table:table-cell office:value-type="float" office:value="986279" table:style-name="ce49">
            <text:p>986.279</text:p>
          </table:table-cell>
          <table:table-cell office:value-type="percentage" office:value="5.0120706209906121E-2" table:style-name="ce50">
            <text:p>5,0%</text:p>
          </table:table-cell>
          <table:table-cell table:number-columns-repeated="16359"/>
        </table:table-row>
        <table:table-row table:style-name="ro5">
          <table:table-cell office:value-type="string" table:style-name="ce46">
            <text:p>Canarias</text:p>
          </table:table-cell>
          <table:table-cell office:value-type="float" office:value="34382" table:style-name="ce47">
            <text:p>34.382</text:p>
          </table:table-cell>
          <table:table-cell office:value-type="float" office:value="90236" table:style-name="ce47">
            <text:p>90.236</text:p>
          </table:table-cell>
          <table:table-cell office:value-type="percentage" office:value="0.38102309499534553" table:style-name="ce48">
            <text:p>38,1%</text:p>
          </table:table-cell>
          <table:table-cell office:value-type="float" office:value="13081" table:style-name="ce47">
            <text:p>13.081</text:p>
          </table:table-cell>
          <table:table-cell office:value-type="float" office:value="154531" table:style-name="ce47">
            <text:p>154.531</text:p>
          </table:table-cell>
          <table:table-cell office:value-type="percentage" office:value="8.4649681940840354E-2" table:style-name="ce48">
            <text:p>8,5%</text:p>
          </table:table-cell>
          <table:table-cell office:value-type="float" office:value="9151" table:style-name="ce47">
            <text:p>9.151</text:p>
          </table:table-cell>
          <table:table-cell office:value-type="float" office:value="235092" table:style-name="ce47">
            <text:p>235.092</text:p>
          </table:table-cell>
          <table:table-cell office:value-type="percentage" office:value="3.8925186735405716E-2" table:style-name="ce48">
            <text:p>3,9%</text:p>
          </table:table-cell>
          <table:table-cell office:value-type="float" office:value="16944" table:style-name="ce47">
            <text:p>16.944</text:p>
          </table:table-cell>
          <table:table-cell office:value-type="float" office:value="350512" table:style-name="ce47">
            <text:p>350.512</text:p>
          </table:table-cell>
          <table:table-cell office:value-type="percentage" office:value="4.8340713014105079E-2" table:style-name="ce48">
            <text:p>4,8%</text:p>
          </table:table-cell>
          <table:table-cell office:value-type="float" office:value="34286" table:style-name="ce47">
            <text:p>34.286</text:p>
          </table:table-cell>
          <table:table-cell office:value-type="float" office:value="832411" table:style-name="ce47">
            <text:p>832.411</text:p>
          </table:table-cell>
          <table:table-cell office:value-type="percentage" office:value="4.1188787750282015E-2" table:style-name="ce48">
            <text:p>4,1%</text:p>
          </table:table-cell>
          <table:table-cell office:value-type="float" office:value="2365" table:style-name="ce47">
            <text:p>2.365</text:p>
          </table:table-cell>
          <table:table-cell office:value-type="float" office:value="163899" table:style-name="ce47">
            <text:p>163.899</text:p>
          </table:table-cell>
          <table:table-cell office:value-type="percentage" office:value="1.4429618240501773E-2" table:style-name="ce48">
            <text:p>1,4%</text:p>
          </table:table-cell>
          <table:table-cell office:value-type="float" office:value="19" table:style-name="ce47">
            <text:p>19</text:p>
          </table:table-cell>
          <table:table-cell office:value-type="float" office:value="44352" table:style-name="ce47">
            <text:p>44.352</text:p>
          </table:table-cell>
          <table:table-cell office:value-type="percentage" office:value="4.2839105339105338E-4" table:style-name="ce48">
            <text:p>0,0%</text:p>
          </table:table-cell>
          <table:table-cell office:value-type="float" office:value="110228" table:style-name="ce49">
            <text:p>110.228</text:p>
          </table:table-cell>
          <table:table-cell office:value-type="float" office:value="1871033" table:style-name="ce49">
            <text:p>1.871.033</text:p>
          </table:table-cell>
          <table:table-cell office:value-type="percentage" office:value="5.8912910675546611E-2" table:style-name="ce50">
            <text:p>5,9%</text:p>
          </table:table-cell>
          <table:table-cell table:number-columns-repeated="16359"/>
        </table:table-row>
        <table:table-row table:style-name="ro5">
          <table:table-cell office:value-type="string" table:style-name="ce46">
            <text:p>Cantabria</text:p>
          </table:table-cell>
          <table:table-cell office:value-type="float" office:value="22936" table:style-name="ce47">
            <text:p>22.936</text:p>
          </table:table-cell>
          <table:table-cell office:value-type="float" office:value="41042" table:style-name="ce47">
            <text:p>41.042</text:p>
          </table:table-cell>
          <table:table-cell office:value-type="percentage" office:value="0.55884216168802692" table:style-name="ce48">
            <text:p>55,9%</text:p>
          </table:table-cell>
          <table:table-cell office:value-type="float" office:value="1668" table:style-name="ce47">
            <text:p>1.668</text:p>
          </table:table-cell>
          <table:table-cell office:value-type="float" office:value="53066" table:style-name="ce47">
            <text:p>53.066</text:p>
          </table:table-cell>
          <table:table-cell office:value-type="percentage" office:value="3.1432555685372933E-2" table:style-name="ce48">
            <text:p>3,1%</text:p>
          </table:table-cell>
          <table:table-cell office:value-type="float" office:value="3715" table:style-name="ce47">
            <text:p>3.715</text:p>
          </table:table-cell>
          <table:table-cell office:value-type="float" office:value="77345" table:style-name="ce47">
            <text:p>77.345</text:p>
          </table:table-cell>
          <table:table-cell office:value-type="percentage" office:value="4.8031546964897538E-2" table:style-name="ce48">
            <text:p>4,8%</text:p>
          </table:table-cell>
          <table:table-cell office:value-type="float" office:value="5528" table:style-name="ce47">
            <text:p>5.528</text:p>
          </table:table-cell>
          <table:table-cell office:value-type="float" office:value="89964" table:style-name="ce47">
            <text:p>89.964</text:p>
          </table:table-cell>
          <table:table-cell office:value-type="percentage" office:value="6.1446800942599265E-2" table:style-name="ce48">
            <text:p>6,1%</text:p>
          </table:table-cell>
          <table:table-cell office:value-type="float" office:value="10416" table:style-name="ce47">
            <text:p>10.416</text:p>
          </table:table-cell>
          <table:table-cell office:value-type="float" office:value="194241" table:style-name="ce47">
            <text:p>194.241</text:p>
          </table:table-cell>
          <table:table-cell office:value-type="percentage" office:value="5.3624106136191639E-2" table:style-name="ce48">
            <text:p>5,4%</text:p>
          </table:table-cell>
          <table:table-cell office:value-type="float" office:value="595" table:style-name="ce47">
            <text:p>595</text:p>
          </table:table-cell>
          <table:table-cell office:value-type="float" office:value="34935" table:style-name="ce47">
            <text:p>34.935</text:p>
          </table:table-cell>
          <table:table-cell office:value-type="percentage" office:value="1.7031630170316302E-2" table:style-name="ce48">
            <text:p>1,7%</text:p>
          </table:table-cell>
          <table:table-cell office:value-type="float" office:value="3" table:style-name="ce47">
            <text:p>3</text:p>
          </table:table-cell>
          <table:table-cell office:value-type="float" office:value="10791" table:style-name="ce47">
            <text:p>10.791</text:p>
          </table:table-cell>
          <table:table-cell office:value-type="percentage" office:value="2.7800945232137893E-4" table:style-name="ce48">
            <text:p>0,0%</text:p>
          </table:table-cell>
          <table:table-cell office:value-type="float" office:value="44861" table:style-name="ce49">
            <text:p>44.861</text:p>
          </table:table-cell>
          <table:table-cell office:value-type="float" office:value="501384" table:style-name="ce49">
            <text:p>501.384</text:p>
          </table:table-cell>
          <table:table-cell office:value-type="percentage" office:value="8.9474335040607603E-2" table:style-name="ce50">
            <text:p>8,9%</text:p>
          </table:table-cell>
          <table:table-cell table:number-columns-repeated="16359"/>
        </table:table-row>
        <table:table-row table:style-name="ro5">
          <table:table-cell office:value-type="string" table:style-name="ce46">
            <text:p>Castilla y Leon</text:p>
          </table:table-cell>
          <table:table-cell office:value-type="float" office:value="110578" table:style-name="ce47">
            <text:p>110.578</text:p>
          </table:table-cell>
          <table:table-cell office:value-type="float" office:value="223657" table:style-name="ce47">
            <text:p>223.657</text:p>
          </table:table-cell>
          <table:table-cell office:value-type="percentage" office:value="0.49440884926472234" table:style-name="ce48">
            <text:p>49,4%</text:p>
          </table:table-cell>
          <table:table-cell office:value-type="float" office:value="9201" table:style-name="ce47">
            <text:p>9.201</text:p>
          </table:table-cell>
          <table:table-cell office:value-type="float" office:value="245410" table:style-name="ce47">
            <text:p>245.410</text:p>
          </table:table-cell>
          <table:table-cell office:value-type="percentage" office:value="3.7492359724542602E-2" table:style-name="ce48">
            <text:p>3,7%</text:p>
          </table:table-cell>
          <table:table-cell office:value-type="float" office:value="19963" table:style-name="ce47">
            <text:p>19.963</text:p>
          </table:table-cell>
          <table:table-cell office:value-type="float" office:value="318575" table:style-name="ce47">
            <text:p>318.575</text:p>
          </table:table-cell>
          <table:table-cell office:value-type="percentage" office:value="6.2663423055795336E-2" table:style-name="ce48">
            <text:p>6,3%</text:p>
          </table:table-cell>
          <table:table-cell office:value-type="float" office:value="29803" table:style-name="ce47">
            <text:p>29.803</text:p>
          </table:table-cell>
          <table:table-cell office:value-type="float" office:value="381175" table:style-name="ce47">
            <text:p>381.175</text:p>
          </table:table-cell>
          <table:table-cell office:value-type="percentage" office:value="7.8187184364137213E-2" table:style-name="ce48">
            <text:p>7,8%</text:p>
          </table:table-cell>
          <table:table-cell office:value-type="float" office:value="41433" table:style-name="ce47">
            <text:p>41.433</text:p>
          </table:table-cell>
          <table:table-cell office:value-type="float" office:value="738950" table:style-name="ce47">
            <text:p>738.950</text:p>
          </table:table-cell>
          <table:table-cell office:value-type="percentage" office:value="5.6070099465457747E-2" table:style-name="ce48">
            <text:p>5,6%</text:p>
          </table:table-cell>
          <table:table-cell office:value-type="float" office:value="2593" table:style-name="ce47">
            <text:p>2.593</text:p>
          </table:table-cell>
          <table:table-cell office:value-type="float" office:value="144422" table:style-name="ce47">
            <text:p>144.422</text:p>
          </table:table-cell>
          <table:table-cell office:value-type="percentage" office:value="1.795432828793397E-2" table:style-name="ce48">
            <text:p>1,8%</text:p>
          </table:table-cell>
          <table:table-cell office:value-type="float" office:value="82" table:style-name="ce47">
            <text:p>82</text:p>
          </table:table-cell>
          <table:table-cell office:value-type="float" office:value="40684" table:style-name="ce47">
            <text:p>40.684</text:p>
          </table:table-cell>
          <table:table-cell office:value-type="percentage" office:value="2.0155343624029104E-3" table:style-name="ce48">
            <text:p>0,2%</text:p>
          </table:table-cell>
          <table:table-cell office:value-type="float" office:value="213653" table:style-name="ce49">
            <text:p>213.653</text:p>
          </table:table-cell>
          <table:table-cell office:value-type="float" office:value="2092873" table:style-name="ce49">
            <text:p>2.092.873</text:p>
          </table:table-cell>
          <table:table-cell office:value-type="percentage" office:value="0.10208598419493203" table:style-name="ce50">
            <text:p>10,2%</text:p>
          </table:table-cell>
          <table:table-cell table:number-columns-repeated="16359"/>
        </table:table-row>
        <table:table-row table:style-name="ro5">
          <table:table-cell office:value-type="string" table:style-name="ce46">
            <text:p>Castilla - La Mancha</text:p>
          </table:table-cell>
          <table:table-cell office:value-type="float" office:value="55351" table:style-name="ce47">
            <text:p>55.351</text:p>
          </table:table-cell>
          <table:table-cell office:value-type="float" office:value="135194" table:style-name="ce47">
            <text:p>135.194</text:p>
          </table:table-cell>
          <table:table-cell office:value-type="percentage" office:value="0.40941905705874521" table:style-name="ce48">
            <text:p>40,9%</text:p>
          </table:table-cell>
          <table:table-cell office:value-type="float" office:value="5331" table:style-name="ce47">
            <text:p>5.331</text:p>
          </table:table-cell>
          <table:table-cell office:value-type="float" office:value="159101" table:style-name="ce47">
            <text:p>159.101</text:p>
          </table:table-cell>
          <table:table-cell office:value-type="percentage" office:value="3.3507017554886519E-2" table:style-name="ce48">
            <text:p>3,4%</text:p>
          </table:table-cell>
          <table:table-cell office:value-type="float" office:value="13241" table:style-name="ce47">
            <text:p>13.241</text:p>
          </table:table-cell>
          <table:table-cell office:value-type="float" office:value="218444" table:style-name="ce47">
            <text:p>218.444</text:p>
          </table:table-cell>
          <table:table-cell office:value-type="percentage" office:value="6.0615077548479245E-2" table:style-name="ce48">
            <text:p>6,1%</text:p>
          </table:table-cell>
          <table:table-cell office:value-type="float" office:value="21791" table:style-name="ce47">
            <text:p>21.791</text:p>
          </table:table-cell>
          <table:table-cell office:value-type="float" office:value="307478" table:style-name="ce47">
            <text:p>307.478</text:p>
          </table:table-cell>
          <table:table-cell office:value-type="percentage" office:value="7.0870111032334024E-2" table:style-name="ce48">
            <text:p>7,1%</text:p>
          </table:table-cell>
          <table:table-cell office:value-type="float" office:value="33644" table:style-name="ce47">
            <text:p>33.644</text:p>
          </table:table-cell>
          <table:table-cell office:value-type="float" office:value="707865" table:style-name="ce47">
            <text:p>707.865</text:p>
          </table:table-cell>
          <table:table-cell office:value-type="percentage" office:value="4.7528836713215089E-2" table:style-name="ce48">
            <text:p>4,8%</text:p>
          </table:table-cell>
          <table:table-cell office:value-type="float" office:value="3301" table:style-name="ce47">
            <text:p>3.301</text:p>
          </table:table-cell>
          <table:table-cell office:value-type="float" office:value="149518" table:style-name="ce47">
            <text:p>149.518</text:p>
          </table:table-cell>
          <table:table-cell office:value-type="percentage" office:value="2.207760938482323E-2" table:style-name="ce48">
            <text:p>2,2%</text:p>
          </table:table-cell>
          <table:table-cell office:value-type="float" office:value="78" table:style-name="ce47">
            <text:p>78</text:p>
          </table:table-cell>
          <table:table-cell office:value-type="float" office:value="42364" table:style-name="ce47">
            <text:p>42.364</text:p>
          </table:table-cell>
          <table:table-cell office:value-type="percentage" office:value="1.8411859125672741E-3" table:style-name="ce48">
            <text:p>0,2%</text:p>
          </table:table-cell>
          <table:table-cell office:value-type="float" office:value="132737" table:style-name="ce49">
            <text:p>132.737</text:p>
          </table:table-cell>
          <table:table-cell office:value-type="float" office:value="1719964" table:style-name="ce49">
            <text:p>1.719.964</text:p>
          </table:table-cell>
          <table:table-cell office:value-type="percentage" office:value="7.7174289694435461E-2" table:style-name="ce50">
            <text:p>7,7%</text:p>
          </table:table-cell>
          <table:table-cell table:number-columns-repeated="16359"/>
        </table:table-row>
        <table:table-row table:style-name="ro5">
          <table:table-cell office:value-type="string" table:style-name="ce46">
            <text:p>Cataluña</text:p>
          </table:table-cell>
          <table:table-cell office:value-type="float" office:value="158526" table:style-name="ce47">
            <text:p>158.526</text:p>
          </table:table-cell>
          <table:table-cell office:value-type="float" office:value="447196" table:style-name="ce47">
            <text:p>447.196</text:p>
          </table:table-cell>
          <table:table-cell office:value-type="percentage" office:value="0.35448885947101494" table:style-name="ce48">
            <text:p>35,4%</text:p>
          </table:table-cell>
          <table:table-cell office:value-type="float" office:value="26520" table:style-name="ce47">
            <text:p>26.520</text:p>
          </table:table-cell>
          <table:table-cell office:value-type="float" office:value="635292" table:style-name="ce47">
            <text:p>635.292</text:p>
          </table:table-cell>
          <table:table-cell office:value-type="percentage" office:value="4.1744583593056418E-2" table:style-name="ce48">
            <text:p>4,2%</text:p>
          </table:table-cell>
          <table:table-cell office:value-type="float" office:value="47243" table:style-name="ce47">
            <text:p>47.243</text:p>
          </table:table-cell>
          <table:table-cell office:value-type="float" office:value="837584" table:style-name="ce47">
            <text:p>837.584</text:p>
          </table:table-cell>
          <table:table-cell office:value-type="percentage" office:value="5.6403895012321154E-2" table:style-name="ce48">
            <text:p>5,6%</text:p>
          </table:table-cell>
          <table:table-cell office:value-type="float" office:value="66146" table:style-name="ce47">
            <text:p>66.146</text:p>
          </table:table-cell>
          <table:table-cell office:value-type="float" office:value="1091780" table:style-name="ce47">
            <text:p>1.091.780</text:p>
          </table:table-cell>
          <table:table-cell office:value-type="percentage" office:value="6.0585465936360806E-2" table:style-name="ce48">
            <text:p>6,1%</text:p>
          </table:table-cell>
          <table:table-cell office:value-type="float" office:value="125439" table:style-name="ce47">
            <text:p>125.439</text:p>
          </table:table-cell>
          <table:table-cell office:value-type="float" office:value="2803626" table:style-name="ce47">
            <text:p>2.803.626</text:p>
          </table:table-cell>
          <table:table-cell office:value-type="percentage" office:value="4.4741702352596245E-2" table:style-name="ce48">
            <text:p>4,5%</text:p>
          </table:table-cell>
          <table:table-cell office:value-type="float" office:value="15767" table:style-name="ce47">
            <text:p>15.767</text:p>
          </table:table-cell>
          <table:table-cell office:value-type="float" office:value="556316" table:style-name="ce47">
            <text:p>556.316</text:p>
          </table:table-cell>
          <table:table-cell office:value-type="percentage" office:value="2.8341805736308141E-2" table:style-name="ce48">
            <text:p>2,8%</text:p>
          </table:table-cell>
          <table:table-cell office:value-type="float" office:value="192" table:style-name="ce47">
            <text:p>192</text:p>
          </table:table-cell>
          <table:table-cell office:value-type="float" office:value="159864" table:style-name="ce47">
            <text:p>159.864</text:p>
          </table:table-cell>
          <table:table-cell office:value-type="percentage" office:value="1.201020867737577E-3" table:style-name="ce48">
            <text:p>0,1%</text:p>
          </table:table-cell>
          <table:table-cell office:value-type="float" office:value="439833" table:style-name="ce49">
            <text:p>439.833</text:p>
          </table:table-cell>
          <table:table-cell office:value-type="float" office:value="6531658" table:style-name="ce49">
            <text:p>6.531.658</text:p>
          </table:table-cell>
          <table:table-cell office:value-type="percentage" office:value="6.7338645103586253E-2" table:style-name="ce50">
            <text:p>6,7%</text:p>
          </table:table-cell>
          <table:table-cell table:number-columns-repeated="16359"/>
        </table:table-row>
        <table:table-row table:style-name="ro5">
          <table:table-cell office:value-type="string" table:style-name="ce46">
            <text:p>C. Valenciana</text:p>
          </table:table-cell>
          <table:table-cell office:value-type="float" office:value="123997" table:style-name="ce47">
            <text:p>123.997</text:p>
          </table:table-cell>
          <table:table-cell office:value-type="float" office:value="276531" table:style-name="ce47">
            <text:p>276.531</text:p>
          </table:table-cell>
          <table:table-cell office:value-type="percentage" office:value="0.44840180666905338" table:style-name="ce48">
            <text:p>44,8%</text:p>
          </table:table-cell>
          <table:table-cell office:value-type="float" office:value="9950" table:style-name="ce47">
            <text:p>9.950</text:p>
          </table:table-cell>
          <table:table-cell office:value-type="float" office:value="437862" table:style-name="ce47">
            <text:p>437.862</text:p>
          </table:table-cell>
          <table:table-cell office:value-type="percentage" office:value="2.2724054610813452E-2" table:style-name="ce48">
            <text:p>2,3%</text:p>
          </table:table-cell>
          <table:table-cell office:value-type="float" office:value="23008" table:style-name="ce47">
            <text:p>23.008</text:p>
          </table:table-cell>
          <table:table-cell office:value-type="float" office:value="580728" table:style-name="ce47">
            <text:p>580.728</text:p>
          </table:table-cell>
          <table:table-cell office:value-type="percentage" office:value="3.961923654447521E-2" table:style-name="ce48">
            <text:p>4,0%</text:p>
          </table:table-cell>
          <table:table-cell office:value-type="float" office:value="33286" table:style-name="ce47">
            <text:p>33.286</text:p>
          </table:table-cell>
          <table:table-cell office:value-type="float" office:value="752334" table:style-name="ce47">
            <text:p>752.334</text:p>
          </table:table-cell>
          <table:table-cell office:value-type="percentage" office:value="4.4243647103547092E-2" table:style-name="ce48">
            <text:p>4,4%</text:p>
          </table:table-cell>
          <table:table-cell office:value-type="float" office:value="67423" table:style-name="ce47">
            <text:p>67.423</text:p>
          </table:table-cell>
          <table:table-cell office:value-type="float" office:value="1765967" table:style-name="ce47">
            <text:p>1.765.967</text:p>
          </table:table-cell>
          <table:table-cell office:value-type="percentage" office:value="3.8179082621589193E-2" table:style-name="ce48">
            <text:p>3,8%</text:p>
          </table:table-cell>
          <table:table-cell office:value-type="float" office:value="5106" table:style-name="ce47">
            <text:p>5.106</text:p>
          </table:table-cell>
          <table:table-cell office:value-type="float" office:value="352834" table:style-name="ce47">
            <text:p>352.834</text:p>
          </table:table-cell>
          <table:table-cell office:value-type="percentage" office:value="1.4471394480123797E-2" table:style-name="ce48">
            <text:p>1,4%</text:p>
          </table:table-cell>
          <table:table-cell office:value-type="float" office:value="91" table:style-name="ce47">
            <text:p>91</text:p>
          </table:table-cell>
          <table:table-cell office:value-type="float" office:value="103049" table:style-name="ce47">
            <text:p>103.049</text:p>
          </table:table-cell>
          <table:table-cell office:value-type="percentage" office:value="8.8307504197032477E-4" table:style-name="ce48">
            <text:p>0,1%</text:p>
          </table:table-cell>
          <table:table-cell office:value-type="float" office:value="262861" table:style-name="ce49">
            <text:p>262.861</text:p>
          </table:table-cell>
          <table:table-cell office:value-type="float" office:value="4269305" table:style-name="ce49">
            <text:p>4.269.305</text:p>
          </table:table-cell>
          <table:table-cell office:value-type="percentage" office:value="6.1569974504046915E-2" table:style-name="ce50">
            <text:p>6,2%</text:p>
          </table:table-cell>
          <table:table-cell table:number-columns-repeated="16359"/>
        </table:table-row>
        <table:table-row table:style-name="ro5">
          <table:table-cell office:value-type="string" table:style-name="ce46">
            <text:p>Extremadura</text:p>
          </table:table-cell>
          <table:table-cell office:value-type="float" office:value="35075" table:style-name="ce47">
            <text:p>35.075</text:p>
          </table:table-cell>
          <table:table-cell office:value-type="float" office:value="76005" table:style-name="ce47">
            <text:p>76.005</text:p>
          </table:table-cell>
          <table:table-cell office:value-type="percentage" office:value="0.46148279718439578" table:style-name="ce48">
            <text:p>46,1%</text:p>
          </table:table-cell>
          <table:table-cell office:value-type="float" office:value="3019" table:style-name="ce47">
            <text:p>3.019</text:p>
          </table:table-cell>
          <table:table-cell office:value-type="float" office:value="91876" table:style-name="ce47">
            <text:p>91.876</text:p>
          </table:table-cell>
          <table:table-cell office:value-type="percentage" office:value="3.2859506291087991E-2" table:style-name="ce48">
            <text:p>3,3%</text:p>
          </table:table-cell>
          <table:table-cell office:value-type="float" office:value="7272" table:style-name="ce47">
            <text:p>7.272</text:p>
          </table:table-cell>
          <table:table-cell office:value-type="float" office:value="125297" table:style-name="ce47">
            <text:p>125.297</text:p>
          </table:table-cell>
          <table:table-cell office:value-type="percentage" office:value="5.8038101470905129E-2" table:style-name="ce48">
            <text:p>5,8%</text:p>
          </table:table-cell>
          <table:table-cell office:value-type="float" office:value="12314" table:style-name="ce47">
            <text:p>12.314</text:p>
          </table:table-cell>
          <table:table-cell office:value-type="float" office:value="169216" table:style-name="ce47">
            <text:p>169.216</text:p>
          </table:table-cell>
          <table:table-cell office:value-type="percentage" office:value="7.2770896369137666E-2" table:style-name="ce48">
            <text:p>7,3%</text:p>
          </table:table-cell>
          <table:table-cell office:value-type="float" office:value="19241" table:style-name="ce47">
            <text:p>19.241</text:p>
          </table:table-cell>
          <table:table-cell office:value-type="float" office:value="351778" table:style-name="ce47">
            <text:p>351.778</text:p>
          </table:table-cell>
          <table:table-cell office:value-type="percentage" office:value="5.4696427860753086E-2" table:style-name="ce48">
            <text:p>5,5%</text:p>
          </table:table-cell>
          <table:table-cell office:value-type="float" office:value="882" table:style-name="ce47">
            <text:p>882</text:p>
          </table:table-cell>
          <table:table-cell office:value-type="float" office:value="76088" table:style-name="ce47">
            <text:p>76.088</text:p>
          </table:table-cell>
          <table:table-cell office:value-type="percentage" office:value="1.1591841026180213E-2" table:style-name="ce48">
            <text:p>1,2%</text:p>
          </table:table-cell>
          <table:table-cell office:value-type="float" office:value="35" table:style-name="ce47">
            <text:p>35</text:p>
          </table:table-cell>
          <table:table-cell office:value-type="float" office:value="20953" table:style-name="ce47">
            <text:p>20.953</text:p>
          </table:table-cell>
          <table:table-cell office:value-type="percentage" office:value="1.6704051925738558E-3" table:style-name="ce48">
            <text:p>0,2%</text:p>
          </table:table-cell>
          <table:table-cell office:value-type="float" office:value="77838" table:style-name="ce49">
            <text:p>77.838</text:p>
          </table:table-cell>
          <table:table-cell office:value-type="float" office:value="911213" table:style-name="ce49">
            <text:p>911.213</text:p>
          </table:table-cell>
          <table:table-cell office:value-type="percentage" office:value="8.5422398495192675E-2" table:style-name="ce50">
            <text:p>8,5%</text:p>
          </table:table-cell>
          <table:table-cell table:number-columns-repeated="16359"/>
        </table:table-row>
        <table:table-row table:style-name="ro5">
          <table:table-cell office:value-type="string" table:style-name="ce46">
            <text:p>Galicia</text:p>
          </table:table-cell>
          <table:table-cell office:value-type="float" office:value="92514" table:style-name="ce47">
            <text:p>92.514</text:p>
          </table:table-cell>
          <table:table-cell office:value-type="float" office:value="234302" table:style-name="ce47">
            <text:p>234.302</text:p>
          </table:table-cell>
          <table:table-cell office:value-type="percentage" office:value="0.39484938242097806" table:style-name="ce48">
            <text:p>39,5%</text:p>
          </table:table-cell>
          <table:table-cell office:value-type="float" office:value="4532" table:style-name="ce47">
            <text:p>4.532</text:p>
          </table:table-cell>
          <table:table-cell office:value-type="float" office:value="289762" table:style-name="ce47">
            <text:p>289.762</text:p>
          </table:table-cell>
          <table:table-cell office:value-type="percentage" office:value="1.5640422139549009E-2" table:style-name="ce48">
            <text:p>1,6%</text:p>
          </table:table-cell>
          <table:table-cell office:value-type="float" office:value="16409" table:style-name="ce47">
            <text:p>16.409</text:p>
          </table:table-cell>
          <table:table-cell office:value-type="float" office:value="346927" table:style-name="ce47">
            <text:p>346.927</text:p>
          </table:table-cell>
          <table:table-cell office:value-type="percentage" office:value="4.7298134766103533E-2" table:style-name="ce48">
            <text:p>4,7%</text:p>
          </table:table-cell>
          <table:table-cell office:value-type="float" office:value="23237" table:style-name="ce47">
            <text:p>23.237</text:p>
          </table:table-cell>
          <table:table-cell office:value-type="float" office:value="405889" table:style-name="ce47">
            <text:p>405.889</text:p>
          </table:table-cell>
          <table:table-cell office:value-type="percentage" office:value="5.724964214354171E-2" table:style-name="ce48">
            <text:p>5,7%</text:p>
          </table:table-cell>
          <table:table-cell office:value-type="float" office:value="38056" table:style-name="ce47">
            <text:p>38.056</text:p>
          </table:table-cell>
          <table:table-cell office:value-type="float" office:value="889004" table:style-name="ce47">
            <text:p>889.004</text:p>
          </table:table-cell>
          <table:table-cell office:value-type="percentage" office:value="4.2807456434391745E-2" table:style-name="ce48">
            <text:p>4,3%</text:p>
          </table:table-cell>
          <table:table-cell office:value-type="float" office:value="1448" table:style-name="ce47">
            <text:p>1.448</text:p>
          </table:table-cell>
          <table:table-cell office:value-type="float" office:value="152745" table:style-name="ce47">
            <text:p>152.745</text:p>
          </table:table-cell>
          <table:table-cell office:value-type="percentage" office:value="9.4798520409833387E-3" table:style-name="ce48">
            <text:p>0,9%</text:p>
          </table:table-cell>
          <table:table-cell office:value-type="float" office:value="3" table:style-name="ce47">
            <text:p>3</text:p>
          </table:table-cell>
          <table:table-cell office:value-type="float" office:value="44014" table:style-name="ce47">
            <text:p>44.014</text:p>
          </table:table-cell>
          <table:table-cell office:value-type="percentage" office:value="6.8160130867451259E-5" table:style-name="ce48">
            <text:p>0,0%</text:p>
          </table:table-cell>
          <table:table-cell office:value-type="float" office:value="176199" table:style-name="ce49">
            <text:p>176.199</text:p>
          </table:table-cell>
          <table:table-cell office:value-type="float" office:value="2362643" table:style-name="ce49">
            <text:p>2.362.643</text:p>
          </table:table-cell>
          <table:table-cell office:value-type="percentage" office:value="7.4577073218425299E-2" table:style-name="ce50">
            <text:p>7,5%</text:p>
          </table:table-cell>
          <table:table-cell table:number-columns-repeated="16359"/>
        </table:table-row>
        <table:table-row table:style-name="ro5">
          <table:table-cell office:value-type="string" table:style-name="ce46">
            <text:p>La Rioja</text:p>
          </table:table-cell>
          <table:table-cell office:value-type="float" office:value="12890" table:style-name="ce47">
            <text:p>12.890</text:p>
          </table:table-cell>
          <table:table-cell office:value-type="float" office:value="22207" table:style-name="ce47">
            <text:p>22.207</text:p>
          </table:table-cell>
          <table:table-cell office:value-type="percentage" office:value="0.58044760661052819" table:style-name="ce48">
            <text:p>58,0%</text:p>
          </table:table-cell>
          <table:table-cell office:value-type="float" office:value="657" table:style-name="ce47">
            <text:p>657</text:p>
          </table:table-cell>
          <table:table-cell office:value-type="float" office:value="28125" table:style-name="ce47">
            <text:p>28.125</text:p>
          </table:table-cell>
          <table:table-cell office:value-type="percentage" office:value="2.3359999999999999E-2" table:style-name="ce48">
            <text:p>2,3%</text:p>
          </table:table-cell>
          <table:table-cell office:value-type="float" office:value="2331" table:style-name="ce47">
            <text:p>2.331</text:p>
          </table:table-cell>
          <table:table-cell office:value-type="float" office:value="37718" table:style-name="ce47">
            <text:p>37.718</text:p>
          </table:table-cell>
          <table:table-cell office:value-type="percentage" office:value="6.180073174611591E-2" table:style-name="ce48">
            <text:p>6,2%</text:p>
          </table:table-cell>
          <table:table-cell office:value-type="float" office:value="3318" table:style-name="ce47">
            <text:p>3.318</text:p>
          </table:table-cell>
          <table:table-cell office:value-type="float" office:value="47664" table:style-name="ce47">
            <text:p>47.664</text:p>
          </table:table-cell>
          <table:table-cell office:value-type="percentage" office:value="6.9612286002014093E-2" table:style-name="ce48">
            <text:p>7,0%</text:p>
          </table:table-cell>
          <table:table-cell office:value-type="float" office:value="4664" table:style-name="ce47">
            <text:p>4.664</text:p>
          </table:table-cell>
          <table:table-cell office:value-type="float" office:value="107618" table:style-name="ce47">
            <text:p>107.618</text:p>
          </table:table-cell>
          <table:table-cell office:value-type="percentage" office:value="4.333847497630508E-2" table:style-name="ce48">
            <text:p>4,3%</text:p>
          </table:table-cell>
          <table:table-cell office:value-type="float" office:value="372" table:style-name="ce47">
            <text:p>372</text:p>
          </table:table-cell>
          <table:table-cell office:value-type="float" office:value="21170" table:style-name="ce47">
            <text:p>21.170</text:p>
          </table:table-cell>
          <table:table-cell office:value-type="percentage" office:value="1.7572035899858288E-2" table:style-name="ce48">
            <text:p>1,8%</text:p>
          </table:table-cell>
          <table:table-cell office:value-type="float" office:value="2" table:style-name="ce47">
            <text:p>2</text:p>
          </table:table-cell>
          <table:table-cell office:value-type="float" office:value="6286" table:style-name="ce47">
            <text:p>6.286</text:p>
          </table:table-cell>
          <table:table-cell office:value-type="percentage" office:value="3.1816735602927139E-4" table:style-name="ce48">
            <text:p>0,0%</text:p>
          </table:table-cell>
          <table:table-cell office:value-type="float" office:value="24234" table:style-name="ce49">
            <text:p>24.234</text:p>
          </table:table-cell>
          <table:table-cell office:value-type="float" office:value="270788" table:style-name="ce49">
            <text:p>270.788</text:p>
          </table:table-cell>
          <table:table-cell office:value-type="percentage" office:value="8.9494364595181466E-2" table:style-name="ce50">
            <text:p>8,9%</text:p>
          </table:table-cell>
          <table:table-cell table:number-columns-repeated="16359"/>
        </table:table-row>
        <table:table-row table:style-name="ro5">
          <table:table-cell office:value-type="string" table:style-name="ce46">
            <text:p>Madrid</text:p>
          </table:table-cell>
          <table:table-cell office:value-type="float" office:value="184563" table:style-name="ce47">
            <text:p>184.563</text:p>
          </table:table-cell>
          <table:table-cell office:value-type="float" office:value="364122" table:style-name="ce47">
            <text:p>364.122</text:p>
          </table:table-cell>
          <table:table-cell office:value-type="percentage" office:value="0.50687132334766916" table:style-name="ce48">
            <text:p>50,7%</text:p>
          </table:table-cell>
          <table:table-cell office:value-type="float" office:value="7731" table:style-name="ce47">
            <text:p>7.731</text:p>
          </table:table-cell>
          <table:table-cell office:value-type="float" office:value="526081" table:style-name="ce47">
            <text:p>526.081</text:p>
          </table:table-cell>
          <table:table-cell office:value-type="percentage" office:value="1.4695455642762235E-2" table:style-name="ce48">
            <text:p>1,5%</text:p>
          </table:table-cell>
          <table:table-cell office:value-type="float" office:value="29504" table:style-name="ce47">
            <text:p>29.504</text:p>
          </table:table-cell>
          <table:table-cell office:value-type="float" office:value="703323" table:style-name="ce47">
            <text:p>703.323</text:p>
          </table:table-cell>
          <table:table-cell office:value-type="percentage" office:value="4.1949431484538398E-2" table:style-name="ce48">
            <text:p>4,2%</text:p>
          </table:table-cell>
          <table:table-cell office:value-type="float" office:value="50139" table:style-name="ce47">
            <text:p>50.139</text:p>
          </table:table-cell>
          <table:table-cell office:value-type="float" office:value="972783" table:style-name="ce47">
            <text:p>972.783</text:p>
          </table:table-cell>
          <table:table-cell office:value-type="percentage" office:value="5.1541813539093505E-2" table:style-name="ce48">
            <text:p>5,2%</text:p>
          </table:table-cell>
          <table:table-cell office:value-type="float" office:value="108838" table:style-name="ce47">
            <text:p>108.838</text:p>
          </table:table-cell>
          <table:table-cell office:value-type="float" office:value="2513737" table:style-name="ce47">
            <text:p>2.513.737</text:p>
          </table:table-cell>
          <table:table-cell office:value-type="percentage" office:value="4.3297290050629801E-2" table:style-name="ce48">
            <text:p>4,3%</text:p>
          </table:table-cell>
          <table:table-cell office:value-type="float" office:value="12826" table:style-name="ce47">
            <text:p>12.826</text:p>
          </table:table-cell>
          <table:table-cell office:value-type="float" office:value="479716" table:style-name="ce47">
            <text:p>479.716</text:p>
          </table:table-cell>
          <table:table-cell office:value-type="percentage" office:value="2.6736652519407315E-2" table:style-name="ce48">
            <text:p>2,7%</text:p>
          </table:table-cell>
          <table:table-cell office:value-type="float" office:value="35" table:style-name="ce47">
            <text:p>35</text:p>
          </table:table-cell>
          <table:table-cell office:value-type="float" office:value="135861" table:style-name="ce47">
            <text:p>135.861</text:p>
          </table:table-cell>
          <table:table-cell office:value-type="percentage" office:value="2.5761624012777764E-4" table:style-name="ce48">
            <text:p>0,0%</text:p>
          </table:table-cell>
          <table:table-cell office:value-type="float" office:value="393636" table:style-name="ce49">
            <text:p>393.636</text:p>
          </table:table-cell>
          <table:table-cell office:value-type="float" office:value="5695623" table:style-name="ce49">
            <text:p>5.695.623</text:p>
          </table:table-cell>
          <table:table-cell office:value-type="percentage" office:value="6.9112018123390545E-2" table:style-name="ce50">
            <text:p>6,9%</text:p>
          </table:table-cell>
          <table:table-cell table:number-columns-repeated="16359"/>
        </table:table-row>
        <table:table-row table:style-name="ro5">
          <table:table-cell office:value-type="string" table:style-name="ce46">
            <text:p>Murcia</text:p>
          </table:table-cell>
          <table:table-cell office:value-type="float" office:value="37414" table:style-name="ce47">
            <text:p>37.414</text:p>
          </table:table-cell>
          <table:table-cell office:value-type="float" office:value="69771" table:style-name="ce47">
            <text:p>69.771</text:p>
          </table:table-cell>
          <table:table-cell office:value-type="percentage" office:value="0.53623998509409354" table:style-name="ce48">
            <text:p>53,6%</text:p>
          </table:table-cell>
          <table:table-cell office:value-type="float" office:value="2337" table:style-name="ce47">
            <text:p>2.337</text:p>
          </table:table-cell>
          <table:table-cell office:value-type="float" office:value="102899" table:style-name="ce47">
            <text:p>102.899</text:p>
          </table:table-cell>
          <table:table-cell office:value-type="percentage" office:value="2.2711590977560519E-2" table:style-name="ce48">
            <text:p>2,3%</text:p>
          </table:table-cell>
          <table:table-cell office:value-type="float" office:value="7411" table:style-name="ce47">
            <text:p>7.411</text:p>
          </table:table-cell>
          <table:table-cell office:value-type="float" office:value="146909" table:style-name="ce47">
            <text:p>146.909</text:p>
          </table:table-cell>
          <table:table-cell office:value-type="percentage" office:value="5.0446194583041205E-2" table:style-name="ce48">
            <text:p>5,0%</text:p>
          </table:table-cell>
          <table:table-cell office:value-type="float" office:value="13738" table:style-name="ce47">
            <text:p>13.738</text:p>
          </table:table-cell>
          <table:table-cell office:value-type="float" office:value="213256" table:style-name="ce47">
            <text:p>213.256</text:p>
          </table:table-cell>
          <table:table-cell office:value-type="percentage" office:value="6.4420227332408E-2" table:style-name="ce48">
            <text:p>6,4%</text:p>
          </table:table-cell>
          <table:table-cell office:value-type="float" office:value="27351" table:style-name="ce47">
            <text:p>27.351</text:p>
          </table:table-cell>
          <table:table-cell office:value-type="float" office:value="551265" table:style-name="ce47">
            <text:p>551.265</text:p>
          </table:table-cell>
          <table:table-cell office:value-type="percentage" office:value="4.9614976463225491E-2" table:style-name="ce48">
            <text:p>5,0%</text:p>
          </table:table-cell>
          <table:table-cell office:value-type="float" office:value="2490" table:style-name="ce47">
            <text:p>2.490</text:p>
          </table:table-cell>
          <table:table-cell office:value-type="float" office:value="118667" table:style-name="ce47">
            <text:p>118.667</text:p>
          </table:table-cell>
          <table:table-cell office:value-type="percentage" office:value="2.0983087126159757E-2" table:style-name="ce48">
            <text:p>2,1%</text:p>
          </table:table-cell>
          <table:table-cell office:value-type="float" office:value="95" table:style-name="ce47">
            <text:p>95</text:p>
          </table:table-cell>
          <table:table-cell office:value-type="float" office:value="34712" table:style-name="ce47">
            <text:p>34.712</text:p>
          </table:table-cell>
          <table:table-cell office:value-type="percentage" office:value="2.7368057156026736E-3" table:style-name="ce48">
            <text:p>0,3%</text:p>
          </table:table-cell>
          <table:table-cell office:value-type="float" office:value="90836" table:style-name="ce49">
            <text:p>90.836</text:p>
          </table:table-cell>
          <table:table-cell office:value-type="float" office:value="1237479" table:style-name="ce49">
            <text:p>1.237.479</text:p>
          </table:table-cell>
          <table:table-cell office:value-type="percentage" office:value="7.3404073927719179E-2" table:style-name="ce50">
            <text:p>7,3%</text:p>
          </table:table-cell>
          <table:table-cell table:number-columns-repeated="16359"/>
        </table:table-row>
        <table:table-row table:style-name="ro5">
          <table:table-cell office:value-type="string" table:style-name="ce46">
            <text:p>Navarra</text:p>
          </table:table-cell>
          <table:table-cell office:value-type="float" office:value="16947" table:style-name="ce47">
            <text:p>16.947</text:p>
          </table:table-cell>
          <table:table-cell office:value-type="float" office:value="41166" table:style-name="ce47">
            <text:p>41.166</text:p>
          </table:table-cell>
          <table:table-cell office:value-type="percentage" office:value="0.41167468299081766" table:style-name="ce48">
            <text:p>41,2%</text:p>
          </table:table-cell>
          <table:table-cell office:value-type="float" office:value="1734" table:style-name="ce47">
            <text:p>1.734</text:p>
          </table:table-cell>
          <table:table-cell office:value-type="float" office:value="55792" table:style-name="ce47">
            <text:p>55.792</text:p>
          </table:table-cell>
          <table:table-cell office:value-type="percentage" office:value="3.1079724691712073E-2" table:style-name="ce48">
            <text:p>3,1%</text:p>
          </table:table-cell>
          <table:table-cell office:value-type="float" office:value="3998" table:style-name="ce47">
            <text:p>3.998</text:p>
          </table:table-cell>
          <table:table-cell office:value-type="float" office:value="73844" table:style-name="ce47">
            <text:p>73.844</text:p>
          </table:table-cell>
          <table:table-cell office:value-type="percentage" office:value="5.4141162450571476E-2" table:style-name="ce48">
            <text:p>5,4%</text:p>
          </table:table-cell>
          <table:table-cell office:value-type="float" office:value="7459" table:style-name="ce47">
            <text:p>7.459</text:p>
          </table:table-cell>
          <table:table-cell office:value-type="float" office:value="96694" table:style-name="ce47">
            <text:p>96.694</text:p>
          </table:table-cell>
          <table:table-cell office:value-type="percentage" office:value="7.7140256892878567E-2" table:style-name="ce48">
            <text:p>7,7%</text:p>
          </table:table-cell>
          <table:table-cell office:value-type="float" office:value="12131" table:style-name="ce47">
            <text:p>12.131</text:p>
          </table:table-cell>
          <table:table-cell office:value-type="float" office:value="223028" table:style-name="ce47">
            <text:p>223.028</text:p>
          </table:table-cell>
          <table:table-cell office:value-type="percentage" office:value="5.4392273615868861E-2" table:style-name="ce48">
            <text:p>5,4%</text:p>
          </table:table-cell>
          <table:table-cell office:value-type="float" office:value="893" table:style-name="ce47">
            <text:p>893</text:p>
          </table:table-cell>
          <table:table-cell office:value-type="float" office:value="48505" table:style-name="ce47">
            <text:p>48.505</text:p>
          </table:table-cell>
          <table:table-cell office:value-type="percentage" office:value="1.8410473147098236E-2" table:style-name="ce48">
            <text:p>1,8%</text:p>
          </table:table-cell>
          <table:table-cell office:value-type="float" office:value="4" table:style-name="ce47">
            <text:p>4</text:p>
          </table:table-cell>
          <table:table-cell office:value-type="float" office:value="13906" table:style-name="ce47">
            <text:p>13.906</text:p>
          </table:table-cell>
          <table:table-cell office:value-type="percentage" office:value="2.8764562059542645E-4" table:style-name="ce48">
            <text:p>0,0%</text:p>
          </table:table-cell>
          <table:table-cell office:value-type="float" office:value="43166" table:style-name="ce49">
            <text:p>43.166</text:p>
          </table:table-cell>
          <table:table-cell office:value-type="float" office:value="552935" table:style-name="ce49">
            <text:p>552.935</text:p>
          </table:table-cell>
          <table:table-cell office:value-type="percentage" office:value="7.8067042238237766E-2" table:style-name="ce50">
            <text:p>7,8%</text:p>
          </table:table-cell>
          <table:table-cell table:number-columns-repeated="16359"/>
        </table:table-row>
        <table:table-row table:style-name="ro5">
          <table:table-cell office:value-type="string" table:style-name="ce46">
            <text:p>País Vasco</text:p>
          </table:table-cell>
          <table:table-cell office:value-type="float" office:value="45116" table:style-name="ce47">
            <text:p>45.116</text:p>
          </table:table-cell>
          <table:table-cell office:value-type="float" office:value="157950" table:style-name="ce47">
            <text:p>157.950</text:p>
          </table:table-cell>
          <table:table-cell office:value-type="percentage" office:value="0.28563469452358342" table:style-name="ce48">
            <text:p>28,6%</text:p>
          </table:table-cell>
          <table:table-cell office:value-type="float" office:value="3504" table:style-name="ce47">
            <text:p>3.504</text:p>
          </table:table-cell>
          <table:table-cell office:value-type="float" office:value="213081" table:style-name="ce47">
            <text:p>213.081</text:p>
          </table:table-cell>
          <table:table-cell office:value-type="percentage" office:value="1.6444450701845775E-2" table:style-name="ce48">
            <text:p>1,6%</text:p>
          </table:table-cell>
          <table:table-cell office:value-type="float" office:value="11933" table:style-name="ce47">
            <text:p>11.933</text:p>
          </table:table-cell>
          <table:table-cell office:value-type="float" office:value="280119" table:style-name="ce47">
            <text:p>280.119</text:p>
          </table:table-cell>
          <table:table-cell office:value-type="percentage" office:value="4.2599752248151677E-2" table:style-name="ce48">
            <text:p>4,3%</text:p>
          </table:table-cell>
          <table:table-cell office:value-type="float" office:value="20520" table:style-name="ce47">
            <text:p>20.520</text:p>
          </table:table-cell>
          <table:table-cell office:value-type="float" office:value="339977" table:style-name="ce47">
            <text:p>339.977</text:p>
          </table:table-cell>
          <table:table-cell office:value-type="percentage" office:value="6.0357024151633784E-2" table:style-name="ce48">
            <text:p>6,0%</text:p>
          </table:table-cell>
          <table:table-cell office:value-type="float" office:value="32200" table:style-name="ce47">
            <text:p>32.200</text:p>
          </table:table-cell>
          <table:table-cell office:value-type="float" office:value="724849" table:style-name="ce47">
            <text:p>724.849</text:p>
          </table:table-cell>
          <table:table-cell office:value-type="percentage" office:value="4.442304535151459E-2" table:style-name="ce48">
            <text:p>4,4%</text:p>
          </table:table-cell>
          <table:table-cell office:value-type="float" office:value="2853" table:style-name="ce47">
            <text:p>2.853</text:p>
          </table:table-cell>
          <table:table-cell office:value-type="float" office:value="140323" table:style-name="ce47">
            <text:p>140.323</text:p>
          </table:table-cell>
          <table:table-cell office:value-type="percentage" office:value="2.0331663376638186E-2" table:style-name="ce48">
            <text:p>2,0%</text:p>
          </table:table-cell>
          <table:table-cell office:value-type="float" office:value="4" table:style-name="ce47">
            <text:p>4</text:p>
          </table:table-cell>
          <table:table-cell office:value-type="float" office:value="41824" table:style-name="ce47">
            <text:p>41.824</text:p>
          </table:table-cell>
          <table:table-cell office:value-type="percentage" office:value="9.5638867635807189E-5" table:style-name="ce48">
            <text:p>0,0%</text:p>
          </table:table-cell>
          <table:table-cell office:value-type="float" office:value="116130" table:style-name="ce49">
            <text:p>116.130</text:p>
          </table:table-cell>
          <table:table-cell office:value-type="float" office:value="1898123" table:style-name="ce49">
            <text:p>1.898.123</text:p>
          </table:table-cell>
          <table:table-cell office:value-type="percentage" office:value="6.1181493507006655E-2" table:style-name="ce50">
            <text:p>6,1%</text:p>
          </table:table-cell>
          <table:table-cell table:number-columns-repeated="16359"/>
        </table:table-row>
        <table:table-row table:style-name="ro5">
          <table:table-cell office:value-type="string" table:style-name="ce46">
            <text:p>Ceuta</text:p>
          </table:table-cell>
          <table:table-cell office:value-type="float" office:value="1582" table:style-name="ce47">
            <text:p>1.582</text:p>
          </table:table-cell>
          <table:table-cell office:value-type="float" office:value="2605" table:style-name="ce47">
            <text:p>2.605</text:p>
          </table:table-cell>
          <table:table-cell office:value-type="percentage" office:value="0.6072936660268714" table:style-name="ce48">
            <text:p>60,7%</text:p>
          </table:table-cell>
          <table:table-cell office:value-type="float" office:value="373" table:style-name="ce47">
            <text:p>373</text:p>
          </table:table-cell>
          <table:table-cell office:value-type="float" office:value="4318" table:style-name="ce47">
            <text:p>4.318</text:p>
          </table:table-cell>
          <table:table-cell office:value-type="percentage" office:value="8.6382584529874948E-2" table:style-name="ce48">
            <text:p>8,6%</text:p>
          </table:table-cell>
          <table:table-cell office:value-type="float" office:value="312" table:style-name="ce47">
            <text:p>312</text:p>
          </table:table-cell>
          <table:table-cell office:value-type="float" office:value="7857" table:style-name="ce47">
            <text:p>7.857</text:p>
          </table:table-cell>
          <table:table-cell office:value-type="percentage" office:value="3.9709812905689194E-2" table:style-name="ce48">
            <text:p>4,0%</text:p>
          </table:table-cell>
          <table:table-cell office:value-type="float" office:value="511" table:style-name="ce47">
            <text:p>511</text:p>
          </table:table-cell>
          <table:table-cell office:value-type="float" office:value="11556" table:style-name="ce47">
            <text:p>11.556</text:p>
          </table:table-cell>
          <table:table-cell office:value-type="percentage" office:value="4.4219453097957773E-2" table:style-name="ce48">
            <text:p>4,4%</text:p>
          </table:table-cell>
          <table:table-cell office:value-type="float" office:value="813" table:style-name="ce47">
            <text:p>813</text:p>
          </table:table-cell>
          <table:table-cell office:value-type="float" office:value="30066" table:style-name="ce47">
            <text:p>30.066</text:p>
          </table:table-cell>
          <table:table-cell office:value-type="percentage" office:value="2.7040510876072642E-2" table:style-name="ce48">
            <text:p>2,7%</text:p>
          </table:table-cell>
          <table:table-cell office:value-type="float" office:value="44" table:style-name="ce47">
            <text:p>44</text:p>
          </table:table-cell>
          <table:table-cell office:value-type="float" office:value="7581" table:style-name="ce47">
            <text:p>7.581</text:p>
          </table:table-cell>
          <table:table-cell office:value-type="percentage" office:value="5.8039836433188231E-3" table:style-name="ce48">
            <text:p>0,6%</text:p>
          </table:table-cell>
          <table:table-cell office:value-type="float" office:value="0" table:style-name="ce47">
            <text:p>0</text:p>
          </table:table-cell>
          <table:table-cell office:value-type="float" office:value="2175" table:style-name="ce47">
            <text:p>2.175</text:p>
          </table:table-cell>
          <table:table-cell office:value-type="percentage" office:value="0" table:style-name="ce48">
            <text:p>0,0%</text:p>
          </table:table-cell>
          <table:table-cell office:value-type="float" office:value="3635" table:style-name="ce49">
            <text:p>3.635</text:p>
          </table:table-cell>
          <table:table-cell office:value-type="float" office:value="66158" table:style-name="ce49">
            <text:p>66.158</text:p>
          </table:table-cell>
          <table:table-cell office:value-type="percentage" office:value="5.4944224432419357E-2" table:style-name="ce50">
            <text:p>5,5%</text:p>
          </table:table-cell>
          <table:table-cell table:number-columns-repeated="16359"/>
        </table:table-row>
        <table:table-row table:style-name="ro5">
          <table:table-cell office:value-type="string" table:style-name="ce46">
            <text:p>Melilla</text:p>
          </table:table-cell>
          <table:table-cell office:value-type="float" office:value="861" table:style-name="ce47">
            <text:p>861</text:p>
          </table:table-cell>
          <table:table-cell office:value-type="float" office:value="2349" table:style-name="ce47">
            <text:p>2.349</text:p>
          </table:table-cell>
          <table:table-cell office:value-type="percentage" office:value="0.3665389527458493" table:style-name="ce48">
            <text:p>36,7%</text:p>
          </table:table-cell>
          <table:table-cell office:value-type="float" office:value="57" table:style-name="ce47">
            <text:p>57</text:p>
          </table:table-cell>
          <table:table-cell office:value-type="float" office:value="3748" table:style-name="ce47">
            <text:p>3.748</text:p>
          </table:table-cell>
          <table:table-cell office:value-type="percentage" office:value="1.5208110992529349E-2" table:style-name="ce48">
            <text:p>1,5%</text:p>
          </table:table-cell>
          <table:table-cell office:value-type="float" office:value="269" table:style-name="ce47">
            <text:p>269</text:p>
          </table:table-cell>
          <table:table-cell office:value-type="float" office:value="7827" table:style-name="ce47">
            <text:p>7.827</text:p>
          </table:table-cell>
          <table:table-cell office:value-type="percentage" office:value="3.4368212597419193E-2" table:style-name="ce48">
            <text:p>3,4%</text:p>
          </table:table-cell>
          <table:table-cell office:value-type="float" office:value="449" table:style-name="ce47">
            <text:p>449</text:p>
          </table:table-cell>
          <table:table-cell office:value-type="float" office:value="11299" table:style-name="ce47">
            <text:p>11.299</text:p>
          </table:table-cell>
          <table:table-cell office:value-type="percentage" office:value="3.9738029914151693E-2" table:style-name="ce48">
            <text:p>4,0%</text:p>
          </table:table-cell>
          <table:table-cell office:value-type="float" office:value="794" table:style-name="ce47">
            <text:p>794</text:p>
          </table:table-cell>
          <table:table-cell office:value-type="float" office:value="30095" table:style-name="ce47">
            <text:p>30.095</text:p>
          </table:table-cell>
          <table:table-cell office:value-type="percentage" office:value="2.6383120119621198E-2" table:style-name="ce48">
            <text:p>2,6%</text:p>
          </table:table-cell>
          <table:table-cell office:value-type="float" office:value="55" table:style-name="ce47">
            <text:p>55</text:p>
          </table:table-cell>
          <table:table-cell office:value-type="float" office:value="8536" table:style-name="ce47">
            <text:p>8.536</text:p>
          </table:table-cell>
          <table:table-cell office:value-type="percentage" office:value="6.4432989690721646E-3" table:style-name="ce48">
            <text:p>0,6%</text:p>
          </table:table-cell>
          <table:table-cell office:value-type="float" office:value="6" table:style-name="ce47">
            <text:p>6</text:p>
          </table:table-cell>
          <table:table-cell office:value-type="float" office:value="2324" table:style-name="ce47">
            <text:p>2.324</text:p>
          </table:table-cell>
          <table:table-cell office:value-type="percentage" office:value="2.5817555938037868E-3" table:style-name="ce48">
            <text:p>0,3%</text:p>
          </table:table-cell>
          <table:table-cell office:value-type="float" office:value="2491" table:style-name="ce49">
            <text:p>2.491</text:p>
          </table:table-cell>
          <table:table-cell office:value-type="float" office:value="66178" table:style-name="ce49">
            <text:p>66.178</text:p>
          </table:table-cell>
          <table:table-cell office:value-type="percentage" office:value="3.7640907854574031E-2" table:style-name="ce50">
            <text:p>3,8%</text:p>
          </table:table-cell>
          <table:table-cell table:number-columns-repeated="16359"/>
        </table:table-row>
        <table:table-row table:style-name="ro5">
          <table:table-cell office:value-type="string" table:style-name="ce51">
            <text:p>Fuerzas Armadas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4" table:style-name="ce52">
            <text:p>4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431" table:style-name="ce52">
            <text:p>431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1026" table:style-name="ce52">
            <text:p>1.026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3432" table:style-name="ce52">
            <text:p>3.432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134" table:style-name="ce52">
            <text:p>134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5027" table:style-name="ce54">
            <text:p>5.027</text:p>
          </table:table-cell>
          <table:table-cell office:value-type="string" table:style-name="ce54">
            <text:p>-</text:p>
          </table:table-cell>
          <table:table-cell office:value-type="string" table:style-name="ce55">
            <text:p>-</text:p>
          </table:table-cell>
          <table:table-cell table:number-columns-repeated="16359" table:style-name="ce56"/>
        </table:table-row>
        <table:table-row table:style-name="ro5">
          <table:table-cell office:value-type="string" table:style-name="ce57">
            <text:p>Total España</text:p>
          </table:table-cell>
          <table:table-cell office:value-type="float" office:value="1294524" table:style-name="ce58">
            <text:p>1.294.524</text:p>
          </table:table-cell>
          <table:table-cell office:value-type="float" office:value="2834024" table:style-name="ce58">
            <text:p>2.834.024</text:p>
          </table:table-cell>
          <table:table-cell office:value-type="percentage" office:value="0.45677947681459297" table:style-name="ce59">
            <text:p>45,7%</text:p>
          </table:table-cell>
          <table:table-cell office:value-type="float" office:value="112217" table:style-name="ce58">
            <text:p>112.217</text:p>
          </table:table-cell>
          <table:table-cell office:value-type="float" office:value="3960045" table:style-name="ce58">
            <text:p>3.960.045</text:p>
          </table:table-cell>
          <table:table-cell office:value-type="percentage" office:value="2.8337304247805267E-2" table:style-name="ce59">
            <text:p>2,8%</text:p>
          </table:table-cell>
          <table:table-cell office:value-type="float" office:value="262529" table:style-name="ce58">
            <text:p>262.529</text:p>
          </table:table-cell>
          <table:table-cell office:value-type="float" office:value="5336986" table:style-name="ce58">
            <text:p>5.336.986</text:p>
          </table:table-cell>
          <table:table-cell office:value-type="percentage" office:value="4.9190498157574335E-2" table:style-name="ce59">
            <text:p>4,9%</text:p>
          </table:table-cell>
          <table:table-cell office:value-type="float" office:value="412325" table:style-name="ce58">
            <text:p>412.325</text:p>
          </table:table-cell>
          <table:table-cell office:value-type="float" office:value="7033306" table:style-name="ce58">
            <text:p>7.033.306</text:p>
          </table:table-cell>
          <table:table-cell office:value-type="percentage" office:value="5.8624635413275068E-2" table:style-name="ce59">
            <text:p>5,9%</text:p>
          </table:table-cell>
          <table:table-cell office:value-type="float" office:value="751289" table:style-name="ce58">
            <text:p>751.289</text:p>
          </table:table-cell>
          <table:table-cell office:value-type="float" office:value="16706113" table:style-name="ce58">
            <text:p>16.706.113</text:p>
          </table:table-cell>
          <table:table-cell office:value-type="percentage" office:value="4.4970903764388517E-2" table:style-name="ce59">
            <text:p>4,5%</text:p>
          </table:table-cell>
          <table:table-cell office:value-type="float" office:value="68595" table:style-name="ce58">
            <text:p>68.595</text:p>
          </table:table-cell>
          <table:table-cell office:value-type="float" office:value="3310299" table:style-name="ce58">
            <text:p>3.310.299</text:p>
          </table:table-cell>
          <table:table-cell office:value-type="percentage" office:value="2.0721693115939074E-2" table:style-name="ce59">
            <text:p>2,1%</text:p>
          </table:table-cell>
          <table:table-cell office:value-type="float" office:value="812" table:style-name="ce58">
            <text:p>812</text:p>
          </table:table-cell>
          <table:table-cell office:value-type="float" office:value="949049" table:style-name="ce58">
            <text:p>949.049</text:p>
          </table:table-cell>
          <table:table-cell office:value-type="percentage" office:value="8.555933360658933E-4" table:style-name="ce59">
            <text:p>0,1%</text:p>
          </table:table-cell>
          <table:table-cell office:value-type="float" office:value="2902291" table:style-name="ce58">
            <text:p>2.902.291</text:p>
          </table:table-cell>
          <table:table-cell office:value-type="float" office:value="40129822" table:style-name="ce58">
            <text:p>40.129.822</text:p>
          </table:table-cell>
          <table:table-cell office:value-type="percentage" office:value="7.2322548552545288E-2" table:style-name="ce59">
            <text:p>7,2%</text:p>
          </table:table-cell>
          <table:table-cell table:number-columns-repeated="16359"/>
        </table:table-row>
        <table:table-row table:number-rows-repeated="1048554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Escapa Castro. Lucía</dc:creator>
    <meta:creation-date>2021-03-03T14:57:11Z</meta:creation-date>
    <dc:date>2021-04-06T15:36:13Z</dc:date>
  </office:meta>
</office:document-meta>
</file>